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ps_results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16" calcext:value-type="float">
            <text:p>540.216</text:p>
          </table:table-cell>
          <table:table-cell office:value-type="float" office:value="-0.207147" calcext:value-type="float">
            <text:p>-0.207147</text:p>
          </table:table-cell>
          <table:table-cell office:value-type="float" office:value="0.108857" calcext:value-type="float">
            <text:p>0.108857</text:p>
          </table:table-cell>
          <table:table-cell office:value-type="float" office:value="4.3142" calcext:value-type="float">
            <text:p>4.314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38" calcext:value-type="float">
            <text:p>540.238</text:p>
          </table:table-cell>
          <table:table-cell office:value-type="float" office:value="-0.234373" calcext:value-type="float">
            <text:p>-0.234373</text:p>
          </table:table-cell>
          <table:table-cell office:value-type="float" office:value="0.123165" calcext:value-type="float">
            <text:p>0.123165</text:p>
          </table:table-cell>
          <table:table-cell office:value-type="float" office:value="4.2853" calcext:value-type="float">
            <text:p>4.285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46" calcext:value-type="float">
            <text:p>540.246</text:p>
          </table:table-cell>
          <table:table-cell office:value-type="float" office:value="-0.259856" calcext:value-type="float">
            <text:p>-0.259856</text:p>
          </table:table-cell>
          <table:table-cell office:value-type="float" office:value="0.136557" calcext:value-type="float">
            <text:p>0.136557</text:p>
          </table:table-cell>
          <table:table-cell office:value-type="float" office:value="4.2685" calcext:value-type="float">
            <text:p>4.268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44" calcext:value-type="float">
            <text:p>540.244</text:p>
          </table:table-cell>
          <table:table-cell office:value-type="float" office:value="-0.283819" calcext:value-type="float">
            <text:p>-0.283819</text:p>
          </table:table-cell>
          <table:table-cell office:value-type="float" office:value="0.149149" calcext:value-type="float">
            <text:p>0.149149</text:p>
          </table:table-cell>
          <table:table-cell office:value-type="float" office:value="4.26201" calcext:value-type="float">
            <text:p>4.2620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36" calcext:value-type="float">
            <text:p>540.236</text:p>
          </table:table-cell>
          <table:table-cell office:value-type="float" office:value="-0.307096" calcext:value-type="float">
            <text:p>-0.307096</text:p>
          </table:table-cell>
          <table:table-cell office:value-type="float" office:value="0.161382" calcext:value-type="float">
            <text:p>0.161382</text:p>
          </table:table-cell>
          <table:table-cell office:value-type="float" office:value="4.262" calcext:value-type="float">
            <text:p>4.26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22" calcext:value-type="float">
            <text:p>540.222</text:p>
          </table:table-cell>
          <table:table-cell office:value-type="float" office:value="-0.331348" calcext:value-type="float">
            <text:p>-0.331348</text:p>
          </table:table-cell>
          <table:table-cell office:value-type="float" office:value="0.174126" calcext:value-type="float">
            <text:p>0.174126</text:p>
          </table:table-cell>
          <table:table-cell office:value-type="float" office:value="4.26738" calcext:value-type="float">
            <text:p>4.2673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203" calcext:value-type="float">
            <text:p>540.203</text:p>
          </table:table-cell>
          <table:table-cell office:value-type="float" office:value="-0.356045" calcext:value-type="float">
            <text:p>-0.356045</text:p>
          </table:table-cell>
          <table:table-cell office:value-type="float" office:value="0.187105" calcext:value-type="float">
            <text:p>0.187105</text:p>
          </table:table-cell>
          <table:table-cell office:value-type="float" office:value="4.27801" calcext:value-type="float">
            <text:p>4.2780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81" calcext:value-type="float">
            <text:p>540.181</text:p>
          </table:table-cell>
          <table:table-cell office:value-type="float" office:value="-0.379678" calcext:value-type="float">
            <text:p>-0.379678</text:p>
          </table:table-cell>
          <table:table-cell office:value-type="float" office:value="0.199524" calcext:value-type="float">
            <text:p>0.199524</text:p>
          </table:table-cell>
          <table:table-cell office:value-type="float" office:value="4.29284" calcext:value-type="float">
            <text:p>4.2928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57" calcext:value-type="float">
            <text:p>540.157</text:p>
          </table:table-cell>
          <table:table-cell office:value-type="float" office:value="-0.397319" calcext:value-type="float">
            <text:p>-0.397319</text:p>
          </table:table-cell>
          <table:table-cell office:value-type="float" office:value="0.208795" calcext:value-type="float">
            <text:p>0.208795</text:p>
          </table:table-cell>
          <table:table-cell office:value-type="float" office:value="4.30784" calcext:value-type="float">
            <text:p>4.3078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3" calcext:value-type="float">
            <text:p>540.13</text:p>
          </table:table-cell>
          <table:table-cell office:value-type="float" office:value="-0.410158" calcext:value-type="float">
            <text:p>-0.410158</text:p>
          </table:table-cell>
          <table:table-cell office:value-type="float" office:value="0.215542" calcext:value-type="float">
            <text:p>0.215542</text:p>
          </table:table-cell>
          <table:table-cell office:value-type="float" office:value="4.32761" calcext:value-type="float">
            <text:p>4.3276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101" calcext:value-type="float">
            <text:p>540.101</text:p>
          </table:table-cell>
          <table:table-cell office:value-type="float" office:value="-0.418083" calcext:value-type="float">
            <text:p>-0.418083</text:p>
          </table:table-cell>
          <table:table-cell office:value-type="float" office:value="0.219706" calcext:value-type="float">
            <text:p>0.219706</text:p>
          </table:table-cell>
          <table:table-cell office:value-type="float" office:value="4.34847" calcext:value-type="float">
            <text:p>4.3484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69" calcext:value-type="float">
            <text:p>540.069</text:p>
          </table:table-cell>
          <table:table-cell office:value-type="float" office:value="-0.421285" calcext:value-type="float">
            <text:p>-0.421285</text:p>
          </table:table-cell>
          <table:table-cell office:value-type="float" office:value="0.221389" calcext:value-type="float">
            <text:p>0.221389</text:p>
          </table:table-cell>
          <table:table-cell office:value-type="float" office:value="4.37165" calcext:value-type="float">
            <text:p>4.3716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35" calcext:value-type="float">
            <text:p>540.035</text:p>
          </table:table-cell>
          <table:table-cell office:value-type="float" office:value="-0.417068" calcext:value-type="float">
            <text:p>-0.417068</text:p>
          </table:table-cell>
          <table:table-cell office:value-type="float" office:value="0.219173" calcext:value-type="float">
            <text:p>0.219173</text:p>
          </table:table-cell>
          <table:table-cell office:value-type="float" office:value="4.39711" calcext:value-type="float">
            <text:p>4.3971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40.001" calcext:value-type="float">
            <text:p>540.001</text:p>
          </table:table-cell>
          <table:table-cell office:value-type="float" office:value="-0.407502" calcext:value-type="float">
            <text:p>-0.407502</text:p>
          </table:table-cell>
          <table:table-cell office:value-type="float" office:value="0.214146" calcext:value-type="float">
            <text:p>0.214146</text:p>
          </table:table-cell>
          <table:table-cell office:value-type="float" office:value="4.4232" calcext:value-type="float">
            <text:p>4.423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97" calcext:value-type="float">
            <text:p>539.97</text:p>
          </table:table-cell>
          <table:table-cell office:value-type="float" office:value="-0.39374" calcext:value-type="float">
            <text:p>-0.39374</text:p>
          </table:table-cell>
          <table:table-cell office:value-type="float" office:value="0.206914" calcext:value-type="float">
            <text:p>0.206914</text:p>
          </table:table-cell>
          <table:table-cell office:value-type="float" office:value="4.44734" calcext:value-type="float">
            <text:p>4.4473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938" calcext:value-type="float">
            <text:p>539.938</text:p>
          </table:table-cell>
          <table:table-cell office:value-type="float" office:value="-0.372354" calcext:value-type="float">
            <text:p>-0.372354</text:p>
          </table:table-cell>
          <table:table-cell office:value-type="float" office:value="0.195676" calcext:value-type="float">
            <text:p>0.195676</text:p>
          </table:table-cell>
          <table:table-cell office:value-type="float" office:value="4.47361" calcext:value-type="float">
            <text:p>4.4736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905" calcext:value-type="float">
            <text:p>539.905</text:p>
          </table:table-cell>
          <table:table-cell office:value-type="float" office:value="-0.350215" calcext:value-type="float">
            <text:p>-0.350215</text:p>
          </table:table-cell>
          <table:table-cell office:value-type="float" office:value="0.184041" calcext:value-type="float">
            <text:p>0.184041</text:p>
          </table:table-cell>
          <table:table-cell office:value-type="float" office:value="4.50006" calcext:value-type="float">
            <text:p>4.5000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871" calcext:value-type="float">
            <text:p>539.871</text:p>
          </table:table-cell>
          <table:table-cell office:value-type="float" office:value="-0.322988" calcext:value-type="float">
            <text:p>-0.322988</text:p>
          </table:table-cell>
          <table:table-cell office:value-type="float" office:value="0.169733" calcext:value-type="float">
            <text:p>0.169733</text:p>
          </table:table-cell>
          <table:table-cell office:value-type="float" office:value="4.52745" calcext:value-type="float">
            <text:p>4.5274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838" calcext:value-type="float">
            <text:p>539.838</text:p>
          </table:table-cell>
          <table:table-cell office:value-type="float" office:value="-0.295589" calcext:value-type="float">
            <text:p>-0.295589</text:p>
          </table:table-cell>
          <table:table-cell office:value-type="float" office:value="0.155335" calcext:value-type="float">
            <text:p>0.155335</text:p>
          </table:table-cell>
          <table:table-cell office:value-type="float" office:value="4.55395" calcext:value-type="float">
            <text:p>4.5539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805" calcext:value-type="float">
            <text:p>539.805</text:p>
          </table:table-cell>
          <table:table-cell office:value-type="float" office:value="-0.266298" calcext:value-type="float">
            <text:p>-0.266298</text:p>
          </table:table-cell>
          <table:table-cell office:value-type="float" office:value="0.139942" calcext:value-type="float">
            <text:p>0.139942</text:p>
          </table:table-cell>
          <table:table-cell office:value-type="float" office:value="4.58023" calcext:value-type="float">
            <text:p>4.5802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71" calcext:value-type="float">
            <text:p>539.771</text:p>
          </table:table-cell>
          <table:table-cell office:value-type="float" office:value="-0.234817" calcext:value-type="float">
            <text:p>-0.234817</text:p>
          </table:table-cell>
          <table:table-cell office:value-type="float" office:value="0.123399" calcext:value-type="float">
            <text:p>0.123399</text:p>
          </table:table-cell>
          <table:table-cell office:value-type="float" office:value="4.60798" calcext:value-type="float">
            <text:p>4.6079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36" calcext:value-type="float">
            <text:p>539.736</text:p>
          </table:table-cell>
          <table:table-cell office:value-type="float" office:value="-0.204611" calcext:value-type="float">
            <text:p>-0.204611</text:p>
          </table:table-cell>
          <table:table-cell office:value-type="float" office:value="0.107525" calcext:value-type="float">
            <text:p>0.107525</text:p>
          </table:table-cell>
          <table:table-cell office:value-type="float" office:value="4.63594" calcext:value-type="float">
            <text:p>4.6359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7" calcext:value-type="float">
            <text:p>539.7</text:p>
          </table:table-cell>
          <table:table-cell office:value-type="float" office:value="-0.174933" calcext:value-type="float">
            <text:p>-0.174933</text:p>
          </table:table-cell>
          <table:table-cell office:value-type="float" office:value="0.0919287" calcext:value-type="float">
            <text:p>0.0919287</text:p>
          </table:table-cell>
          <table:table-cell office:value-type="float" office:value="4.66535" calcext:value-type="float">
            <text:p>4.6653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666" calcext:value-type="float">
            <text:p>539.666</text:p>
          </table:table-cell>
          <table:table-cell office:value-type="float" office:value="-0.143004" calcext:value-type="float">
            <text:p>-0.143004</text:p>
          </table:table-cell>
          <table:table-cell office:value-type="float" office:value="0.0751497" calcext:value-type="float">
            <text:p>0.0751497</text:p>
          </table:table-cell>
          <table:table-cell office:value-type="float" office:value="4.69458" calcext:value-type="float">
            <text:p>4.6945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8" calcext:value-type="float">
            <text:p>8.54568</text:p>
          </table:table-cell>
          <table:table-cell office:value-type="float" office:value="539.629" calcext:value-type="float">
            <text:p>539.629</text:p>
          </table:table-cell>
          <table:table-cell office:value-type="float" office:value="-0.114519" calcext:value-type="float">
            <text:p>-0.114519</text:p>
          </table:table-cell>
          <table:table-cell office:value-type="float" office:value="0.0601806" calcext:value-type="float">
            <text:p>0.0601806</text:p>
          </table:table-cell>
          <table:table-cell office:value-type="float" office:value="4.72343" calcext:value-type="float">
            <text:p>4.7234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591" calcext:value-type="float">
            <text:p>539.591</text:p>
          </table:table-cell>
          <table:table-cell office:value-type="float" office:value="-0.0836032" calcext:value-type="float">
            <text:p>-0.0836032</text:p>
          </table:table-cell>
          <table:table-cell office:value-type="float" office:value="-0.00347425" calcext:value-type="float">
            <text:p>-0.00347425</text:p>
          </table:table-cell>
          <table:table-cell office:value-type="float" office:value="4.75524" calcext:value-type="float">
            <text:p>4.7552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554" calcext:value-type="float">
            <text:p>539.554</text:p>
          </table:table-cell>
          <table:table-cell office:value-type="float" office:value="-0.0557924" calcext:value-type="float">
            <text:p>-0.0557924</text:p>
          </table:table-cell>
          <table:table-cell office:value-type="float" office:value="-0.00231854" calcext:value-type="float">
            <text:p>-0.00231854</text:p>
          </table:table-cell>
          <table:table-cell office:value-type="float" office:value="4.78575" calcext:value-type="float">
            <text:p>4.78575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525" calcext:value-type="float">
            <text:p>539.525</text:p>
          </table:table-cell>
          <table:table-cell office:value-type="float" office:value="-0.0310564" calcext:value-type="float">
            <text:p>-0.0310564</text:p>
          </table:table-cell>
          <table:table-cell office:value-type="float" office:value="-0.0012906" calcext:value-type="float">
            <text:p>-0.0012906</text:p>
          </table:table-cell>
          <table:table-cell office:value-type="float" office:value="4.80802" calcext:value-type="float">
            <text:p>4.8080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501" calcext:value-type="float">
            <text:p>539.501</text:p>
          </table:table-cell>
          <table:table-cell office:value-type="float" office:value="-0.00905378" calcext:value-type="float">
            <text:p>-0.00905378</text:p>
          </table:table-cell>
          <table:table-cell office:value-type="float" office:value="-0.000376243" calcext:value-type="float">
            <text:p>-0.000376243</text:p>
          </table:table-cell>
          <table:table-cell office:value-type="float" office:value="4.82508" calcext:value-type="float">
            <text:p>4.8250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79" calcext:value-type="float">
            <text:p>539.479</text:p>
          </table:table-cell>
          <table:table-cell office:value-type="float" office:value="0.00950594" calcext:value-type="float">
            <text:p>0.00950594</text:p>
          </table:table-cell>
          <table:table-cell office:value-type="float" office:value="0.000395034" calcext:value-type="float">
            <text:p>0.000395034</text:p>
          </table:table-cell>
          <table:table-cell office:value-type="float" office:value="4.83857" calcext:value-type="float">
            <text:p>4.8385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57" calcext:value-type="float">
            <text:p>539.457</text:p>
          </table:table-cell>
          <table:table-cell office:value-type="float" office:value="0.0280894" calcext:value-type="float">
            <text:p>0.0280894</text:p>
          </table:table-cell>
          <table:table-cell office:value-type="float" office:value="0.0011673" calcext:value-type="float">
            <text:p>0.0011673</text:p>
          </table:table-cell>
          <table:table-cell office:value-type="float" office:value="4.85233" calcext:value-type="float">
            <text:p>4.8523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35" calcext:value-type="float">
            <text:p>539.435</text:p>
          </table:table-cell>
          <table:table-cell office:value-type="float" office:value="0.0403728" calcext:value-type="float">
            <text:p>0.0403728</text:p>
          </table:table-cell>
          <table:table-cell office:value-type="float" office:value="0.00167775" calcext:value-type="float">
            <text:p>0.00167775</text:p>
          </table:table-cell>
          <table:table-cell office:value-type="float" office:value="4.86567" calcext:value-type="float">
            <text:p>4.86567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416" calcext:value-type="float">
            <text:p>539.416</text:p>
          </table:table-cell>
          <table:table-cell office:value-type="float" office:value="0.0497513" calcext:value-type="float">
            <text:p>0.0497513</text:p>
          </table:table-cell>
          <table:table-cell office:value-type="float" office:value="0.00206749" calcext:value-type="float">
            <text:p>0.00206749</text:p>
          </table:table-cell>
          <table:table-cell office:value-type="float" office:value="4.87709" calcext:value-type="float">
            <text:p>4.8770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98" calcext:value-type="float">
            <text:p>539.398</text:p>
          </table:table-cell>
          <table:table-cell office:value-type="float" office:value="0.0595429" calcext:value-type="float">
            <text:p>0.0595429</text:p>
          </table:table-cell>
          <table:table-cell office:value-type="float" office:value="0.00247439" calcext:value-type="float">
            <text:p>0.00247439</text:p>
          </table:table-cell>
          <table:table-cell office:value-type="float" office:value="4.88639" calcext:value-type="float">
            <text:p>4.8863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83" calcext:value-type="float">
            <text:p>539.383</text:p>
          </table:table-cell>
          <table:table-cell office:value-type="float" office:value="0.0675358" calcext:value-type="float">
            <text:p>0.0675358</text:p>
          </table:table-cell>
          <table:table-cell office:value-type="float" office:value="0.00280655" calcext:value-type="float">
            <text:p>0.00280655</text:p>
          </table:table-cell>
          <table:table-cell office:value-type="float" office:value="4.89391" calcext:value-type="float">
            <text:p>4.8939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69" calcext:value-type="float">
            <text:p>539.369</text:p>
          </table:table-cell>
          <table:table-cell office:value-type="float" office:value="0.0736448" calcext:value-type="float">
            <text:p>0.0736448</text:p>
          </table:table-cell>
          <table:table-cell office:value-type="float" office:value="0.00306042" calcext:value-type="float">
            <text:p>0.00306042</text:p>
          </table:table-cell>
          <table:table-cell office:value-type="float" office:value="4.8993" calcext:value-type="float">
            <text:p>4.8993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54" calcext:value-type="float">
            <text:p>539.354</text:p>
          </table:table-cell>
          <table:table-cell office:value-type="float" office:value="0.0779456" calcext:value-type="float">
            <text:p>0.0779456</text:p>
          </table:table-cell>
          <table:table-cell office:value-type="float" office:value="0.00323915" calcext:value-type="float">
            <text:p>0.00323915</text:p>
          </table:table-cell>
          <table:table-cell office:value-type="float" office:value="4.90516" calcext:value-type="float">
            <text:p>4.9051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41" calcext:value-type="float">
            <text:p>539.341</text:p>
          </table:table-cell>
          <table:table-cell office:value-type="float" office:value="0.0802475" calcext:value-type="float">
            <text:p>0.0802475</text:p>
          </table:table-cell>
          <table:table-cell office:value-type="float" office:value="0.0033348" calcext:value-type="float">
            <text:p>0.0033348</text:p>
          </table:table-cell>
          <table:table-cell office:value-type="float" office:value="4.90964" calcext:value-type="float">
            <text:p>4.90964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3" calcext:value-type="float">
            <text:p>539.33</text:p>
          </table:table-cell>
          <table:table-cell office:value-type="float" office:value="0.0809935" calcext:value-type="float">
            <text:p>0.0809935</text:p>
          </table:table-cell>
          <table:table-cell office:value-type="float" office:value="0.0033658" calcext:value-type="float">
            <text:p>0.0033658</text:p>
          </table:table-cell>
          <table:table-cell office:value-type="float" office:value="4.91239" calcext:value-type="float">
            <text:p>4.9123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16" calcext:value-type="float">
            <text:p>539.316</text:p>
          </table:table-cell>
          <table:table-cell office:value-type="float" office:value="0.0811607" calcext:value-type="float">
            <text:p>0.0811607</text:p>
          </table:table-cell>
          <table:table-cell office:value-type="float" office:value="0.00337275" calcext:value-type="float">
            <text:p>0.00337275</text:p>
          </table:table-cell>
          <table:table-cell office:value-type="float" office:value="4.91738" calcext:value-type="float">
            <text:p>4.91738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301" calcext:value-type="float">
            <text:p>539.301</text:p>
          </table:table-cell>
          <table:table-cell office:value-type="float" office:value="0.0802141" calcext:value-type="float">
            <text:p>0.0802141</text:p>
          </table:table-cell>
          <table:table-cell office:value-type="float" office:value="0.00333342" calcext:value-type="float">
            <text:p>0.00333342</text:p>
          </table:table-cell>
          <table:table-cell office:value-type="float" office:value="4.92416" calcext:value-type="float">
            <text:p>4.92416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85" calcext:value-type="float">
            <text:p>539.285</text:p>
          </table:table-cell>
          <table:table-cell office:value-type="float" office:value="0.0781891" calcext:value-type="float">
            <text:p>0.0781891</text:p>
          </table:table-cell>
          <table:table-cell office:value-type="float" office:value="0.00324926" calcext:value-type="float">
            <text:p>0.00324926</text:p>
          </table:table-cell>
          <table:table-cell office:value-type="float" office:value="4.93139" calcext:value-type="float">
            <text:p>4.9313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67" calcext:value-type="float">
            <text:p>539.267</text:p>
          </table:table-cell>
          <table:table-cell office:value-type="float" office:value="0.0746736" calcext:value-type="float">
            <text:p>0.0746736</text:p>
          </table:table-cell>
          <table:table-cell office:value-type="float" office:value="0.00310317" calcext:value-type="float">
            <text:p>0.00310317</text:p>
          </table:table-cell>
          <table:table-cell office:value-type="float" office:value="4.94112" calcext:value-type="float">
            <text:p>4.9411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49" calcext:value-type="float">
            <text:p>539.249</text:p>
          </table:table-cell>
          <table:table-cell office:value-type="float" office:value="0.0696031" calcext:value-type="float">
            <text:p>0.0696031</text:p>
          </table:table-cell>
          <table:table-cell office:value-type="float" office:value="0.00289246" calcext:value-type="float">
            <text:p>0.00289246</text:p>
          </table:table-cell>
          <table:table-cell office:value-type="float" office:value="4.95071" calcext:value-type="float">
            <text:p>4.95071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34" calcext:value-type="float">
            <text:p>539.234</text:p>
          </table:table-cell>
          <table:table-cell office:value-type="float" office:value="0.0635835" calcext:value-type="float">
            <text:p>0.0635835</text:p>
          </table:table-cell>
          <table:table-cell office:value-type="float" office:value="0.0026423" calcext:value-type="float">
            <text:p>0.0026423</text:p>
          </table:table-cell>
          <table:table-cell office:value-type="float" office:value="4.95792" calcext:value-type="float">
            <text:p>4.95792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18" calcext:value-type="float">
            <text:p>539.218</text:p>
          </table:table-cell>
          <table:table-cell office:value-type="float" office:value="0.0582422" calcext:value-type="float">
            <text:p>0.0582422</text:p>
          </table:table-cell>
          <table:table-cell office:value-type="float" office:value="0.00242034" calcext:value-type="float">
            <text:p>0.00242034</text:p>
          </table:table-cell>
          <table:table-cell office:value-type="float" office:value="4.9649" calcext:value-type="float">
            <text:p>4.9649</text:p>
          </table:table-cell>
        </table:table-row>
        <table:table-row table:style-name="ro1">
          <table:table-cell office:value-type="float" office:value="47.3977" calcext:value-type="float">
            <text:p>47.397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204" calcext:value-type="float">
            <text:p>539.204</text:p>
          </table:table-cell>
          <table:table-cell office:value-type="float" office:value="0.0516092" calcext:value-type="float">
            <text:p>0.0516092</text:p>
          </table:table-cell>
          <table:table-cell office:value-type="float" office:value="0.00214469" calcext:value-type="float">
            <text:p>0.00214469</text:p>
          </table:table-cell>
          <table:table-cell office:value-type="float" office:value="4.97072" calcext:value-type="float">
            <text:p>4.970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92" calcext:value-type="float">
            <text:p>539.192</text:p>
          </table:table-cell>
          <table:table-cell office:value-type="float" office:value="0.0459203" calcext:value-type="float">
            <text:p>0.0459203</text:p>
          </table:table-cell>
          <table:table-cell office:value-type="float" office:value="0.00190829" calcext:value-type="float">
            <text:p>0.00190829</text:p>
          </table:table-cell>
          <table:table-cell office:value-type="float" office:value="4.97432" calcext:value-type="float">
            <text:p>4.974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82" calcext:value-type="float">
            <text:p>539.182</text:p>
          </table:table-cell>
          <table:table-cell office:value-type="float" office:value="0.0408931" calcext:value-type="float">
            <text:p>0.0408931</text:p>
          </table:table-cell>
          <table:table-cell office:value-type="float" office:value="0.00169937" calcext:value-type="float">
            <text:p>0.00169937</text:p>
          </table:table-cell>
          <table:table-cell office:value-type="float" office:value="4.97644" calcext:value-type="float">
            <text:p>4.976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68" calcext:value-type="float">
            <text:p>539.168</text:p>
          </table:table-cell>
          <table:table-cell office:value-type="float" office:value="0.036049" calcext:value-type="float">
            <text:p>0.036049</text:p>
          </table:table-cell>
          <table:table-cell office:value-type="float" office:value="0.00149807" calcext:value-type="float">
            <text:p>0.00149807</text:p>
          </table:table-cell>
          <table:table-cell office:value-type="float" office:value="4.98248" calcext:value-type="float">
            <text:p>4.9824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51" calcext:value-type="float">
            <text:p>539.151</text:p>
          </table:table-cell>
          <table:table-cell office:value-type="float" office:value="0.0305226" calcext:value-type="float">
            <text:p>0.0305226</text:p>
          </table:table-cell>
          <table:table-cell office:value-type="float" office:value="0.00115677" calcext:value-type="float">
            <text:p>0.00115677</text:p>
          </table:table-cell>
          <table:table-cell office:value-type="float" office:value="4.99141" calcext:value-type="float">
            <text:p>4.9914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35" calcext:value-type="float">
            <text:p>539.135</text:p>
          </table:table-cell>
          <table:table-cell office:value-type="float" office:value="0.0240359" calcext:value-type="float">
            <text:p>0.0240359</text:p>
          </table:table-cell>
          <table:table-cell office:value-type="float" office:value="0.000910933" calcext:value-type="float">
            <text:p>0.000910933</text:p>
          </table:table-cell>
          <table:table-cell office:value-type="float" office:value="5.0001" calcext:value-type="float">
            <text:p>5.00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21" calcext:value-type="float">
            <text:p>539.121</text:p>
          </table:table-cell>
          <table:table-cell office:value-type="float" office:value="0.0163087" calcext:value-type="float">
            <text:p>0.0163087</text:p>
          </table:table-cell>
          <table:table-cell office:value-type="float" office:value="0.000618081" calcext:value-type="float">
            <text:p>0.000618081</text:p>
          </table:table-cell>
          <table:table-cell office:value-type="float" office:value="5.00588" calcext:value-type="float">
            <text:p>5.005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11" calcext:value-type="float">
            <text:p>539.111</text:p>
          </table:table-cell>
          <table:table-cell office:value-type="float" office:value="0.00818122" calcext:value-type="float">
            <text:p>0.00818122</text:p>
          </table:table-cell>
          <table:table-cell office:value-type="float" office:value="0.000310059" calcext:value-type="float">
            <text:p>0.000310059</text:p>
          </table:table-cell>
          <table:table-cell office:value-type="float" office:value="5.00819" calcext:value-type="float">
            <text:p>5.0081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103" calcext:value-type="float">
            <text:p>539.103</text:p>
          </table:table-cell>
          <table:table-cell office:value-type="float" office:value="-0.00122322" calcext:value-type="float">
            <text:p>-0.00122322</text:p>
          </table:table-cell>
          <table:table-cell office:value-type="float" office:value="-0.0000463588" calcext:value-type="float">
            <text:p>-4.63588E-05</text:p>
          </table:table-cell>
          <table:table-cell office:value-type="float" office:value="5.00863" calcext:value-type="float">
            <text:p>5.008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94" calcext:value-type="float">
            <text:p>539.094</text:p>
          </table:table-cell>
          <table:table-cell office:value-type="float" office:value="-0.00867423" calcext:value-type="float">
            <text:p>-0.00867423</text:p>
          </table:table-cell>
          <table:table-cell office:value-type="float" office:value="-0.000328744" calcext:value-type="float">
            <text:p>-0.000328744</text:p>
          </table:table-cell>
          <table:table-cell office:value-type="float" office:value="5.01084" calcext:value-type="float">
            <text:p>5.010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85" calcext:value-type="float">
            <text:p>539.085</text:p>
          </table:table-cell>
          <table:table-cell office:value-type="float" office:value="-0.0160469" calcext:value-type="float">
            <text:p>-0.0160469</text:p>
          </table:table-cell>
          <table:table-cell office:value-type="float" office:value="-0.000608158" calcext:value-type="float">
            <text:p>-0.000608158</text:p>
          </table:table-cell>
          <table:table-cell office:value-type="float" office:value="5.01255" calcext:value-type="float">
            <text:p>5.0125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75" calcext:value-type="float">
            <text:p>539.075</text:p>
          </table:table-cell>
          <table:table-cell office:value-type="float" office:value="-0.023325" calcext:value-type="float">
            <text:p>-0.023325</text:p>
          </table:table-cell>
          <table:table-cell office:value-type="float" office:value="-0.000883991" calcext:value-type="float">
            <text:p>-0.000883991</text:p>
          </table:table-cell>
          <table:table-cell office:value-type="float" office:value="5.01594" calcext:value-type="float">
            <text:p>5.015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63" calcext:value-type="float">
            <text:p>539.063</text:p>
          </table:table-cell>
          <table:table-cell office:value-type="float" office:value="-0.0303095" calcext:value-type="float">
            <text:p>-0.0303095</text:p>
          </table:table-cell>
          <table:table-cell office:value-type="float" office:value="-0.00114869" calcext:value-type="float">
            <text:p>-0.00114869</text:p>
          </table:table-cell>
          <table:table-cell office:value-type="float" office:value="5.02111" calcext:value-type="float">
            <text:p>5.021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51" calcext:value-type="float">
            <text:p>539.051</text:p>
          </table:table-cell>
          <table:table-cell office:value-type="float" office:value="-0.0386096" calcext:value-type="float">
            <text:p>-0.0386096</text:p>
          </table:table-cell>
          <table:table-cell office:value-type="float" office:value="-0.00146326" calcext:value-type="float">
            <text:p>-0.00146326</text:p>
          </table:table-cell>
          <table:table-cell office:value-type="float" office:value="5.02573" calcext:value-type="float">
            <text:p>5.025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39" calcext:value-type="float">
            <text:p>539.039</text:p>
          </table:table-cell>
          <table:table-cell office:value-type="float" office:value="-0.0465333" calcext:value-type="float">
            <text:p>-0.0465333</text:p>
          </table:table-cell>
          <table:table-cell office:value-type="float" office:value="-0.00176356" calcext:value-type="float">
            <text:p>-0.00176356</text:p>
          </table:table-cell>
          <table:table-cell office:value-type="float" office:value="5.03033" calcext:value-type="float">
            <text:p>5.030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31" calcext:value-type="float">
            <text:p>539.031</text:p>
          </table:table-cell>
          <table:table-cell office:value-type="float" office:value="-0.0563258" calcext:value-type="float">
            <text:p>-0.0563258</text:p>
          </table:table-cell>
          <table:table-cell office:value-type="float" office:value="-0.00213468" calcext:value-type="float">
            <text:p>-0.00213468</text:p>
          </table:table-cell>
          <table:table-cell office:value-type="float" office:value="5.03135" calcext:value-type="float">
            <text:p>5.031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21" calcext:value-type="float">
            <text:p>539.021</text:p>
          </table:table-cell>
          <table:table-cell office:value-type="float" office:value="-0.0644786" calcext:value-type="float">
            <text:p>-0.0644786</text:p>
          </table:table-cell>
          <table:table-cell office:value-type="float" office:value="-0.00244367" calcext:value-type="float">
            <text:p>-0.00244367</text:p>
          </table:table-cell>
          <table:table-cell office:value-type="float" office:value="5.03467" calcext:value-type="float">
            <text:p>5.034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9.009" calcext:value-type="float">
            <text:p>539.009</text:p>
          </table:table-cell>
          <table:table-cell office:value-type="float" office:value="-0.0714729" calcext:value-type="float">
            <text:p>-0.0714729</text:p>
          </table:table-cell>
          <table:table-cell office:value-type="float" office:value="-0.00270874" calcext:value-type="float">
            <text:p>-0.00270874</text:p>
          </table:table-cell>
          <table:table-cell office:value-type="float" office:value="5.03961" calcext:value-type="float">
            <text:p>5.039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98" calcext:value-type="float">
            <text:p>538.998</text:p>
          </table:table-cell>
          <table:table-cell office:value-type="float" office:value="-0.0790036" calcext:value-type="float">
            <text:p>-0.0790036</text:p>
          </table:table-cell>
          <table:table-cell office:value-type="float" office:value="-0.00299415" calcext:value-type="float">
            <text:p>-0.00299415</text:p>
          </table:table-cell>
          <table:table-cell office:value-type="float" office:value="5.04431" calcext:value-type="float">
            <text:p>5.044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87" calcext:value-type="float">
            <text:p>538.987</text:p>
          </table:table-cell>
          <table:table-cell office:value-type="float" office:value="-0.085724" calcext:value-type="float">
            <text:p>-0.085724</text:p>
          </table:table-cell>
          <table:table-cell office:value-type="float" office:value="-0.00324884" calcext:value-type="float">
            <text:p>-0.00324884</text:p>
          </table:table-cell>
          <table:table-cell office:value-type="float" office:value="5.04793" calcext:value-type="float">
            <text:p>5.047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78" calcext:value-type="float">
            <text:p>538.978</text:p>
          </table:table-cell>
          <table:table-cell office:value-type="float" office:value="-0.0928504" calcext:value-type="float">
            <text:p>-0.0928504</text:p>
          </table:table-cell>
          <table:table-cell office:value-type="float" office:value="-0.00351892" calcext:value-type="float">
            <text:p>-0.00351892</text:p>
          </table:table-cell>
          <table:table-cell office:value-type="float" office:value="5.05015" calcext:value-type="float">
            <text:p>5.0501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69" calcext:value-type="float">
            <text:p>538.969</text:p>
          </table:table-cell>
          <table:table-cell office:value-type="float" office:value="-0.0989094" calcext:value-type="float">
            <text:p>-0.0989094</text:p>
          </table:table-cell>
          <table:table-cell office:value-type="float" office:value="-0.00374856" calcext:value-type="float">
            <text:p>-0.00374856</text:p>
          </table:table-cell>
          <table:table-cell office:value-type="float" office:value="5.05287" calcext:value-type="float">
            <text:p>5.052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61" calcext:value-type="float">
            <text:p>538.961</text:p>
          </table:table-cell>
          <table:table-cell office:value-type="float" office:value="-0.105213" calcext:value-type="float">
            <text:p>-0.105213</text:p>
          </table:table-cell>
          <table:table-cell office:value-type="float" office:value="-0.00398746" calcext:value-type="float">
            <text:p>-0.00398746</text:p>
          </table:table-cell>
          <table:table-cell office:value-type="float" office:value="5.05462" calcext:value-type="float">
            <text:p>5.054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51" calcext:value-type="float">
            <text:p>538.951</text:p>
          </table:table-cell>
          <table:table-cell office:value-type="float" office:value="-0.111232" calcext:value-type="float">
            <text:p>-0.111232</text:p>
          </table:table-cell>
          <table:table-cell office:value-type="float" office:value="-0.00421555" calcext:value-type="float">
            <text:p>-0.00421555</text:p>
          </table:table-cell>
          <table:table-cell office:value-type="float" office:value="5.05734" calcext:value-type="float">
            <text:p>5.057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42" calcext:value-type="float">
            <text:p>538.942</text:p>
          </table:table-cell>
          <table:table-cell office:value-type="float" office:value="-0.116953" calcext:value-type="float">
            <text:p>-0.116953</text:p>
          </table:table-cell>
          <table:table-cell office:value-type="float" office:value="-0.00443239" calcext:value-type="float">
            <text:p>-0.00443239</text:p>
          </table:table-cell>
          <table:table-cell office:value-type="float" office:value="5.06024" calcext:value-type="float">
            <text:p>5.0602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32" calcext:value-type="float">
            <text:p>538.932</text:p>
          </table:table-cell>
          <table:table-cell office:value-type="float" office:value="-0.122203" calcext:value-type="float">
            <text:p>-0.122203</text:p>
          </table:table-cell>
          <table:table-cell office:value-type="float" office:value="-0.00463136" calcext:value-type="float">
            <text:p>-0.00463136</text:p>
          </table:table-cell>
          <table:table-cell office:value-type="float" office:value="5.06302" calcext:value-type="float">
            <text:p>5.0630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22" calcext:value-type="float">
            <text:p>538.922</text:p>
          </table:table-cell>
          <table:table-cell office:value-type="float" office:value="-0.1252" calcext:value-type="float">
            <text:p>-0.1252</text:p>
          </table:table-cell>
          <table:table-cell office:value-type="float" office:value="-0.00474493" calcext:value-type="float">
            <text:p>-0.00474493</text:p>
          </table:table-cell>
          <table:table-cell office:value-type="float" office:value="5.06698" calcext:value-type="float">
            <text:p>5.066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09" calcext:value-type="float">
            <text:p>538.909</text:p>
          </table:table-cell>
          <table:table-cell office:value-type="float" office:value="-0.129303" calcext:value-type="float">
            <text:p>-0.129303</text:p>
          </table:table-cell>
          <table:table-cell office:value-type="float" office:value="-0.00490043" calcext:value-type="float">
            <text:p>-0.00490043</text:p>
          </table:table-cell>
          <table:table-cell office:value-type="float" office:value="5.07282" calcext:value-type="float">
            <text:p>5.0728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96" calcext:value-type="float">
            <text:p>538.896</text:p>
          </table:table-cell>
          <table:table-cell office:value-type="float" office:value="-0.133568" calcext:value-type="float">
            <text:p>-0.133568</text:p>
          </table:table-cell>
          <table:table-cell office:value-type="float" office:value="-0.00506208" calcext:value-type="float">
            <text:p>-0.00506208</text:p>
          </table:table-cell>
          <table:table-cell office:value-type="float" office:value="5.0794" calcext:value-type="float">
            <text:p>5.07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83" calcext:value-type="float">
            <text:p>538.883</text:p>
          </table:table-cell>
          <table:table-cell office:value-type="float" office:value="-0.137752" calcext:value-type="float">
            <text:p>-0.137752</text:p>
          </table:table-cell>
          <table:table-cell office:value-type="float" office:value="-0.005523" calcext:value-type="float">
            <text:p>-0.005523</text:p>
          </table:table-cell>
          <table:table-cell office:value-type="float" office:value="5.08626" calcext:value-type="float">
            <text:p>5.086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73" calcext:value-type="float">
            <text:p>538.873</text:p>
          </table:table-cell>
          <table:table-cell office:value-type="float" office:value="-0.141973" calcext:value-type="float">
            <text:p>-0.141973</text:p>
          </table:table-cell>
          <table:table-cell office:value-type="float" office:value="-0.00569225" calcext:value-type="float">
            <text:p>-0.00569225</text:p>
          </table:table-cell>
          <table:table-cell office:value-type="float" office:value="5.09058" calcext:value-type="float">
            <text:p>5.090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63" calcext:value-type="float">
            <text:p>538.863</text:p>
          </table:table-cell>
          <table:table-cell office:value-type="float" office:value="-0.145602" calcext:value-type="float">
            <text:p>-0.145602</text:p>
          </table:table-cell>
          <table:table-cell office:value-type="float" office:value="-0.00583776" calcext:value-type="float">
            <text:p>-0.00583776</text:p>
          </table:table-cell>
          <table:table-cell office:value-type="float" office:value="5.09382" calcext:value-type="float">
            <text:p>5.0938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53" calcext:value-type="float">
            <text:p>538.853</text:p>
          </table:table-cell>
          <table:table-cell office:value-type="float" office:value="-0.148252" calcext:value-type="float">
            <text:p>-0.148252</text:p>
          </table:table-cell>
          <table:table-cell office:value-type="float" office:value="-0.00594402" calcext:value-type="float">
            <text:p>-0.00594402</text:p>
          </table:table-cell>
          <table:table-cell office:value-type="float" office:value="5.09742" calcext:value-type="float">
            <text:p>5.097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44" calcext:value-type="float">
            <text:p>538.844</text:p>
          </table:table-cell>
          <table:table-cell office:value-type="float" office:value="-0.14962" calcext:value-type="float">
            <text:p>-0.14962</text:p>
          </table:table-cell>
          <table:table-cell office:value-type="float" office:value="-0.00599884" calcext:value-type="float">
            <text:p>-0.00599884</text:p>
          </table:table-cell>
          <table:table-cell office:value-type="float" office:value="5.10074" calcext:value-type="float">
            <text:p>5.100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35" calcext:value-type="float">
            <text:p>538.835</text:p>
          </table:table-cell>
          <table:table-cell office:value-type="float" office:value="-0.150574" calcext:value-type="float">
            <text:p>-0.150574</text:p>
          </table:table-cell>
          <table:table-cell office:value-type="float" office:value="-0.00603709" calcext:value-type="float">
            <text:p>-0.00603709</text:p>
          </table:table-cell>
          <table:table-cell office:value-type="float" office:value="5.10305" calcext:value-type="float">
            <text:p>5.103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27" calcext:value-type="float">
            <text:p>538.827</text:p>
          </table:table-cell>
          <table:table-cell office:value-type="float" office:value="-0.152361" calcext:value-type="float">
            <text:p>-0.152361</text:p>
          </table:table-cell>
          <table:table-cell office:value-type="float" office:value="-0.00610876" calcext:value-type="float">
            <text:p>-0.00610876</text:p>
          </table:table-cell>
          <table:table-cell office:value-type="float" office:value="5.10472" calcext:value-type="float">
            <text:p>5.104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2" calcext:value-type="float">
            <text:p>538.82</text:p>
          </table:table-cell>
          <table:table-cell office:value-type="float" office:value="-0.153445" calcext:value-type="float">
            <text:p>-0.153445</text:p>
          </table:table-cell>
          <table:table-cell office:value-type="float" office:value="-0.00615222" calcext:value-type="float">
            <text:p>-0.00615222</text:p>
          </table:table-cell>
          <table:table-cell office:value-type="float" office:value="5.10454" calcext:value-type="float">
            <text:p>5.104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17" calcext:value-type="float">
            <text:p>538.817</text:p>
          </table:table-cell>
          <table:table-cell office:value-type="float" office:value="-0.154885" calcext:value-type="float">
            <text:p>-0.154885</text:p>
          </table:table-cell>
          <table:table-cell office:value-type="float" office:value="-0.00620995" calcext:value-type="float">
            <text:p>-0.00620995</text:p>
          </table:table-cell>
          <table:table-cell office:value-type="float" office:value="5.10131" calcext:value-type="float">
            <text:p>5.101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12" calcext:value-type="float">
            <text:p>538.812</text:p>
          </table:table-cell>
          <table:table-cell office:value-type="float" office:value="-0.155889" calcext:value-type="float">
            <text:p>-0.155889</text:p>
          </table:table-cell>
          <table:table-cell office:value-type="float" office:value="-0.00625019" calcext:value-type="float">
            <text:p>-0.00625019</text:p>
          </table:table-cell>
          <table:table-cell office:value-type="float" office:value="5.10095" calcext:value-type="float">
            <text:p>5.100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06" calcext:value-type="float">
            <text:p>538.806</text:p>
          </table:table-cell>
          <table:table-cell office:value-type="float" office:value="-0.156025" calcext:value-type="float">
            <text:p>-0.156025</text:p>
          </table:table-cell>
          <table:table-cell office:value-type="float" office:value="-0.00625564" calcext:value-type="float">
            <text:p>-0.00625564</text:p>
          </table:table-cell>
          <table:table-cell office:value-type="float" office:value="5.09988" calcext:value-type="float">
            <text:p>5.099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01" calcext:value-type="float">
            <text:p>538.801</text:p>
          </table:table-cell>
          <table:table-cell office:value-type="float" office:value="-0.155663" calcext:value-type="float">
            <text:p>-0.155663</text:p>
          </table:table-cell>
          <table:table-cell office:value-type="float" office:value="-0.00624115" calcext:value-type="float">
            <text:p>-0.00624115</text:p>
          </table:table-cell>
          <table:table-cell office:value-type="float" office:value="5.0997" calcext:value-type="float">
            <text:p>5.09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96" calcext:value-type="float">
            <text:p>538.796</text:p>
          </table:table-cell>
          <table:table-cell office:value-type="float" office:value="-0.155054" calcext:value-type="float">
            <text:p>-0.155054</text:p>
          </table:table-cell>
          <table:table-cell office:value-type="float" office:value="-0.00621673" calcext:value-type="float">
            <text:p>-0.00621673</text:p>
          </table:table-cell>
          <table:table-cell office:value-type="float" office:value="5.09847" calcext:value-type="float">
            <text:p>5.0984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91" calcext:value-type="float">
            <text:p>538.791</text:p>
          </table:table-cell>
          <table:table-cell office:value-type="float" office:value="-0.154149" calcext:value-type="float">
            <text:p>-0.154149</text:p>
          </table:table-cell>
          <table:table-cell office:value-type="float" office:value="-0.00618042" calcext:value-type="float">
            <text:p>-0.00618042</text:p>
          </table:table-cell>
          <table:table-cell office:value-type="float" office:value="5.09828" calcext:value-type="float">
            <text:p>5.098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83" calcext:value-type="float">
            <text:p>538.783</text:p>
          </table:table-cell>
          <table:table-cell office:value-type="float" office:value="-0.152644" calcext:value-type="float">
            <text:p>-0.152644</text:p>
          </table:table-cell>
          <table:table-cell office:value-type="float" office:value="-0.00612008" calcext:value-type="float">
            <text:p>-0.00612008</text:p>
          </table:table-cell>
          <table:table-cell office:value-type="float" office:value="5.1007" calcext:value-type="float">
            <text:p>5.100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76" calcext:value-type="float">
            <text:p>538.776</text:p>
          </table:table-cell>
          <table:table-cell office:value-type="float" office:value="-0.150272" calcext:value-type="float">
            <text:p>-0.150272</text:p>
          </table:table-cell>
          <table:table-cell office:value-type="float" office:value="-0.00602499" calcext:value-type="float">
            <text:p>-0.00602499</text:p>
          </table:table-cell>
          <table:table-cell office:value-type="float" office:value="5.1012" calcext:value-type="float">
            <text:p>5.101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73" calcext:value-type="float">
            <text:p>538.773</text:p>
          </table:table-cell>
          <table:table-cell office:value-type="float" office:value="-0.14757" calcext:value-type="float">
            <text:p>-0.14757</text:p>
          </table:table-cell>
          <table:table-cell office:value-type="float" office:value="-0.00591665" calcext:value-type="float">
            <text:p>-0.00591665</text:p>
          </table:table-cell>
          <table:table-cell office:value-type="float" office:value="5.09884" calcext:value-type="float">
            <text:p>5.098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7" calcext:value-type="float">
            <text:p>538.77</text:p>
          </table:table-cell>
          <table:table-cell office:value-type="float" office:value="-0.14303" calcext:value-type="float">
            <text:p>-0.14303</text:p>
          </table:table-cell>
          <table:table-cell office:value-type="float" office:value="-0.00573463" calcext:value-type="float">
            <text:p>-0.00573463</text:p>
          </table:table-cell>
          <table:table-cell office:value-type="float" office:value="5.09586" calcext:value-type="float">
            <text:p>5.0958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65" calcext:value-type="float">
            <text:p>538.765</text:p>
          </table:table-cell>
          <table:table-cell office:value-type="float" office:value="-0.138367" calcext:value-type="float">
            <text:p>-0.138367</text:p>
          </table:table-cell>
          <table:table-cell office:value-type="float" office:value="-0.00554768" calcext:value-type="float">
            <text:p>-0.00554768</text:p>
          </table:table-cell>
          <table:table-cell office:value-type="float" office:value="5.09523" calcext:value-type="float">
            <text:p>5.0952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63" calcext:value-type="float">
            <text:p>538.763</text:p>
          </table:table-cell>
          <table:table-cell office:value-type="float" office:value="-0.13198" calcext:value-type="float">
            <text:p>-0.13198</text:p>
          </table:table-cell>
          <table:table-cell office:value-type="float" office:value="-0.00529161" calcext:value-type="float">
            <text:p>-0.00529161</text:p>
          </table:table-cell>
          <table:table-cell office:value-type="float" office:value="5.09202" calcext:value-type="float">
            <text:p>5.0920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62" calcext:value-type="float">
            <text:p>538.762</text:p>
          </table:table-cell>
          <table:table-cell office:value-type="float" office:value="-0.124984" calcext:value-type="float">
            <text:p>-0.124984</text:p>
          </table:table-cell>
          <table:table-cell office:value-type="float" office:value="-0.00501109" calcext:value-type="float">
            <text:p>-0.00501109</text:p>
          </table:table-cell>
          <table:table-cell office:value-type="float" office:value="5.08768" calcext:value-type="float">
            <text:p>5.087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58" calcext:value-type="float">
            <text:p>538.758</text:p>
          </table:table-cell>
          <table:table-cell office:value-type="float" office:value="-0.118924" calcext:value-type="float">
            <text:p>-0.118924</text:p>
          </table:table-cell>
          <table:table-cell office:value-type="float" office:value="-0.00476812" calcext:value-type="float">
            <text:p>-0.00476812</text:p>
          </table:table-cell>
          <table:table-cell office:value-type="float" office:value="5.08615" calcext:value-type="float">
            <text:p>5.0861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55" calcext:value-type="float">
            <text:p>538.755</text:p>
          </table:table-cell>
          <table:table-cell office:value-type="float" office:value="-0.111117" calcext:value-type="float">
            <text:p>-0.111117</text:p>
          </table:table-cell>
          <table:table-cell office:value-type="float" office:value="-0.0044551" calcext:value-type="float">
            <text:p>-0.0044551</text:p>
          </table:table-cell>
          <table:table-cell office:value-type="float" office:value="5.08338" calcext:value-type="float">
            <text:p>5.083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5" calcext:value-type="float">
            <text:p>538.75</text:p>
          </table:table-cell>
          <table:table-cell office:value-type="float" office:value="-0.103417" calcext:value-type="float">
            <text:p>-0.103417</text:p>
          </table:table-cell>
          <table:table-cell office:value-type="float" office:value="-0.00414638" calcext:value-type="float">
            <text:p>-0.00414638</text:p>
          </table:table-cell>
          <table:table-cell office:value-type="float" office:value="5.08248" calcext:value-type="float">
            <text:p>5.0824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46" calcext:value-type="float">
            <text:p>538.746</text:p>
          </table:table-cell>
          <table:table-cell office:value-type="float" office:value="-0.0957052" calcext:value-type="float">
            <text:p>-0.0957052</text:p>
          </table:table-cell>
          <table:table-cell office:value-type="float" office:value="-0.0038372" calcext:value-type="float">
            <text:p>-0.0038372</text:p>
          </table:table-cell>
          <table:table-cell office:value-type="float" office:value="5.08086" calcext:value-type="float">
            <text:p>5.0808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44" calcext:value-type="float">
            <text:p>538.744</text:p>
          </table:table-cell>
          <table:table-cell office:value-type="float" office:value="-0.088255" calcext:value-type="float">
            <text:p>-0.088255</text:p>
          </table:table-cell>
          <table:table-cell office:value-type="float" office:value="-0.00349736" calcext:value-type="float">
            <text:p>-0.00349736</text:p>
          </table:table-cell>
          <table:table-cell office:value-type="float" office:value="5.07711" calcext:value-type="float">
            <text:p>5.077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41" calcext:value-type="float">
            <text:p>538.741</text:p>
          </table:table-cell>
          <table:table-cell office:value-type="float" office:value="-0.0804174" calcext:value-type="float">
            <text:p>-0.0804174</text:p>
          </table:table-cell>
          <table:table-cell office:value-type="float" office:value="-0.00318677" calcext:value-type="float">
            <text:p>-0.00318677</text:p>
          </table:table-cell>
          <table:table-cell office:value-type="float" office:value="5.07564" calcext:value-type="float">
            <text:p>5.075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36" calcext:value-type="float">
            <text:p>538.736</text:p>
          </table:table-cell>
          <table:table-cell office:value-type="float" office:value="-0.0721998" calcext:value-type="float">
            <text:p>-0.0721998</text:p>
          </table:table-cell>
          <table:table-cell office:value-type="float" office:value="-0.00286112" calcext:value-type="float">
            <text:p>-0.00286112</text:p>
          </table:table-cell>
          <table:table-cell office:value-type="float" office:value="5.07494" calcext:value-type="float">
            <text:p>5.074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32" calcext:value-type="float">
            <text:p>538.732</text:p>
          </table:table-cell>
          <table:table-cell office:value-type="float" office:value="-0.0621319" calcext:value-type="float">
            <text:p>-0.0621319</text:p>
          </table:table-cell>
          <table:table-cell office:value-type="float" office:value="-0.00246216" calcext:value-type="float">
            <text:p>-0.00246216</text:p>
          </table:table-cell>
          <table:table-cell office:value-type="float" office:value="5.07399" calcext:value-type="float">
            <text:p>5.0739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7" calcext:value-type="float">
            <text:p>538.727</text:p>
          </table:table-cell>
          <table:table-cell office:value-type="float" office:value="-0.0545323" calcext:value-type="float">
            <text:p>-0.0545323</text:p>
          </table:table-cell>
          <table:table-cell office:value-type="float" office:value="-0.002161" calcext:value-type="float">
            <text:p>-0.002161</text:p>
          </table:table-cell>
          <table:table-cell office:value-type="float" office:value="5.07322" calcext:value-type="float">
            <text:p>5.0732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5" calcext:value-type="float">
            <text:p>538.725</text:p>
          </table:table-cell>
          <table:table-cell office:value-type="float" office:value="-0.0476519" calcext:value-type="float">
            <text:p>-0.0476519</text:p>
          </table:table-cell>
          <table:table-cell office:value-type="float" office:value="-0.00188835" calcext:value-type="float">
            <text:p>-0.00188835</text:p>
          </table:table-cell>
          <table:table-cell office:value-type="float" office:value="5.07004" calcext:value-type="float">
            <text:p>5.070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2" calcext:value-type="float">
            <text:p>538.722</text:p>
          </table:table-cell>
          <table:table-cell office:value-type="float" office:value="-0.0428928" calcext:value-type="float">
            <text:p>-0.0428928</text:p>
          </table:table-cell>
          <table:table-cell office:value-type="float" office:value="-0.00169975" calcext:value-type="float">
            <text:p>-0.00169975</text:p>
          </table:table-cell>
          <table:table-cell office:value-type="float" office:value="5.06764" calcext:value-type="float">
            <text:p>5.067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9" calcext:value-type="float">
            <text:p>538.719</text:p>
          </table:table-cell>
          <table:table-cell office:value-type="float" office:value="-0.0371734" calcext:value-type="float">
            <text:p>-0.0371734</text:p>
          </table:table-cell>
          <table:table-cell office:value-type="float" office:value="-0.0014731" calcext:value-type="float">
            <text:p>-0.0014731</text:p>
          </table:table-cell>
          <table:table-cell office:value-type="float" office:value="5.06506" calcext:value-type="float">
            <text:p>5.0650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7" calcext:value-type="float">
            <text:p>538.717</text:p>
          </table:table-cell>
          <table:table-cell office:value-type="float" office:value="-0.0313769" calcext:value-type="float">
            <text:p>-0.0313769</text:p>
          </table:table-cell>
          <table:table-cell office:value-type="float" office:value="-0.0012434" calcext:value-type="float">
            <text:p>-0.0012434</text:p>
          </table:table-cell>
          <table:table-cell office:value-type="float" office:value="5.06164" calcext:value-type="float">
            <text:p>5.061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6" calcext:value-type="float">
            <text:p>538.716</text:p>
          </table:table-cell>
          <table:table-cell office:value-type="float" office:value="-0.0251789" calcext:value-type="float">
            <text:p>-0.0251789</text:p>
          </table:table-cell>
          <table:table-cell office:value-type="float" office:value="-0.000997787" calcext:value-type="float">
            <text:p>-0.000997787</text:p>
          </table:table-cell>
          <table:table-cell office:value-type="float" office:value="5.05686" calcext:value-type="float">
            <text:p>5.0568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6" calcext:value-type="float">
            <text:p>538.716</text:p>
          </table:table-cell>
          <table:table-cell office:value-type="float" office:value="-0.0187814" calcext:value-type="float">
            <text:p>-0.0187814</text:p>
          </table:table-cell>
          <table:table-cell office:value-type="float" office:value="-0.000744269" calcext:value-type="float">
            <text:p>-0.000744269</text:p>
          </table:table-cell>
          <table:table-cell office:value-type="float" office:value="5.05151" calcext:value-type="float">
            <text:p>5.051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4" calcext:value-type="float">
            <text:p>538.714</text:p>
          </table:table-cell>
          <table:table-cell office:value-type="float" office:value="-0.012903" calcext:value-type="float">
            <text:p>-0.012903</text:p>
          </table:table-cell>
          <table:table-cell office:value-type="float" office:value="-0.000511318" calcext:value-type="float">
            <text:p>-0.000511318</text:p>
          </table:table-cell>
          <table:table-cell office:value-type="float" office:value="5.04786" calcext:value-type="float">
            <text:p>5.0478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1" calcext:value-type="float">
            <text:p>538.711</text:p>
          </table:table-cell>
          <table:table-cell office:value-type="float" office:value="-0.00666647" calcext:value-type="float">
            <text:p>-0.00666647</text:p>
          </table:table-cell>
          <table:table-cell office:value-type="float" office:value="-0.000264178" calcext:value-type="float">
            <text:p>-0.000264178</text:p>
          </table:table-cell>
          <table:table-cell office:value-type="float" office:value="5.04564" calcext:value-type="float">
            <text:p>5.045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09" calcext:value-type="float">
            <text:p>538.709</text:p>
          </table:table-cell>
          <table:table-cell office:value-type="float" office:value="0.000492707" calcext:value-type="float">
            <text:p>0.000492707</text:p>
          </table:table-cell>
          <table:table-cell office:value-type="float" office:value="0.0000195249" calcext:value-type="float">
            <text:p>1.95249E-05</text:p>
          </table:table-cell>
          <table:table-cell office:value-type="float" office:value="5.04226" calcext:value-type="float">
            <text:p>5.042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05" calcext:value-type="float">
            <text:p>538.705</text:p>
          </table:table-cell>
          <table:table-cell office:value-type="float" office:value="0.00700081" calcext:value-type="float">
            <text:p>0.00700081</text:p>
          </table:table-cell>
          <table:table-cell office:value-type="float" office:value="0.000277427" calcext:value-type="float">
            <text:p>0.000277427</text:p>
          </table:table-cell>
          <table:table-cell office:value-type="float" office:value="5.04132" calcext:value-type="float">
            <text:p>5.041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03" calcext:value-type="float">
            <text:p>538.703</text:p>
          </table:table-cell>
          <table:table-cell office:value-type="float" office:value="0.0126996" calcext:value-type="float">
            <text:p>0.0126996</text:p>
          </table:table-cell>
          <table:table-cell office:value-type="float" office:value="0.000503258" calcext:value-type="float">
            <text:p>0.000503258</text:p>
          </table:table-cell>
          <table:table-cell office:value-type="float" office:value="5.03873" calcext:value-type="float">
            <text:p>5.038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9" calcext:value-type="float">
            <text:p>538.699</text:p>
          </table:table-cell>
          <table:table-cell office:value-type="float" office:value="0.0162553" calcext:value-type="float">
            <text:p>0.0162553</text:p>
          </table:table-cell>
          <table:table-cell office:value-type="float" office:value="0.000644163" calcext:value-type="float">
            <text:p>0.000644163</text:p>
          </table:table-cell>
          <table:table-cell office:value-type="float" office:value="5.03704" calcext:value-type="float">
            <text:p>5.037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5" calcext:value-type="float">
            <text:p>538.695</text:p>
          </table:table-cell>
          <table:table-cell office:value-type="float" office:value="0.0183911" calcext:value-type="float">
            <text:p>0.0183911</text:p>
          </table:table-cell>
          <table:table-cell office:value-type="float" office:value="0.000728802" calcext:value-type="float">
            <text:p>0.000728802</text:p>
          </table:table-cell>
          <table:table-cell office:value-type="float" office:value="5.03633" calcext:value-type="float">
            <text:p>5.036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3" calcext:value-type="float">
            <text:p>538.693</text:p>
          </table:table-cell>
          <table:table-cell office:value-type="float" office:value="0.0228196" calcext:value-type="float">
            <text:p>0.0228196</text:p>
          </table:table-cell>
          <table:table-cell office:value-type="float" office:value="0.000904291" calcext:value-type="float">
            <text:p>0.000904291</text:p>
          </table:table-cell>
          <table:table-cell office:value-type="float" office:value="5.03428" calcext:value-type="float">
            <text:p>5.034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2" calcext:value-type="float">
            <text:p>538.692</text:p>
          </table:table-cell>
          <table:table-cell office:value-type="float" office:value="0.0268779" calcext:value-type="float">
            <text:p>0.0268779</text:p>
          </table:table-cell>
          <table:table-cell office:value-type="float" office:value="0.00106512" calcext:value-type="float">
            <text:p>0.00106512</text:p>
          </table:table-cell>
          <table:table-cell office:value-type="float" office:value="5.03056" calcext:value-type="float">
            <text:p>5.0305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2" calcext:value-type="float">
            <text:p>538.692</text:p>
          </table:table-cell>
          <table:table-cell office:value-type="float" office:value="0.0310143" calcext:value-type="float">
            <text:p>0.0310143</text:p>
          </table:table-cell>
          <table:table-cell office:value-type="float" office:value="0.00122903" calcext:value-type="float">
            <text:p>0.00122903</text:p>
          </table:table-cell>
          <table:table-cell office:value-type="float" office:value="5.02603" calcext:value-type="float">
            <text:p>5.026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3" calcext:value-type="float">
            <text:p>538.693</text:p>
          </table:table-cell>
          <table:table-cell office:value-type="float" office:value="0.0368402" calcext:value-type="float">
            <text:p>0.0368402</text:p>
          </table:table-cell>
          <table:table-cell office:value-type="float" office:value="0.0014599" calcext:value-type="float">
            <text:p>0.0014599</text:p>
          </table:table-cell>
          <table:table-cell office:value-type="float" office:value="5.02012" calcext:value-type="float">
            <text:p>5.0201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4" calcext:value-type="float">
            <text:p>538.694</text:p>
          </table:table-cell>
          <table:table-cell office:value-type="float" office:value="0.0424193" calcext:value-type="float">
            <text:p>0.0424193</text:p>
          </table:table-cell>
          <table:table-cell office:value-type="float" office:value="0.00168099" calcext:value-type="float">
            <text:p>0.00168099</text:p>
          </table:table-cell>
          <table:table-cell office:value-type="float" office:value="5.01427" calcext:value-type="float">
            <text:p>5.014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3" calcext:value-type="float">
            <text:p>538.693</text:p>
          </table:table-cell>
          <table:table-cell office:value-type="float" office:value="0.0480387" calcext:value-type="float">
            <text:p>0.0480387</text:p>
          </table:table-cell>
          <table:table-cell office:value-type="float" office:value="0.00190367" calcext:value-type="float">
            <text:p>0.00190367</text:p>
          </table:table-cell>
          <table:table-cell office:value-type="float" office:value="5.01022" calcext:value-type="float">
            <text:p>5.0102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1" calcext:value-type="float">
            <text:p>538.691</text:p>
          </table:table-cell>
          <table:table-cell office:value-type="float" office:value="0.0544878" calcext:value-type="float">
            <text:p>0.0544878</text:p>
          </table:table-cell>
          <table:table-cell office:value-type="float" office:value="0.00215924" calcext:value-type="float">
            <text:p>0.00215924</text:p>
          </table:table-cell>
          <table:table-cell office:value-type="float" office:value="5.00744" calcext:value-type="float">
            <text:p>5.007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1" calcext:value-type="float">
            <text:p>538.691</text:p>
          </table:table-cell>
          <table:table-cell office:value-type="float" office:value="0.0592063" calcext:value-type="float">
            <text:p>0.0592063</text:p>
          </table:table-cell>
          <table:table-cell office:value-type="float" office:value="0.00233504" calcext:value-type="float">
            <text:p>0.00233504</text:p>
          </table:table-cell>
          <table:table-cell office:value-type="float" office:value="5.0032" calcext:value-type="float">
            <text:p>5.00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1" calcext:value-type="float">
            <text:p>538.691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0248921" calcext:value-type="float">
            <text:p>0.00248921</text:p>
          </table:table-cell>
          <table:table-cell office:value-type="float" office:value="4.99833" calcext:value-type="float">
            <text:p>4.998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" calcext:value-type="float">
            <text:p>538.69</text:p>
          </table:table-cell>
          <table:table-cell office:value-type="float" office:value="0.0673654" calcext:value-type="float">
            <text:p>0.0673654</text:p>
          </table:table-cell>
          <table:table-cell office:value-type="float" office:value="0.00265682" calcext:value-type="float">
            <text:p>0.00265682</text:p>
          </table:table-cell>
          <table:table-cell office:value-type="float" office:value="4.99458" calcext:value-type="float">
            <text:p>4.994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7" calcext:value-type="float">
            <text:p>538.687</text:p>
          </table:table-cell>
          <table:table-cell office:value-type="float" office:value="0.0702508" calcext:value-type="float">
            <text:p>0.0702508</text:p>
          </table:table-cell>
          <table:table-cell office:value-type="float" office:value="0.00277062" calcext:value-type="float">
            <text:p>0.00277062</text:p>
          </table:table-cell>
          <table:table-cell office:value-type="float" office:value="4.99225" calcext:value-type="float">
            <text:p>4.992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6" calcext:value-type="float">
            <text:p>538.686</text:p>
          </table:table-cell>
          <table:table-cell office:value-type="float" office:value="0.0720271" calcext:value-type="float">
            <text:p>0.0720271</text:p>
          </table:table-cell>
          <table:table-cell office:value-type="float" office:value="0.00284067" calcext:value-type="float">
            <text:p>0.00284067</text:p>
          </table:table-cell>
          <table:table-cell office:value-type="float" office:value="4.98915" calcext:value-type="float">
            <text:p>4.9891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3" calcext:value-type="float">
            <text:p>538.683</text:p>
          </table:table-cell>
          <table:table-cell office:value-type="float" office:value="0.0742382" calcext:value-type="float">
            <text:p>0.0742382</text:p>
          </table:table-cell>
          <table:table-cell office:value-type="float" office:value="0.00292788" calcext:value-type="float">
            <text:p>0.00292788</text:p>
          </table:table-cell>
          <table:table-cell office:value-type="float" office:value="4.98737" calcext:value-type="float">
            <text:p>4.987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1" calcext:value-type="float">
            <text:p>538.681</text:p>
          </table:table-cell>
          <table:table-cell office:value-type="float" office:value="0.0766652" calcext:value-type="float">
            <text:p>0.0766652</text:p>
          </table:table-cell>
          <table:table-cell office:value-type="float" office:value="0.00302359" calcext:value-type="float">
            <text:p>0.00302359</text:p>
          </table:table-cell>
          <table:table-cell office:value-type="float" office:value="4.98469" calcext:value-type="float">
            <text:p>4.9846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7" calcext:value-type="float">
            <text:p>538.677</text:p>
          </table:table-cell>
          <table:table-cell office:value-type="float" office:value="0.0782912" calcext:value-type="float">
            <text:p>0.0782912</text:p>
          </table:table-cell>
          <table:table-cell office:value-type="float" office:value="0.00308772" calcext:value-type="float">
            <text:p>0.00308772</text:p>
          </table:table-cell>
          <table:table-cell office:value-type="float" office:value="4.98483" calcext:value-type="float">
            <text:p>4.9848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2" calcext:value-type="float">
            <text:p>538.672</text:p>
          </table:table-cell>
          <table:table-cell office:value-type="float" office:value="0.0792698" calcext:value-type="float">
            <text:p>0.0792698</text:p>
          </table:table-cell>
          <table:table-cell office:value-type="float" office:value="0.00312632" calcext:value-type="float">
            <text:p>0.00312632</text:p>
          </table:table-cell>
          <table:table-cell office:value-type="float" office:value="4.98466" calcext:value-type="float">
            <text:p>4.9846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6" calcext:value-type="float">
            <text:p>538.666</text:p>
          </table:table-cell>
          <table:table-cell office:value-type="float" office:value="0.079622" calcext:value-type="float">
            <text:p>0.079622</text:p>
          </table:table-cell>
          <table:table-cell office:value-type="float" office:value="0.00314021" calcext:value-type="float">
            <text:p>0.00314021</text:p>
          </table:table-cell>
          <table:table-cell office:value-type="float" office:value="4.98728" calcext:value-type="float">
            <text:p>4.987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" calcext:value-type="float">
            <text:p>538.66</text:p>
          </table:table-cell>
          <table:table-cell office:value-type="float" office:value="0.0799431" calcext:value-type="float">
            <text:p>0.0799431</text:p>
          </table:table-cell>
          <table:table-cell office:value-type="float" office:value="0.00315287" calcext:value-type="float">
            <text:p>0.00315287</text:p>
          </table:table-cell>
          <table:table-cell office:value-type="float" office:value="4.9883" calcext:value-type="float">
            <text:p>4.988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55" calcext:value-type="float">
            <text:p>538.655</text:p>
          </table:table-cell>
          <table:table-cell office:value-type="float" office:value="0.0798438" calcext:value-type="float">
            <text:p>0.0798438</text:p>
          </table:table-cell>
          <table:table-cell office:value-type="float" office:value="0.00314896" calcext:value-type="float">
            <text:p>0.00314896</text:p>
          </table:table-cell>
          <table:table-cell office:value-type="float" office:value="4.98913" calcext:value-type="float">
            <text:p>4.9891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9" calcext:value-type="float">
            <text:p>538.649</text:p>
          </table:table-cell>
          <table:table-cell office:value-type="float" office:value="0.0797795" calcext:value-type="float">
            <text:p>0.0797795</text:p>
          </table:table-cell>
          <table:table-cell office:value-type="float" office:value="0.00314642" calcext:value-type="float">
            <text:p>0.00314642</text:p>
          </table:table-cell>
          <table:table-cell office:value-type="float" office:value="4.99076" calcext:value-type="float">
            <text:p>4.990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6" calcext:value-type="float">
            <text:p>538.646</text:p>
          </table:table-cell>
          <table:table-cell office:value-type="float" office:value="0.079392" calcext:value-type="float">
            <text:p>0.079392</text:p>
          </table:table-cell>
          <table:table-cell office:value-type="float" office:value="0.00313114" calcext:value-type="float">
            <text:p>0.00313114</text:p>
          </table:table-cell>
          <table:table-cell office:value-type="float" office:value="4.99043" calcext:value-type="float">
            <text:p>4.9904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43" calcext:value-type="float">
            <text:p>538.643</text:p>
          </table:table-cell>
          <table:table-cell office:value-type="float" office:value="0.0804806" calcext:value-type="float">
            <text:p>0.0804806</text:p>
          </table:table-cell>
          <table:table-cell office:value-type="float" office:value="0.00317407" calcext:value-type="float">
            <text:p>0.00317407</text:p>
          </table:table-cell>
          <table:table-cell office:value-type="float" office:value="4.98904" calcext:value-type="float">
            <text:p>4.9890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8" calcext:value-type="float">
            <text:p>538.638</text:p>
          </table:table-cell>
          <table:table-cell office:value-type="float" office:value="0.082155" calcext:value-type="float">
            <text:p>0.082155</text:p>
          </table:table-cell>
          <table:table-cell office:value-type="float" office:value="0.00324011" calcext:value-type="float">
            <text:p>0.00324011</text:p>
          </table:table-cell>
          <table:table-cell office:value-type="float" office:value="4.98998" calcext:value-type="float">
            <text:p>4.989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32" calcext:value-type="float">
            <text:p>538.632</text:p>
          </table:table-cell>
          <table:table-cell office:value-type="float" office:value="0.0819334" calcext:value-type="float">
            <text:p>0.0819334</text:p>
          </table:table-cell>
          <table:table-cell office:value-type="float" office:value="0.00323137" calcext:value-type="float">
            <text:p>0.00323137</text:p>
          </table:table-cell>
          <table:table-cell office:value-type="float" office:value="4.99167" calcext:value-type="float">
            <text:p>4.991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29" calcext:value-type="float">
            <text:p>538.629</text:p>
          </table:table-cell>
          <table:table-cell office:value-type="float" office:value="0.0815308" calcext:value-type="float">
            <text:p>0.0815308</text:p>
          </table:table-cell>
          <table:table-cell office:value-type="float" office:value="0.00321549" calcext:value-type="float">
            <text:p>0.00321549</text:p>
          </table:table-cell>
          <table:table-cell office:value-type="float" office:value="4.9908" calcext:value-type="float">
            <text:p>4.990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26" calcext:value-type="float">
            <text:p>538.626</text:p>
          </table:table-cell>
          <table:table-cell office:value-type="float" office:value="0.0822232" calcext:value-type="float">
            <text:p>0.0822232</text:p>
          </table:table-cell>
          <table:table-cell office:value-type="float" office:value="0.0032428" calcext:value-type="float">
            <text:p>0.0032428</text:p>
          </table:table-cell>
          <table:table-cell office:value-type="float" office:value="4.99065" calcext:value-type="float">
            <text:p>4.9906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22" calcext:value-type="float">
            <text:p>538.622</text:p>
          </table:table-cell>
          <table:table-cell office:value-type="float" office:value="0.0831835" calcext:value-type="float">
            <text:p>0.0831835</text:p>
          </table:table-cell>
          <table:table-cell office:value-type="float" office:value="0.00328067" calcext:value-type="float">
            <text:p>0.00328067</text:p>
          </table:table-cell>
          <table:table-cell office:value-type="float" office:value="4.99064" calcext:value-type="float">
            <text:p>4.990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2" calcext:value-type="float">
            <text:p>538.62</text:p>
          </table:table-cell>
          <table:table-cell office:value-type="float" office:value="0.0837788" calcext:value-type="float">
            <text:p>0.0837788</text:p>
          </table:table-cell>
          <table:table-cell office:value-type="float" office:value="0.00330415" calcext:value-type="float">
            <text:p>0.00330415</text:p>
          </table:table-cell>
          <table:table-cell office:value-type="float" office:value="4.98883" calcext:value-type="float">
            <text:p>4.9888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15" calcext:value-type="float">
            <text:p>538.615</text:p>
          </table:table-cell>
          <table:table-cell office:value-type="float" office:value="0.0835565" calcext:value-type="float">
            <text:p>0.0835565</text:p>
          </table:table-cell>
          <table:table-cell office:value-type="float" office:value="0.00329538" calcext:value-type="float">
            <text:p>0.00329538</text:p>
          </table:table-cell>
          <table:table-cell office:value-type="float" office:value="4.9898" calcext:value-type="float">
            <text:p>4.98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11" calcext:value-type="float">
            <text:p>538.611</text:p>
          </table:table-cell>
          <table:table-cell office:value-type="float" office:value="0.0840302" calcext:value-type="float">
            <text:p>0.0840302</text:p>
          </table:table-cell>
          <table:table-cell office:value-type="float" office:value="0.00331406" calcext:value-type="float">
            <text:p>0.00331406</text:p>
          </table:table-cell>
          <table:table-cell office:value-type="float" office:value="4.99101" calcext:value-type="float">
            <text:p>4.991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04" calcext:value-type="float">
            <text:p>538.604</text:p>
          </table:table-cell>
          <table:table-cell office:value-type="float" office:value="0.0844775" calcext:value-type="float">
            <text:p>0.0844775</text:p>
          </table:table-cell>
          <table:table-cell office:value-type="float" office:value="0.00333171" calcext:value-type="float">
            <text:p>0.00333171</text:p>
          </table:table-cell>
          <table:table-cell office:value-type="float" office:value="4.99428" calcext:value-type="float">
            <text:p>4.994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8" calcext:value-type="float">
            <text:p>538.598</text:p>
          </table:table-cell>
          <table:table-cell office:value-type="float" office:value="0.085035" calcext:value-type="float">
            <text:p>0.085035</text:p>
          </table:table-cell>
          <table:table-cell office:value-type="float" office:value="0.00335369" calcext:value-type="float">
            <text:p>0.00335369</text:p>
          </table:table-cell>
          <table:table-cell office:value-type="float" office:value="4.99625" calcext:value-type="float">
            <text:p>4.996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4" calcext:value-type="float">
            <text:p>538.594</text:p>
          </table:table-cell>
          <table:table-cell office:value-type="float" office:value="0.08468" calcext:value-type="float">
            <text:p>0.08468</text:p>
          </table:table-cell>
          <table:table-cell office:value-type="float" office:value="0.00345676" calcext:value-type="float">
            <text:p>0.00345676</text:p>
          </table:table-cell>
          <table:table-cell office:value-type="float" office:value="4.99658" calcext:value-type="float">
            <text:p>4.996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9" calcext:value-type="float">
            <text:p>538.59</text:p>
          </table:table-cell>
          <table:table-cell office:value-type="float" office:value="0.08398" calcext:value-type="float">
            <text:p>0.08398</text:p>
          </table:table-cell>
          <table:table-cell office:value-type="float" office:value="0.00342819" calcext:value-type="float">
            <text:p>0.00342819</text:p>
          </table:table-cell>
          <table:table-cell office:value-type="float" office:value="4.99688" calcext:value-type="float">
            <text:p>4.996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6" calcext:value-type="float">
            <text:p>538.586</text:p>
          </table:table-cell>
          <table:table-cell office:value-type="float" office:value="0.0835425" calcext:value-type="float">
            <text:p>0.0835425</text:p>
          </table:table-cell>
          <table:table-cell office:value-type="float" office:value="0.00341033" calcext:value-type="float">
            <text:p>0.00341033</text:p>
          </table:table-cell>
          <table:table-cell office:value-type="float" office:value="4.99829" calcext:value-type="float">
            <text:p>4.998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4" calcext:value-type="float">
            <text:p>538.584</text:p>
          </table:table-cell>
          <table:table-cell office:value-type="float" office:value="0.0818712" calcext:value-type="float">
            <text:p>0.0818712</text:p>
          </table:table-cell>
          <table:table-cell office:value-type="float" office:value="0.0033421" calcext:value-type="float">
            <text:p>0.0033421</text:p>
          </table:table-cell>
          <table:table-cell office:value-type="float" office:value="4.9957" calcext:value-type="float">
            <text:p>4.99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7" calcext:value-type="float">
            <text:p>538.587</text:p>
          </table:table-cell>
          <table:table-cell office:value-type="float" office:value="0.0811013" calcext:value-type="float">
            <text:p>0.0811013</text:p>
          </table:table-cell>
          <table:table-cell office:value-type="float" office:value="0.00331067" calcext:value-type="float">
            <text:p>0.00331067</text:p>
          </table:table-cell>
          <table:table-cell office:value-type="float" office:value="4.98997" calcext:value-type="float">
            <text:p>4.989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8" calcext:value-type="float">
            <text:p>538.588</text:p>
          </table:table-cell>
          <table:table-cell office:value-type="float" office:value="0.0818482" calcext:value-type="float">
            <text:p>0.0818482</text:p>
          </table:table-cell>
          <table:table-cell office:value-type="float" office:value="0.00334116" calcext:value-type="float">
            <text:p>0.00334116</text:p>
          </table:table-cell>
          <table:table-cell office:value-type="float" office:value="4.98468" calcext:value-type="float">
            <text:p>4.9846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9" calcext:value-type="float">
            <text:p>538.589</text:p>
          </table:table-cell>
          <table:table-cell office:value-type="float" office:value="0.081697" calcext:value-type="float">
            <text:p>0.081697</text:p>
          </table:table-cell>
          <table:table-cell office:value-type="float" office:value="0.00333499" calcext:value-type="float">
            <text:p>0.00333499</text:p>
          </table:table-cell>
          <table:table-cell office:value-type="float" office:value="4.98064" calcext:value-type="float">
            <text:p>4.980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8" calcext:value-type="float">
            <text:p>538.588</text:p>
          </table:table-cell>
          <table:table-cell office:value-type="float" office:value="0.0815448" calcext:value-type="float">
            <text:p>0.0815448</text:p>
          </table:table-cell>
          <table:table-cell office:value-type="float" office:value="0.00332878" calcext:value-type="float">
            <text:p>0.00332878</text:p>
          </table:table-cell>
          <table:table-cell office:value-type="float" office:value="4.97762" calcext:value-type="float">
            <text:p>4.977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5" calcext:value-type="float">
            <text:p>538.585</text:p>
          </table:table-cell>
          <table:table-cell office:value-type="float" office:value="0.0814373" calcext:value-type="float">
            <text:p>0.0814373</text:p>
          </table:table-cell>
          <table:table-cell office:value-type="float" office:value="0.00332439" calcext:value-type="float">
            <text:p>0.00332439</text:p>
          </table:table-cell>
          <table:table-cell office:value-type="float" office:value="4.97713" calcext:value-type="float">
            <text:p>4.9771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82" calcext:value-type="float">
            <text:p>538.582</text:p>
          </table:table-cell>
          <table:table-cell office:value-type="float" office:value="0.0815031" calcext:value-type="float">
            <text:p>0.0815031</text:p>
          </table:table-cell>
          <table:table-cell office:value-type="float" office:value="0.00332707" calcext:value-type="float">
            <text:p>0.00332707</text:p>
          </table:table-cell>
          <table:table-cell office:value-type="float" office:value="4.97673" calcext:value-type="float">
            <text:p>4.9767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8" calcext:value-type="float">
            <text:p>538.578</text:p>
          </table:table-cell>
          <table:table-cell office:value-type="float" office:value="0.0805231" calcext:value-type="float">
            <text:p>0.0805231</text:p>
          </table:table-cell>
          <table:table-cell office:value-type="float" office:value="0.00328707" calcext:value-type="float">
            <text:p>0.00328707</text:p>
          </table:table-cell>
          <table:table-cell office:value-type="float" office:value="4.9775" calcext:value-type="float">
            <text:p>4.977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2" calcext:value-type="float">
            <text:p>538.572</text:p>
          </table:table-cell>
          <table:table-cell office:value-type="float" office:value="0.0800472" calcext:value-type="float">
            <text:p>0.0800472</text:p>
          </table:table-cell>
          <table:table-cell office:value-type="float" office:value="0.00326764" calcext:value-type="float">
            <text:p>0.00326764</text:p>
          </table:table-cell>
          <table:table-cell office:value-type="float" office:value="4.97957" calcext:value-type="float">
            <text:p>4.979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1" calcext:value-type="float">
            <text:p>538.571</text:p>
          </table:table-cell>
          <table:table-cell office:value-type="float" office:value="0.0787273" calcext:value-type="float">
            <text:p>0.0787273</text:p>
          </table:table-cell>
          <table:table-cell office:value-type="float" office:value="0.00321376" calcext:value-type="float">
            <text:p>0.00321376</text:p>
          </table:table-cell>
          <table:table-cell office:value-type="float" office:value="4.97721" calcext:value-type="float">
            <text:p>4.977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9" calcext:value-type="float">
            <text:p>538.569</text:p>
          </table:table-cell>
          <table:table-cell office:value-type="float" office:value="0.0756351" calcext:value-type="float">
            <text:p>0.0756351</text:p>
          </table:table-cell>
          <table:table-cell office:value-type="float" office:value="0.00308753" calcext:value-type="float">
            <text:p>0.00308753</text:p>
          </table:table-cell>
          <table:table-cell office:value-type="float" office:value="4.97661" calcext:value-type="float">
            <text:p>4.976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9" calcext:value-type="float">
            <text:p>538.569</text:p>
          </table:table-cell>
          <table:table-cell office:value-type="float" office:value="0.0731112" calcext:value-type="float">
            <text:p>0.0731112</text:p>
          </table:table-cell>
          <table:table-cell office:value-type="float" office:value="0.00298451" calcext:value-type="float">
            <text:p>0.00298451</text:p>
          </table:table-cell>
          <table:table-cell office:value-type="float" office:value="4.9725" calcext:value-type="float">
            <text:p>4.972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7" calcext:value-type="float">
            <text:p>538.57</text:p>
          </table:table-cell>
          <table:table-cell office:value-type="float" office:value="0.0707303" calcext:value-type="float">
            <text:p>0.0707303</text:p>
          </table:table-cell>
          <table:table-cell office:value-type="float" office:value="0.00288731" calcext:value-type="float">
            <text:p>0.00288731</text:p>
          </table:table-cell>
          <table:table-cell office:value-type="float" office:value="4.96838" calcext:value-type="float">
            <text:p>4.9683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7" calcext:value-type="float">
            <text:p>538.567</text:p>
          </table:table-cell>
          <table:table-cell office:value-type="float" office:value="0.0681903" calcext:value-type="float">
            <text:p>0.0681903</text:p>
          </table:table-cell>
          <table:table-cell office:value-type="float" office:value="0.00278363" calcext:value-type="float">
            <text:p>0.00278363</text:p>
          </table:table-cell>
          <table:table-cell office:value-type="float" office:value="4.96754" calcext:value-type="float">
            <text:p>4.967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6" calcext:value-type="float">
            <text:p>538.566</text:p>
          </table:table-cell>
          <table:table-cell office:value-type="float" office:value="0.0642841" calcext:value-type="float">
            <text:p>0.0642841</text:p>
          </table:table-cell>
          <table:table-cell office:value-type="float" office:value="0.00262417" calcext:value-type="float">
            <text:p>0.00262417</text:p>
          </table:table-cell>
          <table:table-cell office:value-type="float" office:value="4.965" calcext:value-type="float">
            <text:p>4.96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8" calcext:value-type="float">
            <text:p>538.568</text:p>
          </table:table-cell>
          <table:table-cell office:value-type="float" office:value="0.0609733" calcext:value-type="float">
            <text:p>0.0609733</text:p>
          </table:table-cell>
          <table:table-cell office:value-type="float" office:value="0.00248902" calcext:value-type="float">
            <text:p>0.00248902</text:p>
          </table:table-cell>
          <table:table-cell office:value-type="float" office:value="4.95935" calcext:value-type="float">
            <text:p>4.959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8" calcext:value-type="float">
            <text:p>538.568</text:p>
          </table:table-cell>
          <table:table-cell office:value-type="float" office:value="0.0560356" calcext:value-type="float">
            <text:p>0.0560356</text:p>
          </table:table-cell>
          <table:table-cell office:value-type="float" office:value="0.00228746" calcext:value-type="float">
            <text:p>0.00228746</text:p>
          </table:table-cell>
          <table:table-cell office:value-type="float" office:value="4.95622" calcext:value-type="float">
            <text:p>4.9562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5" calcext:value-type="float">
            <text:p>538.565</text:p>
          </table:table-cell>
          <table:table-cell office:value-type="float" office:value="0.0507015" calcext:value-type="float">
            <text:p>0.0507015</text:p>
          </table:table-cell>
          <table:table-cell office:value-type="float" office:value="0.00206971" calcext:value-type="float">
            <text:p>0.00206971</text:p>
          </table:table-cell>
          <table:table-cell office:value-type="float" office:value="4.95556" calcext:value-type="float">
            <text:p>4.9555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4" calcext:value-type="float">
            <text:p>538.564</text:p>
          </table:table-cell>
          <table:table-cell office:value-type="float" office:value="0.0468735" calcext:value-type="float">
            <text:p>0.0468735</text:p>
          </table:table-cell>
          <table:table-cell office:value-type="float" office:value="0.00191344" calcext:value-type="float">
            <text:p>0.00191344</text:p>
          </table:table-cell>
          <table:table-cell office:value-type="float" office:value="4.9536" calcext:value-type="float">
            <text:p>4.95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3" calcext:value-type="float">
            <text:p>538.563</text:p>
          </table:table-cell>
          <table:table-cell office:value-type="float" office:value="0.0424425" calcext:value-type="float">
            <text:p>0.0424425</text:p>
          </table:table-cell>
          <table:table-cell office:value-type="float" office:value="0.00173256" calcext:value-type="float">
            <text:p>0.00173256</text:p>
          </table:table-cell>
          <table:table-cell office:value-type="float" office:value="4.95194" calcext:value-type="float">
            <text:p>4.951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" calcext:value-type="float">
            <text:p>538.56</text:p>
          </table:table-cell>
          <table:table-cell office:value-type="float" office:value="0.0358509" calcext:value-type="float">
            <text:p>0.0358509</text:p>
          </table:table-cell>
          <table:table-cell office:value-type="float" office:value="0.00146349" calcext:value-type="float">
            <text:p>0.00146349</text:p>
          </table:table-cell>
          <table:table-cell office:value-type="float" office:value="4.95179" calcext:value-type="float">
            <text:p>4.951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" calcext:value-type="float">
            <text:p>538.56</text:p>
          </table:table-cell>
          <table:table-cell office:value-type="float" office:value="0.0288279" calcext:value-type="float">
            <text:p>0.0288279</text:p>
          </table:table-cell>
          <table:table-cell office:value-type="float" office:value="0.0011768" calcext:value-type="float">
            <text:p>0.0011768</text:p>
          </table:table-cell>
          <table:table-cell office:value-type="float" office:value="4.94869" calcext:value-type="float">
            <text:p>4.9486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7" calcext:value-type="float">
            <text:p>538.557</text:p>
          </table:table-cell>
          <table:table-cell office:value-type="float" office:value="0.0226692" calcext:value-type="float">
            <text:p>0.0226692</text:p>
          </table:table-cell>
          <table:table-cell office:value-type="float" office:value="0.000890162" calcext:value-type="float">
            <text:p>0.000890162</text:p>
          </table:table-cell>
          <table:table-cell office:value-type="float" office:value="4.9488" calcext:value-type="float">
            <text:p>4.94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2" calcext:value-type="float">
            <text:p>538.552</text:p>
          </table:table-cell>
          <table:table-cell office:value-type="float" office:value="0.0173058" calcext:value-type="float">
            <text:p>0.0173058</text:p>
          </table:table-cell>
          <table:table-cell office:value-type="float" office:value="0.000679554" calcext:value-type="float">
            <text:p>0.000679554</text:p>
          </table:table-cell>
          <table:table-cell office:value-type="float" office:value="4.95063" calcext:value-type="float">
            <text:p>4.950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9" calcext:value-type="float">
            <text:p>538.549</text:p>
          </table:table-cell>
          <table:table-cell office:value-type="float" office:value="0.0117938" calcext:value-type="float">
            <text:p>0.0117938</text:p>
          </table:table-cell>
          <table:table-cell office:value-type="float" office:value="0.000463111" calcext:value-type="float">
            <text:p>0.000463111</text:p>
          </table:table-cell>
          <table:table-cell office:value-type="float" office:value="4.95137" calcext:value-type="float">
            <text:p>4.951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4" calcext:value-type="float">
            <text:p>538.544</text:p>
          </table:table-cell>
          <table:table-cell office:value-type="float" office:value="0.0081194" calcext:value-type="float">
            <text:p>0.0081194</text:p>
          </table:table-cell>
          <table:table-cell office:value-type="float" office:value="0.000318828" calcext:value-type="float">
            <text:p>0.000318828</text:p>
          </table:table-cell>
          <table:table-cell office:value-type="float" office:value="4.95312" calcext:value-type="float">
            <text:p>4.9531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9" calcext:value-type="float">
            <text:p>538.539</text:p>
          </table:table-cell>
          <table:table-cell office:value-type="float" office:value="0.00531148" calcext:value-type="float">
            <text:p>0.00531148</text:p>
          </table:table-cell>
          <table:table-cell office:value-type="float" office:value="0.000208568" calcext:value-type="float">
            <text:p>0.000208568</text:p>
          </table:table-cell>
          <table:table-cell office:value-type="float" office:value="4.95471" calcext:value-type="float">
            <text:p>4.9547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4" calcext:value-type="float">
            <text:p>538.534</text:p>
          </table:table-cell>
          <table:table-cell office:value-type="float" office:value="0.00177246" calcext:value-type="float">
            <text:p>0.00177246</text:p>
          </table:table-cell>
          <table:table-cell office:value-type="float" office:value="0.0000696002" calcext:value-type="float">
            <text:p>6.96002E-05</text:p>
          </table:table-cell>
          <table:table-cell office:value-type="float" office:value="4.95706" calcext:value-type="float">
            <text:p>4.9570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9" calcext:value-type="float">
            <text:p>538.529</text:p>
          </table:table-cell>
          <table:table-cell office:value-type="float" office:value="-0.000988994" calcext:value-type="float">
            <text:p>-0.000988994</text:p>
          </table:table-cell>
          <table:table-cell office:value-type="float" office:value="-0.0000388353" calcext:value-type="float">
            <text:p>-3.88353E-05</text:p>
          </table:table-cell>
          <table:table-cell office:value-type="float" office:value="4.95944" calcext:value-type="float">
            <text:p>4.959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6" calcext:value-type="float">
            <text:p>538.526</text:p>
          </table:table-cell>
          <table:table-cell office:value-type="float" office:value="-0.00456547" calcext:value-type="float">
            <text:p>-0.00456547</text:p>
          </table:table-cell>
          <table:table-cell office:value-type="float" office:value="-0.000179274" calcext:value-type="float">
            <text:p>-0.000179274</text:p>
          </table:table-cell>
          <table:table-cell office:value-type="float" office:value="4.96008" calcext:value-type="float">
            <text:p>4.9600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1" calcext:value-type="float">
            <text:p>538.521</text:p>
          </table:table-cell>
          <table:table-cell office:value-type="float" office:value="-0.00720191" calcext:value-type="float">
            <text:p>-0.00720191</text:p>
          </table:table-cell>
          <table:table-cell office:value-type="float" office:value="-0.000282801" calcext:value-type="float">
            <text:p>-0.000282801</text:p>
          </table:table-cell>
          <table:table-cell office:value-type="float" office:value="4.96318" calcext:value-type="float">
            <text:p>4.9631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5" calcext:value-type="float">
            <text:p>538.515</text:p>
          </table:table-cell>
          <table:table-cell office:value-type="float" office:value="-0.00964119" calcext:value-type="float">
            <text:p>-0.00964119</text:p>
          </table:table-cell>
          <table:table-cell office:value-type="float" office:value="-0.000378585" calcext:value-type="float">
            <text:p>-0.000378585</text:p>
          </table:table-cell>
          <table:table-cell office:value-type="float" office:value="4.96606" calcext:value-type="float">
            <text:p>4.9660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1" calcext:value-type="float">
            <text:p>538.511</text:p>
          </table:table-cell>
          <table:table-cell office:value-type="float" office:value="-0.011969" calcext:value-type="float">
            <text:p>-0.011969</text:p>
          </table:table-cell>
          <table:table-cell office:value-type="float" office:value="-0.000469991" calcext:value-type="float">
            <text:p>-0.000469991</text:p>
          </table:table-cell>
          <table:table-cell office:value-type="float" office:value="4.96728" calcext:value-type="float">
            <text:p>4.967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" calcext:value-type="float">
            <text:p>538.51</text:p>
          </table:table-cell>
          <table:table-cell office:value-type="float" office:value="-0.0150102" calcext:value-type="float">
            <text:p>-0.0150102</text:p>
          </table:table-cell>
          <table:table-cell office:value-type="float" office:value="-0.000589414" calcext:value-type="float">
            <text:p>-0.000589414</text:p>
          </table:table-cell>
          <table:table-cell office:value-type="float" office:value="4.96579" calcext:value-type="float">
            <text:p>4.965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9" calcext:value-type="float">
            <text:p>538.509</text:p>
          </table:table-cell>
          <table:table-cell office:value-type="float" office:value="-0.0176441" calcext:value-type="float">
            <text:p>-0.0176441</text:p>
          </table:table-cell>
          <table:table-cell office:value-type="float" office:value="-0.000692838" calcext:value-type="float">
            <text:p>-0.000692838</text:p>
          </table:table-cell>
          <table:table-cell office:value-type="float" office:value="4.96467" calcext:value-type="float">
            <text:p>4.9646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8" calcext:value-type="float">
            <text:p>538.508</text:p>
          </table:table-cell>
          <table:table-cell office:value-type="float" office:value="-0.0190974" calcext:value-type="float">
            <text:p>-0.0190974</text:p>
          </table:table-cell>
          <table:table-cell office:value-type="float" office:value="-0.000749905" calcext:value-type="float">
            <text:p>-0.000749905</text:p>
          </table:table-cell>
          <table:table-cell office:value-type="float" office:value="4.96382" calcext:value-type="float">
            <text:p>4.9638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6" calcext:value-type="float">
            <text:p>538.506</text:p>
          </table:table-cell>
          <table:table-cell office:value-type="float" office:value="-0.0209553" calcext:value-type="float">
            <text:p>-0.0209553</text:p>
          </table:table-cell>
          <table:table-cell office:value-type="float" office:value="-0.000822861" calcext:value-type="float">
            <text:p>-0.000822861</text:p>
          </table:table-cell>
          <table:table-cell office:value-type="float" office:value="4.96276" calcext:value-type="float">
            <text:p>4.962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4" calcext:value-type="float">
            <text:p>538.504</text:p>
          </table:table-cell>
          <table:table-cell office:value-type="float" office:value="-0.0231371" calcext:value-type="float">
            <text:p>-0.0231371</text:p>
          </table:table-cell>
          <table:table-cell office:value-type="float" office:value="-0.000908535" calcext:value-type="float">
            <text:p>-0.000908535</text:p>
          </table:table-cell>
          <table:table-cell office:value-type="float" office:value="4.96215" calcext:value-type="float">
            <text:p>4.9621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3" calcext:value-type="float">
            <text:p>538.503</text:p>
          </table:table-cell>
          <table:table-cell office:value-type="float" office:value="-0.0247866" calcext:value-type="float">
            <text:p>-0.0247866</text:p>
          </table:table-cell>
          <table:table-cell office:value-type="float" office:value="-0.000973309" calcext:value-type="float">
            <text:p>-0.000973309</text:p>
          </table:table-cell>
          <table:table-cell office:value-type="float" office:value="4.96133" calcext:value-type="float">
            <text:p>4.9613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2" calcext:value-type="float">
            <text:p>538.502</text:p>
          </table:table-cell>
          <table:table-cell office:value-type="float" office:value="-0.025216" calcext:value-type="float">
            <text:p>-0.025216</text:p>
          </table:table-cell>
          <table:table-cell office:value-type="float" office:value="-0.000990169" calcext:value-type="float">
            <text:p>-0.000990169</text:p>
          </table:table-cell>
          <table:table-cell office:value-type="float" office:value="4.96026" calcext:value-type="float">
            <text:p>4.960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" calcext:value-type="float">
            <text:p>538.5</text:p>
          </table:table-cell>
          <table:table-cell office:value-type="float" office:value="-0.0262806" calcext:value-type="float">
            <text:p>-0.0262806</text:p>
          </table:table-cell>
          <table:table-cell office:value-type="float" office:value="-0.00103197" calcext:value-type="float">
            <text:p>-0.00103197</text:p>
          </table:table-cell>
          <table:table-cell office:value-type="float" office:value="4.9597" calcext:value-type="float">
            <text:p>4.95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" calcext:value-type="float">
            <text:p>538.5</text:p>
          </table:table-cell>
          <table:table-cell office:value-type="float" office:value="-0.0269748" calcext:value-type="float">
            <text:p>-0.0269748</text:p>
          </table:table-cell>
          <table:table-cell office:value-type="float" office:value="-0.00105923" calcext:value-type="float">
            <text:p>-0.00105923</text:p>
          </table:table-cell>
          <table:table-cell office:value-type="float" office:value="4.95772" calcext:value-type="float">
            <text:p>4.957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9" calcext:value-type="float">
            <text:p>538.499</text:p>
          </table:table-cell>
          <table:table-cell office:value-type="float" office:value="-0.02737" calcext:value-type="float">
            <text:p>-0.02737</text:p>
          </table:table-cell>
          <table:table-cell office:value-type="float" office:value="-0.00107475" calcext:value-type="float">
            <text:p>-0.00107475</text:p>
          </table:table-cell>
          <table:table-cell office:value-type="float" office:value="4.95601" calcext:value-type="float">
            <text:p>4.956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2" calcext:value-type="float">
            <text:p>538.492</text:p>
          </table:table-cell>
          <table:table-cell office:value-type="float" office:value="-0.0280649" calcext:value-type="float">
            <text:p>-0.0280649</text:p>
          </table:table-cell>
          <table:table-cell office:value-type="float" office:value="-0.00110204" calcext:value-type="float">
            <text:p>-0.00110204</text:p>
          </table:table-cell>
          <table:table-cell office:value-type="float" office:value="4.96036" calcext:value-type="float">
            <text:p>4.960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9" calcext:value-type="float">
            <text:p>538.489</text:p>
          </table:table-cell>
          <table:table-cell office:value-type="float" office:value="-0.027988" calcext:value-type="float">
            <text:p>-0.027988</text:p>
          </table:table-cell>
          <table:table-cell office:value-type="float" office:value="-0.00109902" calcext:value-type="float">
            <text:p>-0.00109902</text:p>
          </table:table-cell>
          <table:table-cell office:value-type="float" office:value="4.96128" calcext:value-type="float">
            <text:p>4.961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5" calcext:value-type="float">
            <text:p>538.485</text:p>
          </table:table-cell>
          <table:table-cell office:value-type="float" office:value="-0.0286151" calcext:value-type="float">
            <text:p>-0.0286151</text:p>
          </table:table-cell>
          <table:table-cell office:value-type="float" office:value="-0.00112364" calcext:value-type="float">
            <text:p>-0.00112364</text:p>
          </table:table-cell>
          <table:table-cell office:value-type="float" office:value="4.96279" calcext:value-type="float">
            <text:p>4.962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" calcext:value-type="float">
            <text:p>538.48</text:p>
          </table:table-cell>
          <table:table-cell office:value-type="float" office:value="-0.0303544" calcext:value-type="float">
            <text:p>-0.0303544</text:p>
          </table:table-cell>
          <table:table-cell office:value-type="float" office:value="-0.00119194" calcext:value-type="float">
            <text:p>-0.00119194</text:p>
          </table:table-cell>
          <table:table-cell office:value-type="float" office:value="4.96503" calcext:value-type="float">
            <text:p>4.9650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7" calcext:value-type="float">
            <text:p>538.477</text:p>
          </table:table-cell>
          <table:table-cell office:value-type="float" office:value="-0.0324041" calcext:value-type="float">
            <text:p>-0.0324041</text:p>
          </table:table-cell>
          <table:table-cell office:value-type="float" office:value="-0.00129821" calcext:value-type="float">
            <text:p>-0.00129821</text:p>
          </table:table-cell>
          <table:table-cell office:value-type="float" office:value="4.96623" calcext:value-type="float">
            <text:p>4.9662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4" calcext:value-type="float">
            <text:p>538.474</text:p>
          </table:table-cell>
          <table:table-cell office:value-type="float" office:value="-0.0341046" calcext:value-type="float">
            <text:p>-0.0341046</text:p>
          </table:table-cell>
          <table:table-cell office:value-type="float" office:value="-0.00136633" calcext:value-type="float">
            <text:p>-0.00136633</text:p>
          </table:table-cell>
          <table:table-cell office:value-type="float" office:value="4.96592" calcext:value-type="float">
            <text:p>4.9659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4" calcext:value-type="float">
            <text:p>538.474</text:p>
          </table:table-cell>
          <table:table-cell office:value-type="float" office:value="-0.03632" calcext:value-type="float">
            <text:p>-0.03632</text:p>
          </table:table-cell>
          <table:table-cell office:value-type="float" office:value="-0.00145509" calcext:value-type="float">
            <text:p>-0.00145509</text:p>
          </table:table-cell>
          <table:table-cell office:value-type="float" office:value="4.96432" calcext:value-type="float">
            <text:p>4.964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1" calcext:value-type="float">
            <text:p>538.471</text:p>
          </table:table-cell>
          <table:table-cell office:value-type="float" office:value="-0.038752" calcext:value-type="float">
            <text:p>-0.038752</text:p>
          </table:table-cell>
          <table:table-cell office:value-type="float" office:value="-0.00155252" calcext:value-type="float">
            <text:p>-0.00155252</text:p>
          </table:table-cell>
          <table:table-cell office:value-type="float" office:value="4.96498" calcext:value-type="float">
            <text:p>4.964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9" calcext:value-type="float">
            <text:p>538.469</text:p>
          </table:table-cell>
          <table:table-cell office:value-type="float" office:value="-0.0404732" calcext:value-type="float">
            <text:p>-0.0404732</text:p>
          </table:table-cell>
          <table:table-cell office:value-type="float" office:value="-0.00162148" calcext:value-type="float">
            <text:p>-0.00162148</text:p>
          </table:table-cell>
          <table:table-cell office:value-type="float" office:value="4.9642" calcext:value-type="float">
            <text:p>4.96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3" calcext:value-type="float">
            <text:p>538.463</text:p>
          </table:table-cell>
          <table:table-cell office:value-type="float" office:value="-0.0415588" calcext:value-type="float">
            <text:p>-0.0415588</text:p>
          </table:table-cell>
          <table:table-cell office:value-type="float" office:value="-0.00166497" calcext:value-type="float">
            <text:p>-0.00166497</text:p>
          </table:table-cell>
          <table:table-cell office:value-type="float" office:value="4.96787" calcext:value-type="float">
            <text:p>4.967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6" calcext:value-type="float">
            <text:p>538.456</text:p>
          </table:table-cell>
          <table:table-cell office:value-type="float" office:value="-0.043138" calcext:value-type="float">
            <text:p>-0.043138</text:p>
          </table:table-cell>
          <table:table-cell office:value-type="float" office:value="-0.00172824" calcext:value-type="float">
            <text:p>-0.00172824</text:p>
          </table:table-cell>
          <table:table-cell office:value-type="float" office:value="4.97266" calcext:value-type="float">
            <text:p>4.9726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2" calcext:value-type="float">
            <text:p>538.452</text:p>
          </table:table-cell>
          <table:table-cell office:value-type="float" office:value="-0.0439754" calcext:value-type="float">
            <text:p>-0.0439754</text:p>
          </table:table-cell>
          <table:table-cell office:value-type="float" office:value="-0.00176179" calcext:value-type="float">
            <text:p>-0.00176179</text:p>
          </table:table-cell>
          <table:table-cell office:value-type="float" office:value="4.9748" calcext:value-type="float">
            <text:p>4.974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7" calcext:value-type="float">
            <text:p>538.447</text:p>
          </table:table-cell>
          <table:table-cell office:value-type="float" office:value="-0.0435613" calcext:value-type="float">
            <text:p>-0.0435613</text:p>
          </table:table-cell>
          <table:table-cell office:value-type="float" office:value="-0.0017452" calcext:value-type="float">
            <text:p>-0.0017452</text:p>
          </table:table-cell>
          <table:table-cell office:value-type="float" office:value="4.97737" calcext:value-type="float">
            <text:p>4.9773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1" calcext:value-type="float">
            <text:p>538.441</text:p>
          </table:table-cell>
          <table:table-cell office:value-type="float" office:value="-0.0432716" calcext:value-type="float">
            <text:p>-0.0432716</text:p>
          </table:table-cell>
          <table:table-cell office:value-type="float" office:value="-0.00173359" calcext:value-type="float">
            <text:p>-0.00173359</text:p>
          </table:table-cell>
          <table:table-cell office:value-type="float" office:value="4.98114" calcext:value-type="float">
            <text:p>4.9811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6" calcext:value-type="float">
            <text:p>538.436</text:p>
          </table:table-cell>
          <table:table-cell office:value-type="float" office:value="-0.0412686" calcext:value-type="float">
            <text:p>-0.0412686</text:p>
          </table:table-cell>
          <table:table-cell office:value-type="float" office:value="-0.00165334" calcext:value-type="float">
            <text:p>-0.00165334</text:p>
          </table:table-cell>
          <table:table-cell office:value-type="float" office:value="4.98428" calcext:value-type="float">
            <text:p>4.9842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2" calcext:value-type="float">
            <text:p>538.432</text:p>
          </table:table-cell>
          <table:table-cell office:value-type="float" office:value="-0.0381203" calcext:value-type="float">
            <text:p>-0.0381203</text:p>
          </table:table-cell>
          <table:table-cell office:value-type="float" office:value="-0.00152722" calcext:value-type="float">
            <text:p>-0.00152722</text:p>
          </table:table-cell>
          <table:table-cell office:value-type="float" office:value="4.98527" calcext:value-type="float">
            <text:p>4.985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1" calcext:value-type="float">
            <text:p>538.431</text:p>
          </table:table-cell>
          <table:table-cell office:value-type="float" office:value="-0.0324719" calcext:value-type="float">
            <text:p>-0.0324719</text:p>
          </table:table-cell>
          <table:table-cell office:value-type="float" office:value="-0.00130093" calcext:value-type="float">
            <text:p>-0.00130093</text:p>
          </table:table-cell>
          <table:table-cell office:value-type="float" office:value="4.98446" calcext:value-type="float">
            <text:p>4.9844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8" calcext:value-type="float">
            <text:p>538.428</text:p>
          </table:table-cell>
          <table:table-cell office:value-type="float" office:value="-0.0256186" calcext:value-type="float">
            <text:p>-0.0256186</text:p>
          </table:table-cell>
          <table:table-cell office:value-type="float" office:value="-0.00102636" calcext:value-type="float">
            <text:p>-0.00102636</text:p>
          </table:table-cell>
          <table:table-cell office:value-type="float" office:value="4.98526" calcext:value-type="float">
            <text:p>4.985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6" calcext:value-type="float">
            <text:p>538.426</text:p>
          </table:table-cell>
          <table:table-cell office:value-type="float" office:value="-0.019838" calcext:value-type="float">
            <text:p>-0.019838</text:p>
          </table:table-cell>
          <table:table-cell office:value-type="float" office:value="-0.000794771" calcext:value-type="float">
            <text:p>-0.000794771</text:p>
          </table:table-cell>
          <table:table-cell office:value-type="float" office:value="4.98597" calcext:value-type="float">
            <text:p>4.985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3" calcext:value-type="float">
            <text:p>538.423</text:p>
          </table:table-cell>
          <table:table-cell office:value-type="float" office:value="-0.0152279" calcext:value-type="float">
            <text:p>-0.0152279</text:p>
          </table:table-cell>
          <table:table-cell office:value-type="float" office:value="-0.000610076" calcext:value-type="float">
            <text:p>-0.000610076</text:p>
          </table:table-cell>
          <table:table-cell office:value-type="float" office:value="4.98695" calcext:value-type="float">
            <text:p>4.986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9" calcext:value-type="float">
            <text:p>538.419</text:p>
          </table:table-cell>
          <table:table-cell office:value-type="float" office:value="-0.0123346" calcext:value-type="float">
            <text:p>-0.0123346</text:p>
          </table:table-cell>
          <table:table-cell office:value-type="float" office:value="-0.000494162" calcext:value-type="float">
            <text:p>-0.000494162</text:p>
          </table:table-cell>
          <table:table-cell office:value-type="float" office:value="4.9887" calcext:value-type="float">
            <text:p>4.98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6" calcext:value-type="float">
            <text:p>538.416</text:p>
          </table:table-cell>
          <table:table-cell office:value-type="float" office:value="-0.0099256" calcext:value-type="float">
            <text:p>-0.0099256</text:p>
          </table:table-cell>
          <table:table-cell office:value-type="float" office:value="-0.00039765" calcext:value-type="float">
            <text:p>-0.00039765</text:p>
          </table:table-cell>
          <table:table-cell office:value-type="float" office:value="4.98945" calcext:value-type="float">
            <text:p>4.9894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4" calcext:value-type="float">
            <text:p>538.414</text:p>
          </table:table-cell>
          <table:table-cell office:value-type="float" office:value="-0.0075519" calcext:value-type="float">
            <text:p>-0.0075519</text:p>
          </table:table-cell>
          <table:table-cell office:value-type="float" office:value="-0.000302552" calcext:value-type="float">
            <text:p>-0.000302552</text:p>
          </table:table-cell>
          <table:table-cell office:value-type="float" office:value="4.98998" calcext:value-type="float">
            <text:p>4.989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0468644" calcext:value-type="float">
            <text:p>-0.00468644</text:p>
          </table:table-cell>
          <table:table-cell office:value-type="float" office:value="-0.000187753" calcext:value-type="float">
            <text:p>-0.000187753</text:p>
          </table:table-cell>
          <table:table-cell office:value-type="float" office:value="4.98987" calcext:value-type="float">
            <text:p>4.989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7" calcext:value-type="float">
            <text:p>538.407</text:p>
          </table:table-cell>
          <table:table-cell office:value-type="float" office:value="-0.00248411" calcext:value-type="float">
            <text:p>-0.00248411</text:p>
          </table:table-cell>
          <table:table-cell office:value-type="float" office:value="-0.0000995212" calcext:value-type="float">
            <text:p>-9.95212E-05</text:p>
          </table:table-cell>
          <table:table-cell office:value-type="float" office:value="4.99346" calcext:value-type="float">
            <text:p>4.9934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" calcext:value-type="float">
            <text:p>538.4</text:p>
          </table:table-cell>
          <table:table-cell office:value-type="float" office:value="-0.00108286" calcext:value-type="float">
            <text:p>-0.00108286</text:p>
          </table:table-cell>
          <table:table-cell office:value-type="float" office:value="-0.0000433826" calcext:value-type="float">
            <text:p>-4.33826E-05</text:p>
          </table:table-cell>
          <table:table-cell office:value-type="float" office:value="4.99792" calcext:value-type="float">
            <text:p>4.9979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5" calcext:value-type="float">
            <text:p>538.395</text:p>
          </table:table-cell>
          <table:table-cell office:value-type="float" office:value="0.000607788" calcext:value-type="float">
            <text:p>0.000607788</text:p>
          </table:table-cell>
          <table:table-cell office:value-type="float" office:value="0.0000243498" calcext:value-type="float">
            <text:p>2.43498E-05</text:p>
          </table:table-cell>
          <table:table-cell office:value-type="float" office:value="5.00102" calcext:value-type="float">
            <text:p>5.0010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1" calcext:value-type="float">
            <text:p>538.391</text:p>
          </table:table-cell>
          <table:table-cell office:value-type="float" office:value="0.00211939" calcext:value-type="float">
            <text:p>0.00211939</text:p>
          </table:table-cell>
          <table:table-cell office:value-type="float" office:value="0.0000849091" calcext:value-type="float">
            <text:p>8.49091E-05</text:p>
          </table:table-cell>
          <table:table-cell office:value-type="float" office:value="5.00324" calcext:value-type="float">
            <text:p>5.0032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7" calcext:value-type="float">
            <text:p>538.387</text:p>
          </table:table-cell>
          <table:table-cell office:value-type="float" office:value="0.00354945" calcext:value-type="float">
            <text:p>0.00354945</text:p>
          </table:table-cell>
          <table:table-cell office:value-type="float" office:value="0.000142202" calcext:value-type="float">
            <text:p>0.000142202</text:p>
          </table:table-cell>
          <table:table-cell office:value-type="float" office:value="5.00571" calcext:value-type="float">
            <text:p>5.0057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3" calcext:value-type="float">
            <text:p>538.383</text:p>
          </table:table-cell>
          <table:table-cell office:value-type="float" office:value="0.00598092" calcext:value-type="float">
            <text:p>0.00598092</text:p>
          </table:table-cell>
          <table:table-cell office:value-type="float" office:value="0.000234385" calcext:value-type="float">
            <text:p>0.000234385</text:p>
          </table:table-cell>
          <table:table-cell office:value-type="float" office:value="5.00813" calcext:value-type="float">
            <text:p>5.0081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2" calcext:value-type="float">
            <text:p>538.382</text:p>
          </table:table-cell>
          <table:table-cell office:value-type="float" office:value="0.00923657" calcext:value-type="float">
            <text:p>0.00923657</text:p>
          </table:table-cell>
          <table:table-cell office:value-type="float" office:value="0.000361969" calcext:value-type="float">
            <text:p>0.000361969</text:p>
          </table:table-cell>
          <table:table-cell office:value-type="float" office:value="5.00813" calcext:value-type="float">
            <text:p>5.0081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" calcext:value-type="float">
            <text:p>538.38</text:p>
          </table:table-cell>
          <table:table-cell office:value-type="float" office:value="0.0114773" calcext:value-type="float">
            <text:p>0.0114773</text:p>
          </table:table-cell>
          <table:table-cell office:value-type="float" office:value="0.000449781" calcext:value-type="float">
            <text:p>0.000449781</text:p>
          </table:table-cell>
          <table:table-cell office:value-type="float" office:value="5.00854" calcext:value-type="float">
            <text:p>5.008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8" calcext:value-type="float">
            <text:p>538.378</text:p>
          </table:table-cell>
          <table:table-cell office:value-type="float" office:value="0.0140082" calcext:value-type="float">
            <text:p>0.0140082</text:p>
          </table:table-cell>
          <table:table-cell office:value-type="float" office:value="0.000548964" calcext:value-type="float">
            <text:p>0.000548964</text:p>
          </table:table-cell>
          <table:table-cell office:value-type="float" office:value="5.00901" calcext:value-type="float">
            <text:p>5.009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4" calcext:value-type="float">
            <text:p>538.374</text:p>
          </table:table-cell>
          <table:table-cell office:value-type="float" office:value="0.0159094" calcext:value-type="float">
            <text:p>0.0159094</text:p>
          </table:table-cell>
          <table:table-cell office:value-type="float" office:value="0.000623469" calcext:value-type="float">
            <text:p>0.000623469</text:p>
          </table:table-cell>
          <table:table-cell office:value-type="float" office:value="5.01105" calcext:value-type="float">
            <text:p>5.0110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3" calcext:value-type="float">
            <text:p>538.373</text:p>
          </table:table-cell>
          <table:table-cell office:value-type="float" office:value="0.0168279" calcext:value-type="float">
            <text:p>0.0168279</text:p>
          </table:table-cell>
          <table:table-cell office:value-type="float" office:value="0.000659465" calcext:value-type="float">
            <text:p>0.000659465</text:p>
          </table:table-cell>
          <table:table-cell office:value-type="float" office:value="5.01093" calcext:value-type="float">
            <text:p>5.010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2" calcext:value-type="float">
            <text:p>538.372</text:p>
          </table:table-cell>
          <table:table-cell office:value-type="float" office:value="0.0180769" calcext:value-type="float">
            <text:p>0.0180769</text:p>
          </table:table-cell>
          <table:table-cell office:value-type="float" office:value="0.000708411" calcext:value-type="float">
            <text:p>0.000708411</text:p>
          </table:table-cell>
          <table:table-cell office:value-type="float" office:value="5.01052" calcext:value-type="float">
            <text:p>5.0105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9" calcext:value-type="float">
            <text:p>538.369</text:p>
          </table:table-cell>
          <table:table-cell office:value-type="float" office:value="0.020909" calcext:value-type="float">
            <text:p>0.020909</text:p>
          </table:table-cell>
          <table:table-cell office:value-type="float" office:value="0.000819398" calcext:value-type="float">
            <text:p>0.000819398</text:p>
          </table:table-cell>
          <table:table-cell office:value-type="float" office:value="5.01197" calcext:value-type="float">
            <text:p>5.0119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5" calcext:value-type="float">
            <text:p>538.365</text:p>
          </table:table-cell>
          <table:table-cell office:value-type="float" office:value="0.0217102" calcext:value-type="float">
            <text:p>0.0217102</text:p>
          </table:table-cell>
          <table:table-cell office:value-type="float" office:value="0.000850794" calcext:value-type="float">
            <text:p>0.000850794</text:p>
          </table:table-cell>
          <table:table-cell office:value-type="float" office:value="5.01539" calcext:value-type="float">
            <text:p>5.0153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" calcext:value-type="float">
            <text:p>538.36</text:p>
          </table:table-cell>
          <table:table-cell office:value-type="float" office:value="0.0210142" calcext:value-type="float">
            <text:p>0.0210142</text:p>
          </table:table-cell>
          <table:table-cell office:value-type="float" office:value="0.000823518" calcext:value-type="float">
            <text:p>0.000823518</text:p>
          </table:table-cell>
          <table:table-cell office:value-type="float" office:value="5.01921" calcext:value-type="float">
            <text:p>5.019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8" calcext:value-type="float">
            <text:p>538.358</text:p>
          </table:table-cell>
          <table:table-cell office:value-type="float" office:value="0.0211268" calcext:value-type="float">
            <text:p>0.0211268</text:p>
          </table:table-cell>
          <table:table-cell office:value-type="float" office:value="0.000827934" calcext:value-type="float">
            <text:p>0.000827934</text:p>
          </table:table-cell>
          <table:table-cell office:value-type="float" office:value="5.01931" calcext:value-type="float">
            <text:p>5.019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7" calcext:value-type="float">
            <text:p>538.357</text:p>
          </table:table-cell>
          <table:table-cell office:value-type="float" office:value="0.022315" calcext:value-type="float">
            <text:p>0.022315</text:p>
          </table:table-cell>
          <table:table-cell office:value-type="float" office:value="0.000874498" calcext:value-type="float">
            <text:p>0.000874498</text:p>
          </table:table-cell>
          <table:table-cell office:value-type="float" office:value="5.01984" calcext:value-type="float">
            <text:p>5.0198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5" calcext:value-type="float">
            <text:p>538.355</text:p>
          </table:table-cell>
          <table:table-cell office:value-type="float" office:value="0.0227829" calcext:value-type="float">
            <text:p>0.0227829</text:p>
          </table:table-cell>
          <table:table-cell office:value-type="float" office:value="0.000892831" calcext:value-type="float">
            <text:p>0.000892831</text:p>
          </table:table-cell>
          <table:table-cell office:value-type="float" office:value="5.02021" calcext:value-type="float">
            <text:p>5.0202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2" calcext:value-type="float">
            <text:p>538.352</text:p>
          </table:table-cell>
          <table:table-cell office:value-type="float" office:value="0.0249386" calcext:value-type="float">
            <text:p>0.0249386</text:p>
          </table:table-cell>
          <table:table-cell office:value-type="float" office:value="0.00097731" calcext:value-type="float">
            <text:p>0.00097731</text:p>
          </table:table-cell>
          <table:table-cell office:value-type="float" office:value="5.02191" calcext:value-type="float">
            <text:p>5.0219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" calcext:value-type="float">
            <text:p>538.35</text:p>
          </table:table-cell>
          <table:table-cell office:value-type="float" office:value="0.0263326" calcext:value-type="float">
            <text:p>0.0263326</text:p>
          </table:table-cell>
          <table:table-cell office:value-type="float" office:value="0.00103194" calcext:value-type="float">
            <text:p>0.00103194</text:p>
          </table:table-cell>
          <table:table-cell office:value-type="float" office:value="5.02356" calcext:value-type="float">
            <text:p>5.0235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5" calcext:value-type="float">
            <text:p>538.345</text:p>
          </table:table-cell>
          <table:table-cell office:value-type="float" office:value="0.0269343" calcext:value-type="float">
            <text:p>0.0269343</text:p>
          </table:table-cell>
          <table:table-cell office:value-type="float" office:value="0.00105552" calcext:value-type="float">
            <text:p>0.00105552</text:p>
          </table:table-cell>
          <table:table-cell office:value-type="float" office:value="5.0271" calcext:value-type="float">
            <text:p>5.027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1" calcext:value-type="float">
            <text:p>538.341</text:p>
          </table:table-cell>
          <table:table-cell office:value-type="float" office:value="0.026661" calcext:value-type="float">
            <text:p>0.026661</text:p>
          </table:table-cell>
          <table:table-cell office:value-type="float" office:value="0.00104481" calcext:value-type="float">
            <text:p>0.00104481</text:p>
          </table:table-cell>
          <table:table-cell office:value-type="float" office:value="5.03087" calcext:value-type="float">
            <text:p>5.030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7" calcext:value-type="float">
            <text:p>538.337</text:p>
          </table:table-cell>
          <table:table-cell office:value-type="float" office:value="0.0266681" calcext:value-type="float">
            <text:p>0.0266681</text:p>
          </table:table-cell>
          <table:table-cell office:value-type="float" office:value="0.00104509" calcext:value-type="float">
            <text:p>0.00104509</text:p>
          </table:table-cell>
          <table:table-cell office:value-type="float" office:value="5.03296" calcext:value-type="float">
            <text:p>5.0329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6" calcext:value-type="float">
            <text:p>538.336</text:p>
          </table:table-cell>
          <table:table-cell office:value-type="float" office:value="0.0267494" calcext:value-type="float">
            <text:p>0.0267494</text:p>
          </table:table-cell>
          <table:table-cell office:value-type="float" office:value="0.00104828" calcext:value-type="float">
            <text:p>0.00104828</text:p>
          </table:table-cell>
          <table:table-cell office:value-type="float" office:value="5.03374" calcext:value-type="float">
            <text:p>5.033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2" calcext:value-type="float">
            <text:p>538.332</text:p>
          </table:table-cell>
          <table:table-cell office:value-type="float" office:value="0.0270963" calcext:value-type="float">
            <text:p>0.0270963</text:p>
          </table:table-cell>
          <table:table-cell office:value-type="float" office:value="0.00106187" calcext:value-type="float">
            <text:p>0.00106187</text:p>
          </table:table-cell>
          <table:table-cell office:value-type="float" office:value="5.03669" calcext:value-type="float">
            <text:p>5.0366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5" calcext:value-type="float">
            <text:p>538.325</text:p>
          </table:table-cell>
          <table:table-cell office:value-type="float" office:value="0.0267344" calcext:value-type="float">
            <text:p>0.0267344</text:p>
          </table:table-cell>
          <table:table-cell office:value-type="float" office:value="0.00104769" calcext:value-type="float">
            <text:p>0.00104769</text:p>
          </table:table-cell>
          <table:table-cell office:value-type="float" office:value="5.04272" calcext:value-type="float">
            <text:p>5.042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9" calcext:value-type="float">
            <text:p>538.319</text:p>
          </table:table-cell>
          <table:table-cell office:value-type="float" office:value="0.0259805" calcext:value-type="float">
            <text:p>0.0259805</text:p>
          </table:table-cell>
          <table:table-cell office:value-type="float" office:value="0.00101814" calcext:value-type="float">
            <text:p>0.00101814</text:p>
          </table:table-cell>
          <table:table-cell office:value-type="float" office:value="5.04831" calcext:value-type="float">
            <text:p>5.0483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3" calcext:value-type="float">
            <text:p>538.313</text:p>
          </table:table-cell>
          <table:table-cell office:value-type="float" office:value="0.0248294" calcext:value-type="float">
            <text:p>0.0248294</text:p>
          </table:table-cell>
          <table:table-cell office:value-type="float" office:value="0.000973033" calcext:value-type="float">
            <text:p>0.000973033</text:p>
          </table:table-cell>
          <table:table-cell office:value-type="float" office:value="5.05349" calcext:value-type="float">
            <text:p>5.0534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8" calcext:value-type="float">
            <text:p>538.308</text:p>
          </table:table-cell>
          <table:table-cell office:value-type="float" office:value="0.0213203" calcext:value-type="float">
            <text:p>0.0213203</text:p>
          </table:table-cell>
          <table:table-cell office:value-type="float" office:value="0.000835517" calcext:value-type="float">
            <text:p>0.000835517</text:p>
          </table:table-cell>
          <table:table-cell office:value-type="float" office:value="5.05772" calcext:value-type="float">
            <text:p>5.057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6" calcext:value-type="float">
            <text:p>538.306</text:p>
          </table:table-cell>
          <table:table-cell office:value-type="float" office:value="0.0177972" calcext:value-type="float">
            <text:p>0.0177972</text:p>
          </table:table-cell>
          <table:table-cell office:value-type="float" office:value="0.00069745" calcext:value-type="float">
            <text:p>0.00069745</text:p>
          </table:table-cell>
          <table:table-cell office:value-type="float" office:value="5.05909" calcext:value-type="float">
            <text:p>5.0590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4" calcext:value-type="float">
            <text:p>538.304</text:p>
          </table:table-cell>
          <table:table-cell office:value-type="float" office:value="0.0164044" calcext:value-type="float">
            <text:p>0.0164044</text:p>
          </table:table-cell>
          <table:table-cell office:value-type="float" office:value="0.000649121" calcext:value-type="float">
            <text:p>0.000649121</text:p>
          </table:table-cell>
          <table:table-cell office:value-type="float" office:value="5.06044" calcext:value-type="float">
            <text:p>5.060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9" calcext:value-type="float">
            <text:p>538.299</text:p>
          </table:table-cell>
          <table:table-cell office:value-type="float" office:value="0.0140545" calcext:value-type="float">
            <text:p>0.0140545</text:p>
          </table:table-cell>
          <table:table-cell office:value-type="float" office:value="0.000556134" calcext:value-type="float">
            <text:p>0.000556134</text:p>
          </table:table-cell>
          <table:table-cell office:value-type="float" office:value="5.06551" calcext:value-type="float">
            <text:p>5.0655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2" calcext:value-type="float">
            <text:p>538.292</text:p>
          </table:table-cell>
          <table:table-cell office:value-type="float" office:value="0.0119495" calcext:value-type="float">
            <text:p>0.0119495</text:p>
          </table:table-cell>
          <table:table-cell office:value-type="float" office:value="0.000472838" calcext:value-type="float">
            <text:p>0.000472838</text:p>
          </table:table-cell>
          <table:table-cell office:value-type="float" office:value="5.0716" calcext:value-type="float">
            <text:p>5.07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5" calcext:value-type="float">
            <text:p>538.285</text:p>
          </table:table-cell>
          <table:table-cell office:value-type="float" office:value="0.00932673" calcext:value-type="float">
            <text:p>0.00932673</text:p>
          </table:table-cell>
          <table:table-cell office:value-type="float" office:value="0.000369057" calcext:value-type="float">
            <text:p>0.000369057</text:p>
          </table:table-cell>
          <table:table-cell office:value-type="float" office:value="5.0783" calcext:value-type="float">
            <text:p>5.078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" calcext:value-type="float">
            <text:p>538.28</text:p>
          </table:table-cell>
          <table:table-cell office:value-type="float" office:value="0.00609477" calcext:value-type="float">
            <text:p>0.00609477</text:p>
          </table:table-cell>
          <table:table-cell office:value-type="float" office:value="0.000241169" calcext:value-type="float">
            <text:p>0.000241169</text:p>
          </table:table-cell>
          <table:table-cell office:value-type="float" office:value="5.0823" calcext:value-type="float">
            <text:p>5.082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6" calcext:value-type="float">
            <text:p>538.276</text:p>
          </table:table-cell>
          <table:table-cell office:value-type="float" office:value="0.00343616" calcext:value-type="float">
            <text:p>0.00343616</text:p>
          </table:table-cell>
          <table:table-cell office:value-type="float" office:value="0.000135968" calcext:value-type="float">
            <text:p>0.000135968</text:p>
          </table:table-cell>
          <table:table-cell office:value-type="float" office:value="5.08624" calcext:value-type="float">
            <text:p>5.0862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4" calcext:value-type="float">
            <text:p>538.274</text:p>
          </table:table-cell>
          <table:table-cell office:value-type="float" office:value="-0.000262583" calcext:value-type="float">
            <text:p>-0.000262583</text:p>
          </table:table-cell>
          <table:table-cell office:value-type="float" office:value="-0.0000103903" calcext:value-type="float">
            <text:p>-1.03903E-05</text:p>
          </table:table-cell>
          <table:table-cell office:value-type="float" office:value="5.08802" calcext:value-type="float">
            <text:p>5.0880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2" calcext:value-type="float">
            <text:p>538.272</text:p>
          </table:table-cell>
          <table:table-cell office:value-type="float" office:value="-0.00424054" calcext:value-type="float">
            <text:p>-0.00424054</text:p>
          </table:table-cell>
          <table:table-cell office:value-type="float" office:value="-0.000167797" calcext:value-type="float">
            <text:p>-0.000167797</text:p>
          </table:table-cell>
          <table:table-cell office:value-type="float" office:value="5.08855" calcext:value-type="float">
            <text:p>5.0885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9" calcext:value-type="float">
            <text:p>538.269</text:p>
          </table:table-cell>
          <table:table-cell office:value-type="float" office:value="-0.00692432" calcext:value-type="float">
            <text:p>-0.00692432</text:p>
          </table:table-cell>
          <table:table-cell office:value-type="float" office:value="-0.000273994" calcext:value-type="float">
            <text:p>-0.000273994</text:p>
          </table:table-cell>
          <table:table-cell office:value-type="float" office:value="5.09161" calcext:value-type="float">
            <text:p>5.0916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9" calcext:value-type="float">
            <text:p>538.269</text:p>
          </table:table-cell>
          <table:table-cell office:value-type="float" office:value="-0.0108208" calcext:value-type="float">
            <text:p>-0.0108208</text:p>
          </table:table-cell>
          <table:table-cell office:value-type="float" office:value="-0.000428178" calcext:value-type="float">
            <text:p>-0.000428178</text:p>
          </table:table-cell>
          <table:table-cell office:value-type="float" office:value="5.09081" calcext:value-type="float">
            <text:p>5.090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69" calcext:value-type="float">
            <text:p>538.269</text:p>
          </table:table-cell>
          <table:table-cell office:value-type="float" office:value="-0.0137752" calcext:value-type="float">
            <text:p>-0.0137752</text:p>
          </table:table-cell>
          <table:table-cell office:value-type="float" office:value="-0.000545083" calcext:value-type="float">
            <text:p>-0.000545083</text:p>
          </table:table-cell>
          <table:table-cell office:value-type="float" office:value="5.09059" calcext:value-type="float">
            <text:p>5.0905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1" calcext:value-type="float">
            <text:p>538.271</text:p>
          </table:table-cell>
          <table:table-cell office:value-type="float" office:value="-0.0159354" calcext:value-type="float">
            <text:p>-0.0159354</text:p>
          </table:table-cell>
          <table:table-cell office:value-type="float" office:value="-0.000630561" calcext:value-type="float">
            <text:p>-0.000630561</text:p>
          </table:table-cell>
          <table:table-cell office:value-type="float" office:value="5.088" calcext:value-type="float">
            <text:p>5.08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4" calcext:value-type="float">
            <text:p>538.274</text:p>
          </table:table-cell>
          <table:table-cell office:value-type="float" office:value="-0.0192461" calcext:value-type="float">
            <text:p>-0.0192461</text:p>
          </table:table-cell>
          <table:table-cell office:value-type="float" office:value="-0.000761565" calcext:value-type="float">
            <text:p>-0.000761565</text:p>
          </table:table-cell>
          <table:table-cell office:value-type="float" office:value="5.08474" calcext:value-type="float">
            <text:p>5.0847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5" calcext:value-type="float">
            <text:p>538.275</text:p>
          </table:table-cell>
          <table:table-cell office:value-type="float" office:value="-0.0241188" calcext:value-type="float">
            <text:p>-0.0241188</text:p>
          </table:table-cell>
          <table:table-cell office:value-type="float" office:value="-0.000954378" calcext:value-type="float">
            <text:p>-0.000954378</text:p>
          </table:table-cell>
          <table:table-cell office:value-type="float" office:value="5.08332" calcext:value-type="float">
            <text:p>5.0833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5" calcext:value-type="float">
            <text:p>538.275</text:p>
          </table:table-cell>
          <table:table-cell office:value-type="float" office:value="-0.0291636" calcext:value-type="float">
            <text:p>-0.0291636</text:p>
          </table:table-cell>
          <table:table-cell office:value-type="float" office:value="-0.001154" calcext:value-type="float">
            <text:p>-0.001154</text:p>
          </table:table-cell>
          <table:table-cell office:value-type="float" office:value="5.08342" calcext:value-type="float">
            <text:p>5.083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5" calcext:value-type="float">
            <text:p>538.275</text:p>
          </table:table-cell>
          <table:table-cell office:value-type="float" office:value="-0.0330447" calcext:value-type="float">
            <text:p>-0.0330447</text:p>
          </table:table-cell>
          <table:table-cell office:value-type="float" office:value="-0.00130757" calcext:value-type="float">
            <text:p>-0.00130757</text:p>
          </table:table-cell>
          <table:table-cell office:value-type="float" office:value="5.08363" calcext:value-type="float">
            <text:p>5.0836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6" calcext:value-type="float">
            <text:p>538.276</text:p>
          </table:table-cell>
          <table:table-cell office:value-type="float" office:value="-0.0364011" calcext:value-type="float">
            <text:p>-0.0364011</text:p>
          </table:table-cell>
          <table:table-cell office:value-type="float" office:value="-0.00144038" calcext:value-type="float">
            <text:p>-0.00144038</text:p>
          </table:table-cell>
          <table:table-cell office:value-type="float" office:value="5.08193" calcext:value-type="float">
            <text:p>5.081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7" calcext:value-type="float">
            <text:p>538.277</text:p>
          </table:table-cell>
          <table:table-cell office:value-type="float" office:value="-0.0394945" calcext:value-type="float">
            <text:p>-0.0394945</text:p>
          </table:table-cell>
          <table:table-cell office:value-type="float" office:value="-0.00156279" calcext:value-type="float">
            <text:p>-0.00156279</text:p>
          </table:table-cell>
          <table:table-cell office:value-type="float" office:value="5.08141" calcext:value-type="float">
            <text:p>5.0814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7" calcext:value-type="float">
            <text:p>538.277</text:p>
          </table:table-cell>
          <table:table-cell office:value-type="float" office:value="-0.0438346" calcext:value-type="float">
            <text:p>-0.0438346</text:p>
          </table:table-cell>
          <table:table-cell office:value-type="float" office:value="-0.00173453" calcext:value-type="float">
            <text:p>-0.00173453</text:p>
          </table:table-cell>
          <table:table-cell office:value-type="float" office:value="5.08081" calcext:value-type="float">
            <text:p>5.080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9" calcext:value-type="float">
            <text:p>538.279</text:p>
          </table:table-cell>
          <table:table-cell office:value-type="float" office:value="-0.046917" calcext:value-type="float">
            <text:p>-0.046917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5.07912" calcext:value-type="float">
            <text:p>5.0791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9" calcext:value-type="float">
            <text:p>538.279</text:p>
          </table:table-cell>
          <table:table-cell office:value-type="float" office:value="-0.0493109" calcext:value-type="float">
            <text:p>-0.0493109</text:p>
          </table:table-cell>
          <table:table-cell office:value-type="float" office:value="-0.00195122" calcext:value-type="float">
            <text:p>-0.00195122</text:p>
          </table:table-cell>
          <table:table-cell office:value-type="float" office:value="5.07878" calcext:value-type="float">
            <text:p>5.0787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9" calcext:value-type="float">
            <text:p>538.279</text:p>
          </table:table-cell>
          <table:table-cell office:value-type="float" office:value="-0.0509224" calcext:value-type="float">
            <text:p>-0.0509224</text:p>
          </table:table-cell>
          <table:table-cell office:value-type="float" office:value="-0.00201499" calcext:value-type="float">
            <text:p>-0.00201499</text:p>
          </table:table-cell>
          <table:table-cell office:value-type="float" office:value="5.07894" calcext:value-type="float">
            <text:p>5.078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7" calcext:value-type="float">
            <text:p>538.277</text:p>
          </table:table-cell>
          <table:table-cell office:value-type="float" office:value="-0.0523454" calcext:value-type="float">
            <text:p>-0.0523454</text:p>
          </table:table-cell>
          <table:table-cell office:value-type="float" office:value="-0.0020713" calcext:value-type="float">
            <text:p>-0.0020713</text:p>
          </table:table-cell>
          <table:table-cell office:value-type="float" office:value="5.08076" calcext:value-type="float">
            <text:p>5.080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6" calcext:value-type="float">
            <text:p>538.276</text:p>
          </table:table-cell>
          <table:table-cell office:value-type="float" office:value="-0.0539326" calcext:value-type="float">
            <text:p>-0.0539326</text:p>
          </table:table-cell>
          <table:table-cell office:value-type="float" office:value="-0.0021341" calcext:value-type="float">
            <text:p>-0.0021341</text:p>
          </table:table-cell>
          <table:table-cell office:value-type="float" office:value="5.08269" calcext:value-type="float">
            <text:p>5.0826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4" calcext:value-type="float">
            <text:p>538.274</text:p>
          </table:table-cell>
          <table:table-cell office:value-type="float" office:value="-0.0559934" calcext:value-type="float">
            <text:p>-0.0559934</text:p>
          </table:table-cell>
          <table:table-cell office:value-type="float" office:value="-0.00221565" calcext:value-type="float">
            <text:p>-0.00221565</text:p>
          </table:table-cell>
          <table:table-cell office:value-type="float" office:value="5.0844" calcext:value-type="float">
            <text:p>5.084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6" calcext:value-type="float">
            <text:p>538.276</text:p>
          </table:table-cell>
          <table:table-cell office:value-type="float" office:value="-0.0586293" calcext:value-type="float">
            <text:p>-0.0586293</text:p>
          </table:table-cell>
          <table:table-cell office:value-type="float" office:value="-0.00230022" calcext:value-type="float">
            <text:p>-0.00230022</text:p>
          </table:table-cell>
          <table:table-cell office:value-type="float" office:value="5.08266" calcext:value-type="float">
            <text:p>5.0826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7" calcext:value-type="float">
            <text:p>538.277</text:p>
          </table:table-cell>
          <table:table-cell office:value-type="float" office:value="-0.060247" calcext:value-type="float">
            <text:p>-0.060247</text:p>
          </table:table-cell>
          <table:table-cell office:value-type="float" office:value="-0.00236369" calcext:value-type="float">
            <text:p>-0.00236369</text:p>
          </table:table-cell>
          <table:table-cell office:value-type="float" office:value="5.08109" calcext:value-type="float">
            <text:p>5.0810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7" calcext:value-type="float">
            <text:p>538.277</text:p>
          </table:table-cell>
          <table:table-cell office:value-type="float" office:value="-0.0622232" calcext:value-type="float">
            <text:p>-0.0622232</text:p>
          </table:table-cell>
          <table:table-cell office:value-type="float" office:value="-0.00244122" calcext:value-type="float">
            <text:p>-0.00244122</text:p>
          </table:table-cell>
          <table:table-cell office:value-type="float" office:value="5.08181" calcext:value-type="float">
            <text:p>5.0818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7" calcext:value-type="float">
            <text:p>538.277</text:p>
          </table:table-cell>
          <table:table-cell office:value-type="float" office:value="-0.0623675" calcext:value-type="float">
            <text:p>-0.0623675</text:p>
          </table:table-cell>
          <table:table-cell office:value-type="float" office:value="-0.00244688" calcext:value-type="float">
            <text:p>-0.00244688</text:p>
          </table:table-cell>
          <table:table-cell office:value-type="float" office:value="5.08109" calcext:value-type="float">
            <text:p>5.0810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" calcext:value-type="float">
            <text:p>538.28</text:p>
          </table:table-cell>
          <table:table-cell office:value-type="float" office:value="-0.0628383" calcext:value-type="float">
            <text:p>-0.0628383</text:p>
          </table:table-cell>
          <table:table-cell office:value-type="float" office:value="-0.00246535" calcext:value-type="float">
            <text:p>-0.00246535</text:p>
          </table:table-cell>
          <table:table-cell office:value-type="float" office:value="5.079" calcext:value-type="float">
            <text:p>5.0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1" calcext:value-type="float">
            <text:p>538.281</text:p>
          </table:table-cell>
          <table:table-cell office:value-type="float" office:value="-0.0614574" calcext:value-type="float">
            <text:p>-0.0614574</text:p>
          </table:table-cell>
          <table:table-cell office:value-type="float" office:value="-0.00241117" calcext:value-type="float">
            <text:p>-0.00241117</text:p>
          </table:table-cell>
          <table:table-cell office:value-type="float" office:value="5.07808" calcext:value-type="float">
            <text:p>5.0780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2" calcext:value-type="float">
            <text:p>538.282</text:p>
          </table:table-cell>
          <table:table-cell office:value-type="float" office:value="-0.0583145" calcext:value-type="float">
            <text:p>-0.0583145</text:p>
          </table:table-cell>
          <table:table-cell office:value-type="float" office:value="-0.00228787" calcext:value-type="float">
            <text:p>-0.00228787</text:p>
          </table:table-cell>
          <table:table-cell office:value-type="float" office:value="5.07766" calcext:value-type="float">
            <text:p>5.0776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1" calcext:value-type="float">
            <text:p>538.281</text:p>
          </table:table-cell>
          <table:table-cell office:value-type="float" office:value="-0.0554681" calcext:value-type="float">
            <text:p>-0.0554681</text:p>
          </table:table-cell>
          <table:table-cell office:value-type="float" office:value="-0.00217619" calcext:value-type="float">
            <text:p>-0.00217619</text:p>
          </table:table-cell>
          <table:table-cell office:value-type="float" office:value="5.07864" calcext:value-type="float">
            <text:p>5.078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" calcext:value-type="float">
            <text:p>538.28</text:p>
          </table:table-cell>
          <table:table-cell office:value-type="float" office:value="-0.0536951" calcext:value-type="float">
            <text:p>-0.0536951</text:p>
          </table:table-cell>
          <table:table-cell office:value-type="float" office:value="-0.00210663" calcext:value-type="float">
            <text:p>-0.00210663</text:p>
          </table:table-cell>
          <table:table-cell office:value-type="float" office:value="5.08035" calcext:value-type="float">
            <text:p>5.0803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78" calcext:value-type="float">
            <text:p>538.278</text:p>
          </table:table-cell>
          <table:table-cell office:value-type="float" office:value="-0.0506545" calcext:value-type="float">
            <text:p>-0.0506545</text:p>
          </table:table-cell>
          <table:table-cell office:value-type="float" office:value="-0.00198734" calcext:value-type="float">
            <text:p>-0.00198734</text:p>
          </table:table-cell>
          <table:table-cell office:value-type="float" office:value="5.08187" calcext:value-type="float">
            <text:p>5.081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" calcext:value-type="float">
            <text:p>538.28</text:p>
          </table:table-cell>
          <table:table-cell office:value-type="float" office:value="-0.0466427" calcext:value-type="float">
            <text:p>-0.0466427</text:p>
          </table:table-cell>
          <table:table-cell office:value-type="float" office:value="-0.00182994" calcext:value-type="float">
            <text:p>-0.00182994</text:p>
          </table:table-cell>
          <table:table-cell office:value-type="float" office:value="5.0811" calcext:value-type="float">
            <text:p>5.081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4" calcext:value-type="float">
            <text:p>538.284</text:p>
          </table:table-cell>
          <table:table-cell office:value-type="float" office:value="-0.0420743" calcext:value-type="float">
            <text:p>-0.0420743</text:p>
          </table:table-cell>
          <table:table-cell office:value-type="float" office:value="-0.00165071" calcext:value-type="float">
            <text:p>-0.00165071</text:p>
          </table:table-cell>
          <table:table-cell office:value-type="float" office:value="5.07693" calcext:value-type="float">
            <text:p>5.076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6" calcext:value-type="float">
            <text:p>538.286</text:p>
          </table:table-cell>
          <table:table-cell office:value-type="float" office:value="-0.0372562" calcext:value-type="float">
            <text:p>-0.0372562</text:p>
          </table:table-cell>
          <table:table-cell office:value-type="float" office:value="-0.00146168" calcext:value-type="float">
            <text:p>-0.00146168</text:p>
          </table:table-cell>
          <table:table-cell office:value-type="float" office:value="5.07549" calcext:value-type="float">
            <text:p>5.0754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7" calcext:value-type="float">
            <text:p>538.287</text:p>
          </table:table-cell>
          <table:table-cell office:value-type="float" office:value="-0.0323214" calcext:value-type="float">
            <text:p>-0.0323214</text:p>
          </table:table-cell>
          <table:table-cell office:value-type="float" office:value="-0.00126808" calcext:value-type="float">
            <text:p>-0.00126808</text:p>
          </table:table-cell>
          <table:table-cell office:value-type="float" office:value="5.07554" calcext:value-type="float">
            <text:p>5.0755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7" calcext:value-type="float">
            <text:p>538.287</text:p>
          </table:table-cell>
          <table:table-cell office:value-type="float" office:value="-0.0266104" calcext:value-type="float">
            <text:p>-0.0266104</text:p>
          </table:table-cell>
          <table:table-cell office:value-type="float" office:value="-0.00104401" calcext:value-type="float">
            <text:p>-0.00104401</text:p>
          </table:table-cell>
          <table:table-cell office:value-type="float" office:value="5.0757" calcext:value-type="float">
            <text:p>5.075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6" calcext:value-type="float">
            <text:p>538.286</text:p>
          </table:table-cell>
          <table:table-cell office:value-type="float" office:value="-0.0216536" calcext:value-type="float">
            <text:p>-0.0216536</text:p>
          </table:table-cell>
          <table:table-cell office:value-type="float" office:value="-0.000849542" calcext:value-type="float">
            <text:p>-0.000849542</text:p>
          </table:table-cell>
          <table:table-cell office:value-type="float" office:value="5.07698" calcext:value-type="float">
            <text:p>5.076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4" calcext:value-type="float">
            <text:p>538.284</text:p>
          </table:table-cell>
          <table:table-cell office:value-type="float" office:value="-0.0161936" calcext:value-type="float">
            <text:p>-0.0161936</text:p>
          </table:table-cell>
          <table:table-cell office:value-type="float" office:value="-0.000635327" calcext:value-type="float">
            <text:p>-0.000635327</text:p>
          </table:table-cell>
          <table:table-cell office:value-type="float" office:value="5.07926" calcext:value-type="float">
            <text:p>5.079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5" calcext:value-type="float">
            <text:p>538.285</text:p>
          </table:table-cell>
          <table:table-cell office:value-type="float" office:value="-0.0104057" calcext:value-type="float">
            <text:p>-0.0104057</text:p>
          </table:table-cell>
          <table:table-cell office:value-type="float" office:value="-0.000408248" calcext:value-type="float">
            <text:p>-0.000408248</text:p>
          </table:table-cell>
          <table:table-cell office:value-type="float" office:value="5.07885" calcext:value-type="float">
            <text:p>5.0788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89" calcext:value-type="float">
            <text:p>538.289</text:p>
          </table:table-cell>
          <table:table-cell office:value-type="float" office:value="-0.00489729" calcext:value-type="float">
            <text:p>-0.00489729</text:p>
          </table:table-cell>
          <table:table-cell office:value-type="float" office:value="-0.000192137" calcext:value-type="float">
            <text:p>-0.000192137</text:p>
          </table:table-cell>
          <table:table-cell office:value-type="float" office:value="5.0758" calcext:value-type="float">
            <text:p>5.075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4" calcext:value-type="float">
            <text:p>538.294</text:p>
          </table:table-cell>
          <table:table-cell office:value-type="float" office:value="0.000270163" calcext:value-type="float">
            <text:p>0.000270163</text:p>
          </table:table-cell>
          <table:table-cell office:value-type="float" office:value="0.0000105994" calcext:value-type="float">
            <text:p>1.05994E-05</text:p>
          </table:table-cell>
          <table:table-cell office:value-type="float" office:value="5.07172" calcext:value-type="float">
            <text:p>5.0717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4" calcext:value-type="float">
            <text:p>538.294</text:p>
          </table:table-cell>
          <table:table-cell office:value-type="float" office:value="0.00599536" calcext:value-type="float">
            <text:p>0.00599536</text:p>
          </table:table-cell>
          <table:table-cell office:value-type="float" office:value="0.000235218" calcext:value-type="float">
            <text:p>0.000235218</text:p>
          </table:table-cell>
          <table:table-cell office:value-type="float" office:value="5.07242" calcext:value-type="float">
            <text:p>5.072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4" calcext:value-type="float">
            <text:p>538.294</text:p>
          </table:table-cell>
          <table:table-cell office:value-type="float" office:value="0.00952694" calcext:value-type="float">
            <text:p>0.00952694</text:p>
          </table:table-cell>
          <table:table-cell office:value-type="float" office:value="0.000373773" calcext:value-type="float">
            <text:p>0.000373773</text:p>
          </table:table-cell>
          <table:table-cell office:value-type="float" office:value="5.07316" calcext:value-type="float">
            <text:p>5.0731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5" calcext:value-type="float">
            <text:p>538.295</text:p>
          </table:table-cell>
          <table:table-cell office:value-type="float" office:value="0.0118565" calcext:value-type="float">
            <text:p>0.0118565</text:p>
          </table:table-cell>
          <table:table-cell office:value-type="float" office:value="0.00046517" calcext:value-type="float">
            <text:p>0.00046517</text:p>
          </table:table-cell>
          <table:table-cell office:value-type="float" office:value="5.07336" calcext:value-type="float">
            <text:p>5.0733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7" calcext:value-type="float">
            <text:p>538.297</text:p>
          </table:table-cell>
          <table:table-cell office:value-type="float" office:value="0.0157287" calcext:value-type="float">
            <text:p>0.0157287</text:p>
          </table:table-cell>
          <table:table-cell office:value-type="float" office:value="0.000617088" calcext:value-type="float">
            <text:p>0.000617088</text:p>
          </table:table-cell>
          <table:table-cell office:value-type="float" office:value="5.07175" calcext:value-type="float">
            <text:p>5.0717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297" calcext:value-type="float">
            <text:p>538.297</text:p>
          </table:table-cell>
          <table:table-cell office:value-type="float" office:value="0.0215863" calcext:value-type="float">
            <text:p>0.0215863</text:p>
          </table:table-cell>
          <table:table-cell office:value-type="float" office:value="0.0008469" calcext:value-type="float">
            <text:p>0.0008469</text:p>
          </table:table-cell>
          <table:table-cell office:value-type="float" office:value="5.07234" calcext:value-type="float">
            <text:p>5.0723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" calcext:value-type="float">
            <text:p>538.3</text:p>
          </table:table-cell>
          <table:table-cell office:value-type="float" office:value="0.0270247" calcext:value-type="float">
            <text:p>0.0270247</text:p>
          </table:table-cell>
          <table:table-cell office:value-type="float" office:value="0.00109565" calcext:value-type="float">
            <text:p>0.00109565</text:p>
          </table:table-cell>
          <table:table-cell office:value-type="float" office:value="5.07076" calcext:value-type="float">
            <text:p>5.0707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4" calcext:value-type="float">
            <text:p>538.304</text:p>
          </table:table-cell>
          <table:table-cell office:value-type="float" office:value="0.0308697" calcext:value-type="float">
            <text:p>0.0308697</text:p>
          </table:table-cell>
          <table:table-cell office:value-type="float" office:value="0.00125154" calcext:value-type="float">
            <text:p>0.00125154</text:p>
          </table:table-cell>
          <table:table-cell office:value-type="float" office:value="5.06729" calcext:value-type="float">
            <text:p>5.0672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08" calcext:value-type="float">
            <text:p>538.308</text:p>
          </table:table-cell>
          <table:table-cell office:value-type="float" office:value="0.0345078" calcext:value-type="float">
            <text:p>0.0345078</text:p>
          </table:table-cell>
          <table:table-cell office:value-type="float" office:value="0.00139904" calcext:value-type="float">
            <text:p>0.00139904</text:p>
          </table:table-cell>
          <table:table-cell office:value-type="float" office:value="5.06398" calcext:value-type="float">
            <text:p>5.06398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1" calcext:value-type="float">
            <text:p>538.311</text:p>
          </table:table-cell>
          <table:table-cell office:value-type="float" office:value="0.03772" calcext:value-type="float">
            <text:p>0.03772</text:p>
          </table:table-cell>
          <table:table-cell office:value-type="float" office:value="0.00152927" calcext:value-type="float">
            <text:p>0.00152927</text:p>
          </table:table-cell>
          <table:table-cell office:value-type="float" office:value="5.06283" calcext:value-type="float">
            <text:p>5.0628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4" calcext:value-type="float">
            <text:p>538.314</text:p>
          </table:table-cell>
          <table:table-cell office:value-type="float" office:value="0.0400177" calcext:value-type="float">
            <text:p>0.0400177</text:p>
          </table:table-cell>
          <table:table-cell office:value-type="float" office:value="0.00162242" calcext:value-type="float">
            <text:p>0.00162242</text:p>
          </table:table-cell>
          <table:table-cell office:value-type="float" office:value="5.06095" calcext:value-type="float">
            <text:p>5.060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7" calcext:value-type="float">
            <text:p>538.317</text:p>
          </table:table-cell>
          <table:table-cell office:value-type="float" office:value="0.0417004" calcext:value-type="float">
            <text:p>0.0417004</text:p>
          </table:table-cell>
          <table:table-cell office:value-type="float" office:value="0.00169064" calcext:value-type="float">
            <text:p>0.00169064</text:p>
          </table:table-cell>
          <table:table-cell office:value-type="float" office:value="5.05889" calcext:value-type="float">
            <text:p>5.058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" calcext:value-type="float">
            <text:p>538.32</text:p>
          </table:table-cell>
          <table:table-cell office:value-type="float" office:value="0.0431863" calcext:value-type="float">
            <text:p>0.0431863</text:p>
          </table:table-cell>
          <table:table-cell office:value-type="float" office:value="0.00175089" calcext:value-type="float">
            <text:p>0.00175089</text:p>
          </table:table-cell>
          <table:table-cell office:value-type="float" office:value="5.05655" calcext:value-type="float">
            <text:p>5.0565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9" calcext:value-type="float">
            <text:p>538.319</text:p>
          </table:table-cell>
          <table:table-cell office:value-type="float" office:value="0.0440527" calcext:value-type="float">
            <text:p>0.0440527</text:p>
          </table:table-cell>
          <table:table-cell office:value-type="float" office:value="0.00178601" calcext:value-type="float">
            <text:p>0.00178601</text:p>
          </table:table-cell>
          <table:table-cell office:value-type="float" office:value="5.05895" calcext:value-type="float">
            <text:p>5.0589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18" calcext:value-type="float">
            <text:p>538.318</text:p>
          </table:table-cell>
          <table:table-cell office:value-type="float" office:value="0.0448118" calcext:value-type="float">
            <text:p>0.0448118</text:p>
          </table:table-cell>
          <table:table-cell office:value-type="float" office:value="0.00181679" calcext:value-type="float">
            <text:p>0.00181679</text:p>
          </table:table-cell>
          <table:table-cell office:value-type="float" office:value="5.06093" calcext:value-type="float">
            <text:p>5.0609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" calcext:value-type="float">
            <text:p>538.32</text:p>
          </table:table-cell>
          <table:table-cell office:value-type="float" office:value="0.045873" calcext:value-type="float">
            <text:p>0.045873</text:p>
          </table:table-cell>
          <table:table-cell office:value-type="float" office:value="0.00185981" calcext:value-type="float">
            <text:p>0.00185981</text:p>
          </table:table-cell>
          <table:table-cell office:value-type="float" office:value="5.05962" calcext:value-type="float">
            <text:p>5.0596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27" calcext:value-type="float">
            <text:p>538.327</text:p>
          </table:table-cell>
          <table:table-cell office:value-type="float" office:value="0.0462875" calcext:value-type="float">
            <text:p>0.0462875</text:p>
          </table:table-cell>
          <table:table-cell office:value-type="float" office:value="0.00187662" calcext:value-type="float">
            <text:p>0.00187662</text:p>
          </table:table-cell>
          <table:table-cell office:value-type="float" office:value="5.05394" calcext:value-type="float">
            <text:p>5.0539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2" calcext:value-type="float">
            <text:p>538.332</text:p>
          </table:table-cell>
          <table:table-cell office:value-type="float" office:value="0.0476961" calcext:value-type="float">
            <text:p>0.0476961</text:p>
          </table:table-cell>
          <table:table-cell office:value-type="float" office:value="0.00193373" calcext:value-type="float">
            <text:p>0.00193373</text:p>
          </table:table-cell>
          <table:table-cell office:value-type="float" office:value="5.05001" calcext:value-type="float">
            <text:p>5.05001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37" calcext:value-type="float">
            <text:p>538.337</text:p>
          </table:table-cell>
          <table:table-cell office:value-type="float" office:value="0.0486621" calcext:value-type="float">
            <text:p>0.0486621</text:p>
          </table:table-cell>
          <table:table-cell office:value-type="float" office:value="0.00197289" calcext:value-type="float">
            <text:p>0.00197289</text:p>
          </table:table-cell>
          <table:table-cell office:value-type="float" office:value="5.04599" calcext:value-type="float">
            <text:p>5.0459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3" calcext:value-type="float">
            <text:p>538.343</text:p>
          </table:table-cell>
          <table:table-cell office:value-type="float" office:value="0.0491833" calcext:value-type="float">
            <text:p>0.0491833</text:p>
          </table:table-cell>
          <table:table-cell office:value-type="float" office:value="0.00199402" calcext:value-type="float">
            <text:p>0.00199402</text:p>
          </table:table-cell>
          <table:table-cell office:value-type="float" office:value="5.04142" calcext:value-type="float">
            <text:p>5.0414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8" calcext:value-type="float">
            <text:p>538.348</text:p>
          </table:table-cell>
          <table:table-cell office:value-type="float" office:value="0.0492879" calcext:value-type="float">
            <text:p>0.0492879</text:p>
          </table:table-cell>
          <table:table-cell office:value-type="float" office:value="0.00199826" calcext:value-type="float">
            <text:p>0.00199826</text:p>
          </table:table-cell>
          <table:table-cell office:value-type="float" office:value="5.03826" calcext:value-type="float">
            <text:p>5.03826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49" calcext:value-type="float">
            <text:p>538.349</text:p>
          </table:table-cell>
          <table:table-cell office:value-type="float" office:value="0.0484561" calcext:value-type="float">
            <text:p>0.0484561</text:p>
          </table:table-cell>
          <table:table-cell office:value-type="float" office:value="0.00196454" calcext:value-type="float">
            <text:p>0.00196454</text:p>
          </table:table-cell>
          <table:table-cell office:value-type="float" office:value="5.03819" calcext:value-type="float">
            <text:p>5.0381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1" calcext:value-type="float">
            <text:p>538.351</text:p>
          </table:table-cell>
          <table:table-cell office:value-type="float" office:value="0.0486673" calcext:value-type="float">
            <text:p>0.0486673</text:p>
          </table:table-cell>
          <table:table-cell office:value-type="float" office:value="0.0019731" calcext:value-type="float">
            <text:p>0.0019731</text:p>
          </table:table-cell>
          <table:table-cell office:value-type="float" office:value="5.03775" calcext:value-type="float">
            <text:p>5.03775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3" calcext:value-type="float">
            <text:p>538.353</text:p>
          </table:table-cell>
          <table:table-cell office:value-type="float" office:value="0.0496661" calcext:value-type="float">
            <text:p>0.0496661</text:p>
          </table:table-cell>
          <table:table-cell office:value-type="float" office:value="0.0020136" calcext:value-type="float">
            <text:p>0.0020136</text:p>
          </table:table-cell>
          <table:table-cell office:value-type="float" office:value="5.03687" calcext:value-type="float">
            <text:p>5.0368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58" calcext:value-type="float">
            <text:p>538.358</text:p>
          </table:table-cell>
          <table:table-cell office:value-type="float" office:value="0.0499965" calcext:value-type="float">
            <text:p>0.0499965</text:p>
          </table:table-cell>
          <table:table-cell office:value-type="float" office:value="0.00202699" calcext:value-type="float">
            <text:p>0.00202699</text:p>
          </table:table-cell>
          <table:table-cell office:value-type="float" office:value="5.03312" calcext:value-type="float">
            <text:p>5.03312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65" calcext:value-type="float">
            <text:p>538.365</text:p>
          </table:table-cell>
          <table:table-cell office:value-type="float" office:value="0.0484584" calcext:value-type="float">
            <text:p>0.0484584</text:p>
          </table:table-cell>
          <table:table-cell office:value-type="float" office:value="0.00196463" calcext:value-type="float">
            <text:p>0.00196463</text:p>
          </table:table-cell>
          <table:table-cell office:value-type="float" office:value="5.02764" calcext:value-type="float">
            <text:p>5.02764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1" calcext:value-type="float">
            <text:p>538.371</text:p>
          </table:table-cell>
          <table:table-cell office:value-type="float" office:value="0.0461645" calcext:value-type="float">
            <text:p>0.0461645</text:p>
          </table:table-cell>
          <table:table-cell office:value-type="float" office:value="0.00187163" calcext:value-type="float">
            <text:p>0.00187163</text:p>
          </table:table-cell>
          <table:table-cell office:value-type="float" office:value="5.02349" calcext:value-type="float">
            <text:p>5.0234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6" calcext:value-type="float">
            <text:p>538.376</text:p>
          </table:table-cell>
          <table:table-cell office:value-type="float" office:value="0.043668" calcext:value-type="float">
            <text:p>0.043668</text:p>
          </table:table-cell>
          <table:table-cell office:value-type="float" office:value="0.00177042" calcext:value-type="float">
            <text:p>0.00177042</text:p>
          </table:table-cell>
          <table:table-cell office:value-type="float" office:value="5.01989" calcext:value-type="float">
            <text:p>5.0198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79" calcext:value-type="float">
            <text:p>538.379</text:p>
          </table:table-cell>
          <table:table-cell office:value-type="float" office:value="0.0402113" calcext:value-type="float">
            <text:p>0.0402113</text:p>
          </table:table-cell>
          <table:table-cell office:value-type="float" office:value="0.00163027" calcext:value-type="float">
            <text:p>0.00163027</text:p>
          </table:table-cell>
          <table:table-cell office:value-type="float" office:value="5.01827" calcext:value-type="float">
            <text:p>5.01827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2" calcext:value-type="float">
            <text:p>538.382</text:p>
          </table:table-cell>
          <table:table-cell office:value-type="float" office:value="0.0359041" calcext:value-type="float">
            <text:p>0.0359041</text:p>
          </table:table-cell>
          <table:table-cell office:value-type="float" office:value="0.00145565" calcext:value-type="float">
            <text:p>0.00145565</text:p>
          </table:table-cell>
          <table:table-cell office:value-type="float" office:value="5.01653" calcext:value-type="float">
            <text:p>5.01653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4" calcext:value-type="float">
            <text:p>538.384</text:p>
          </table:table-cell>
          <table:table-cell office:value-type="float" office:value="0.0320704" calcext:value-type="float">
            <text:p>0.0320704</text:p>
          </table:table-cell>
          <table:table-cell office:value-type="float" office:value="0.00130022" calcext:value-type="float">
            <text:p>0.00130022</text:p>
          </table:table-cell>
          <table:table-cell office:value-type="float" office:value="5.01679" calcext:value-type="float">
            <text:p>5.01679</text:p>
          </table:table-cell>
        </table:table-row>
        <table:table-row table:style-name="ro1">
          <table:table-cell office:value-type="float" office:value="47.3978" calcext:value-type="float">
            <text:p>47.3978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6" calcext:value-type="float">
            <text:p>538.386</text:p>
          </table:table-cell>
          <table:table-cell office:value-type="float" office:value="0.0290723" calcext:value-type="float">
            <text:p>0.0290723</text:p>
          </table:table-cell>
          <table:table-cell office:value-type="float" office:value="0.00114359" calcext:value-type="float">
            <text:p>0.00114359</text:p>
          </table:table-cell>
          <table:table-cell office:value-type="float" office:value="5.01612" calcext:value-type="float">
            <text:p>5.0161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89" calcext:value-type="float">
            <text:p>538.389</text:p>
          </table:table-cell>
          <table:table-cell office:value-type="float" office:value="0.0260936" calcext:value-type="float">
            <text:p>0.0260936</text:p>
          </table:table-cell>
          <table:table-cell office:value-type="float" office:value="0.00102642" calcext:value-type="float">
            <text:p>0.00102642</text:p>
          </table:table-cell>
          <table:table-cell office:value-type="float" office:value="5.01541" calcext:value-type="float">
            <text:p>5.0154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2" calcext:value-type="float">
            <text:p>538.392</text:p>
          </table:table-cell>
          <table:table-cell office:value-type="float" office:value="0.0232029" calcext:value-type="float">
            <text:p>0.0232029</text:p>
          </table:table-cell>
          <table:table-cell office:value-type="float" office:value="0.000912713" calcext:value-type="float">
            <text:p>0.000912713</text:p>
          </table:table-cell>
          <table:table-cell office:value-type="float" office:value="5.01374" calcext:value-type="float">
            <text:p>5.0137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3" calcext:value-type="float">
            <text:p>538.393</text:p>
          </table:table-cell>
          <table:table-cell office:value-type="float" office:value="0.0205506" calcext:value-type="float">
            <text:p>0.0205506</text:p>
          </table:table-cell>
          <table:table-cell office:value-type="float" office:value="0.000808382" calcext:value-type="float">
            <text:p>0.000808382</text:p>
          </table:table-cell>
          <table:table-cell office:value-type="float" office:value="5.01488" calcext:value-type="float">
            <text:p>5.0148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5" calcext:value-type="float">
            <text:p>538.395</text:p>
          </table:table-cell>
          <table:table-cell office:value-type="float" office:value="0.0174308" calcext:value-type="float">
            <text:p>0.0174308</text:p>
          </table:table-cell>
          <table:table-cell office:value-type="float" office:value="0.000685659" calcext:value-type="float">
            <text:p>0.000685659</text:p>
          </table:table-cell>
          <table:table-cell office:value-type="float" office:value="5.01491" calcext:value-type="float">
            <text:p>5.0149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399" calcext:value-type="float">
            <text:p>538.399</text:p>
          </table:table-cell>
          <table:table-cell office:value-type="float" office:value="0.0131927" calcext:value-type="float">
            <text:p>0.0131927</text:p>
          </table:table-cell>
          <table:table-cell office:value-type="float" office:value="0.000518949" calcext:value-type="float">
            <text:p>0.000518949</text:p>
          </table:table-cell>
          <table:table-cell office:value-type="float" office:value="5.01298" calcext:value-type="float">
            <text:p>5.0129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3" calcext:value-type="float">
            <text:p>538.403</text:p>
          </table:table-cell>
          <table:table-cell office:value-type="float" office:value="0.00807087" calcext:value-type="float">
            <text:p>0.00807087</text:p>
          </table:table-cell>
          <table:table-cell office:value-type="float" office:value="0.000317476" calcext:value-type="float">
            <text:p>0.000317476</text:p>
          </table:table-cell>
          <table:table-cell office:value-type="float" office:value="5.01033" calcext:value-type="float">
            <text:p>5.0103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9" calcext:value-type="float">
            <text:p>538.409</text:p>
          </table:table-cell>
          <table:table-cell office:value-type="float" office:value="0.00202976" calcext:value-type="float">
            <text:p>0.00202976</text:p>
          </table:table-cell>
          <table:table-cell office:value-type="float" office:value="0.0000798428" calcext:value-type="float">
            <text:p>7.98428E-05</text:p>
          </table:table-cell>
          <table:table-cell office:value-type="float" office:value="5.00676" calcext:value-type="float">
            <text:p>5.006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0446229" calcext:value-type="float">
            <text:p>-0.00446229</text:p>
          </table:table-cell>
          <table:table-cell office:value-type="float" office:value="-0.000175529" calcext:value-type="float">
            <text:p>-0.000175529</text:p>
          </table:table-cell>
          <table:table-cell office:value-type="float" office:value="5.00655" calcext:value-type="float">
            <text:p>5.0065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0912222" calcext:value-type="float">
            <text:p>-0.00912222</text:p>
          </table:table-cell>
          <table:table-cell office:value-type="float" office:value="-0.000358832" calcext:value-type="float">
            <text:p>-0.000358832</text:p>
          </table:table-cell>
          <table:table-cell office:value-type="float" office:value="5.00831" calcext:value-type="float">
            <text:p>5.0083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14572" calcext:value-type="float">
            <text:p>-0.014572</text:p>
          </table:table-cell>
          <table:table-cell office:value-type="float" office:value="-0.000573206" calcext:value-type="float">
            <text:p>-0.000573206</text:p>
          </table:table-cell>
          <table:table-cell office:value-type="float" office:value="5.01013" calcext:value-type="float">
            <text:p>5.0101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201697" calcext:value-type="float">
            <text:p>-0.0201697</text:p>
          </table:table-cell>
          <table:table-cell office:value-type="float" office:value="-0.000793397" calcext:value-type="float">
            <text:p>-0.000793397</text:p>
          </table:table-cell>
          <table:table-cell office:value-type="float" office:value="5.01219" calcext:value-type="float">
            <text:p>5.0121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262789" calcext:value-type="float">
            <text:p>-0.0262789</text:p>
          </table:table-cell>
          <table:table-cell office:value-type="float" office:value="-0.00103371" calcext:value-type="float">
            <text:p>-0.00103371</text:p>
          </table:table-cell>
          <table:table-cell office:value-type="float" office:value="5.01509" calcext:value-type="float">
            <text:p>5.0150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329507" calcext:value-type="float">
            <text:p>-0.0329507</text:p>
          </table:table-cell>
          <table:table-cell office:value-type="float" office:value="-0.00129615" calcext:value-type="float">
            <text:p>-0.00129615</text:p>
          </table:table-cell>
          <table:table-cell office:value-type="float" office:value="5.01643" calcext:value-type="float">
            <text:p>5.0164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409539" calcext:value-type="float">
            <text:p>-0.0409539</text:p>
          </table:table-cell>
          <table:table-cell office:value-type="float" office:value="-0.00161097" calcext:value-type="float">
            <text:p>-0.00161097</text:p>
          </table:table-cell>
          <table:table-cell office:value-type="float" office:value="5.01822" calcext:value-type="float">
            <text:p>5.0182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459933" calcext:value-type="float">
            <text:p>-0.0459933</text:p>
          </table:table-cell>
          <table:table-cell office:value-type="float" office:value="-0.00180919" calcext:value-type="float">
            <text:p>-0.00180919</text:p>
          </table:table-cell>
          <table:table-cell office:value-type="float" office:value="5.02305" calcext:value-type="float">
            <text:p>5.0230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505976" calcext:value-type="float">
            <text:p>-0.0505976</text:p>
          </table:table-cell>
          <table:table-cell office:value-type="float" office:value="-0.00199031" calcext:value-type="float">
            <text:p>-0.00199031</text:p>
          </table:table-cell>
          <table:table-cell office:value-type="float" office:value="5.02557" calcext:value-type="float">
            <text:p>5.0255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1" calcext:value-type="float">
            <text:p>538.411</text:p>
          </table:table-cell>
          <table:table-cell office:value-type="float" office:value="-0.0564546" calcext:value-type="float">
            <text:p>-0.0564546</text:p>
          </table:table-cell>
          <table:table-cell office:value-type="float" office:value="-0.0022207" calcext:value-type="float">
            <text:p>-0.0022207</text:p>
          </table:table-cell>
          <table:table-cell office:value-type="float" office:value="5.02713" calcext:value-type="float">
            <text:p>5.0271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615196" calcext:value-type="float">
            <text:p>-0.0615196</text:p>
          </table:table-cell>
          <table:table-cell office:value-type="float" office:value="-0.00241994" calcext:value-type="float">
            <text:p>-0.00241994</text:p>
          </table:table-cell>
          <table:table-cell office:value-type="float" office:value="5.02868" calcext:value-type="float">
            <text:p>5.0286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641911" calcext:value-type="float">
            <text:p>-0.0641911</text:p>
          </table:table-cell>
          <table:table-cell office:value-type="float" office:value="-0.00252503" calcext:value-type="float">
            <text:p>-0.00252503</text:p>
          </table:table-cell>
          <table:table-cell office:value-type="float" office:value="5.03055" calcext:value-type="float">
            <text:p>5.0305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4" calcext:value-type="float">
            <text:p>538.414</text:p>
          </table:table-cell>
          <table:table-cell office:value-type="float" office:value="-0.0658858" calcext:value-type="float">
            <text:p>-0.0658858</text:p>
          </table:table-cell>
          <table:table-cell office:value-type="float" office:value="-0.00259169" calcext:value-type="float">
            <text:p>-0.00259169</text:p>
          </table:table-cell>
          <table:table-cell office:value-type="float" office:value="5.03223" calcext:value-type="float">
            <text:p>5.0322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681437" calcext:value-type="float">
            <text:p>-0.0681437</text:p>
          </table:table-cell>
          <table:table-cell office:value-type="float" office:value="-0.0026805" calcext:value-type="float">
            <text:p>-0.0026805</text:p>
          </table:table-cell>
          <table:table-cell office:value-type="float" office:value="5.03366" calcext:value-type="float">
            <text:p>5.0336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7" calcext:value-type="float">
            <text:p>538.417</text:p>
          </table:table-cell>
          <table:table-cell office:value-type="float" office:value="-0.0716561" calcext:value-type="float">
            <text:p>-0.0716561</text:p>
          </table:table-cell>
          <table:table-cell office:value-type="float" office:value="-0.00281867" calcext:value-type="float">
            <text:p>-0.00281867</text:p>
          </table:table-cell>
          <table:table-cell office:value-type="float" office:value="5.03392" calcext:value-type="float">
            <text:p>5.0339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7" calcext:value-type="float">
            <text:p>538.417</text:p>
          </table:table-cell>
          <table:table-cell office:value-type="float" office:value="-0.0752636" calcext:value-type="float">
            <text:p>-0.0752636</text:p>
          </table:table-cell>
          <table:table-cell office:value-type="float" office:value="-0.00296057" calcext:value-type="float">
            <text:p>-0.00296057</text:p>
          </table:table-cell>
          <table:table-cell office:value-type="float" office:value="5.03698" calcext:value-type="float">
            <text:p>5.0369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7" calcext:value-type="float">
            <text:p>538.417</text:p>
          </table:table-cell>
          <table:table-cell office:value-type="float" office:value="-0.078002" calcext:value-type="float">
            <text:p>-0.078002</text:p>
          </table:table-cell>
          <table:table-cell office:value-type="float" office:value="-0.00306829" calcext:value-type="float">
            <text:p>-0.00306829</text:p>
          </table:table-cell>
          <table:table-cell office:value-type="float" office:value="5.03975" calcext:value-type="float">
            <text:p>5.0397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810982" calcext:value-type="float">
            <text:p>-0.0810982</text:p>
          </table:table-cell>
          <table:table-cell office:value-type="float" office:value="-0.00322584" calcext:value-type="float">
            <text:p>-0.00322584</text:p>
          </table:table-cell>
          <table:table-cell office:value-type="float" office:value="5.0435" calcext:value-type="float">
            <text:p>5.043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850587" calcext:value-type="float">
            <text:p>-0.0850587</text:p>
          </table:table-cell>
          <table:table-cell office:value-type="float" office:value="-0.00338337" calcext:value-type="float">
            <text:p>-0.00338337</text:p>
          </table:table-cell>
          <table:table-cell office:value-type="float" office:value="5.04694" calcext:value-type="float">
            <text:p>5.0469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5" calcext:value-type="float">
            <text:p>538.415</text:p>
          </table:table-cell>
          <table:table-cell office:value-type="float" office:value="-0.0881576" calcext:value-type="float">
            <text:p>-0.0881576</text:p>
          </table:table-cell>
          <table:table-cell office:value-type="float" office:value="-0.00350664" calcext:value-type="float">
            <text:p>-0.00350664</text:p>
          </table:table-cell>
          <table:table-cell office:value-type="float" office:value="5.05028" calcext:value-type="float">
            <text:p>5.0502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908824" calcext:value-type="float">
            <text:p>-0.0908824</text:p>
          </table:table-cell>
          <table:table-cell office:value-type="float" office:value="-0.00361502" calcext:value-type="float">
            <text:p>-0.00361502</text:p>
          </table:table-cell>
          <table:table-cell office:value-type="float" office:value="5.05607" calcext:value-type="float">
            <text:p>5.0560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2" calcext:value-type="float">
            <text:p>538.412</text:p>
          </table:table-cell>
          <table:table-cell office:value-type="float" office:value="-0.0918518" calcext:value-type="float">
            <text:p>-0.0918518</text:p>
          </table:table-cell>
          <table:table-cell office:value-type="float" office:value="-0.00365359" calcext:value-type="float">
            <text:p>-0.00365359</text:p>
          </table:table-cell>
          <table:table-cell office:value-type="float" office:value="5.05934" calcext:value-type="float">
            <text:p>5.0593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" calcext:value-type="float">
            <text:p>538.41</text:p>
          </table:table-cell>
          <table:table-cell office:value-type="float" office:value="-0.0912357" calcext:value-type="float">
            <text:p>-0.0912357</text:p>
          </table:table-cell>
          <table:table-cell office:value-type="float" office:value="-0.00362908" calcext:value-type="float">
            <text:p>-0.00362908</text:p>
          </table:table-cell>
          <table:table-cell office:value-type="float" office:value="5.0648" calcext:value-type="float">
            <text:p>5.064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08" calcext:value-type="float">
            <text:p>538.408</text:p>
          </table:table-cell>
          <table:table-cell office:value-type="float" office:value="-0.0907492" calcext:value-type="float">
            <text:p>-0.0907492</text:p>
          </table:table-cell>
          <table:table-cell office:value-type="float" office:value="-0.00360973" calcext:value-type="float">
            <text:p>-0.00360973</text:p>
          </table:table-cell>
          <table:table-cell office:value-type="float" office:value="5.06904" calcext:value-type="float">
            <text:p>5.0690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" calcext:value-type="float">
            <text:p>538.41</text:p>
          </table:table-cell>
          <table:table-cell office:value-type="float" office:value="-0.0892883" calcext:value-type="float">
            <text:p>-0.0892883</text:p>
          </table:table-cell>
          <table:table-cell office:value-type="float" office:value="-0.00355162" calcext:value-type="float">
            <text:p>-0.00355162</text:p>
          </table:table-cell>
          <table:table-cell office:value-type="float" office:value="5.0703" calcext:value-type="float">
            <text:p>5.07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3" calcext:value-type="float">
            <text:p>538.413</text:p>
          </table:table-cell>
          <table:table-cell office:value-type="float" office:value="-0.0854331" calcext:value-type="float">
            <text:p>-0.0854331</text:p>
          </table:table-cell>
          <table:table-cell office:value-type="float" office:value="-0.00339827" calcext:value-type="float">
            <text:p>-0.00339827</text:p>
          </table:table-cell>
          <table:table-cell office:value-type="float" office:value="5.07006" calcext:value-type="float">
            <text:p>5.0700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17" calcext:value-type="float">
            <text:p>538.417</text:p>
          </table:table-cell>
          <table:table-cell office:value-type="float" office:value="-0.0815678" calcext:value-type="float">
            <text:p>-0.0815678</text:p>
          </table:table-cell>
          <table:table-cell office:value-type="float" office:value="-0.00324452" calcext:value-type="float">
            <text:p>-0.00324452</text:p>
          </table:table-cell>
          <table:table-cell office:value-type="float" office:value="5.06931" calcext:value-type="float">
            <text:p>5.0693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2" calcext:value-type="float">
            <text:p>538.422</text:p>
          </table:table-cell>
          <table:table-cell office:value-type="float" office:value="-0.0788505" calcext:value-type="float">
            <text:p>-0.0788505</text:p>
          </table:table-cell>
          <table:table-cell office:value-type="float" office:value="-0.00313643" calcext:value-type="float">
            <text:p>-0.00313643</text:p>
          </table:table-cell>
          <table:table-cell office:value-type="float" office:value="5.06723" calcext:value-type="float">
            <text:p>5.0672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5" calcext:value-type="float">
            <text:p>538.425</text:p>
          </table:table-cell>
          <table:table-cell office:value-type="float" office:value="-0.0765304" calcext:value-type="float">
            <text:p>-0.0765304</text:p>
          </table:table-cell>
          <table:table-cell office:value-type="float" office:value="-0.00304415" calcext:value-type="float">
            <text:p>-0.00304415</text:p>
          </table:table-cell>
          <table:table-cell office:value-type="float" office:value="5.0672" calcext:value-type="float">
            <text:p>5.067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6" calcext:value-type="float">
            <text:p>538.426</text:p>
          </table:table-cell>
          <table:table-cell office:value-type="float" office:value="-0.0744643" calcext:value-type="float">
            <text:p>-0.0744643</text:p>
          </table:table-cell>
          <table:table-cell office:value-type="float" office:value="-0.00296196" calcext:value-type="float">
            <text:p>-0.00296196</text:p>
          </table:table-cell>
          <table:table-cell office:value-type="float" office:value="5.06948" calcext:value-type="float">
            <text:p>5.0694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29" calcext:value-type="float">
            <text:p>538.429</text:p>
          </table:table-cell>
          <table:table-cell office:value-type="float" office:value="-0.0727395" calcext:value-type="float">
            <text:p>-0.0727395</text:p>
          </table:table-cell>
          <table:table-cell office:value-type="float" office:value="-0.00289336" calcext:value-type="float">
            <text:p>-0.00289336</text:p>
          </table:table-cell>
          <table:table-cell office:value-type="float" office:value="5.06989" calcext:value-type="float">
            <text:p>5.0698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2" calcext:value-type="float">
            <text:p>538.432</text:p>
          </table:table-cell>
          <table:table-cell office:value-type="float" office:value="-0.0693773" calcext:value-type="float">
            <text:p>-0.0693773</text:p>
          </table:table-cell>
          <table:table-cell office:value-type="float" office:value="-0.00275962" calcext:value-type="float">
            <text:p>-0.00275962</text:p>
          </table:table-cell>
          <table:table-cell office:value-type="float" office:value="5.06969" calcext:value-type="float">
            <text:p>5.0696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37" calcext:value-type="float">
            <text:p>538.437</text:p>
          </table:table-cell>
          <table:table-cell office:value-type="float" office:value="-0.066315" calcext:value-type="float">
            <text:p>-0.066315</text:p>
          </table:table-cell>
          <table:table-cell office:value-type="float" office:value="-0.00263781" calcext:value-type="float">
            <text:p>-0.00263781</text:p>
          </table:table-cell>
          <table:table-cell office:value-type="float" office:value="5.06758" calcext:value-type="float">
            <text:p>5.0675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1" calcext:value-type="float">
            <text:p>538.441</text:p>
          </table:table-cell>
          <table:table-cell office:value-type="float" office:value="-0.0616158" calcext:value-type="float">
            <text:p>-0.0616158</text:p>
          </table:table-cell>
          <table:table-cell office:value-type="float" office:value="-0.00245089" calcext:value-type="float">
            <text:p>-0.00245089</text:p>
          </table:table-cell>
          <table:table-cell office:value-type="float" office:value="5.06636" calcext:value-type="float">
            <text:p>5.0663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46" calcext:value-type="float">
            <text:p>538.446</text:p>
          </table:table-cell>
          <table:table-cell office:value-type="float" office:value="-0.0580318" calcext:value-type="float">
            <text:p>-0.0580318</text:p>
          </table:table-cell>
          <table:table-cell office:value-type="float" office:value="-0.00230833" calcext:value-type="float">
            <text:p>-0.00230833</text:p>
          </table:table-cell>
          <table:table-cell office:value-type="float" office:value="5.06505" calcext:value-type="float">
            <text:p>5.0650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" calcext:value-type="float">
            <text:p>538.45</text:p>
          </table:table-cell>
          <table:table-cell office:value-type="float" office:value="-0.0528087" calcext:value-type="float">
            <text:p>-0.0528087</text:p>
          </table:table-cell>
          <table:table-cell office:value-type="float" office:value="-0.00210057" calcext:value-type="float">
            <text:p>-0.00210057</text:p>
          </table:table-cell>
          <table:table-cell office:value-type="float" office:value="5.06483" calcext:value-type="float">
            <text:p>5.0648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4" calcext:value-type="float">
            <text:p>538.454</text:p>
          </table:table-cell>
          <table:table-cell office:value-type="float" office:value="-0.0468161" calcext:value-type="float">
            <text:p>-0.0468161</text:p>
          </table:table-cell>
          <table:table-cell office:value-type="float" office:value="-0.0018622" calcext:value-type="float">
            <text:p>-0.0018622</text:p>
          </table:table-cell>
          <table:table-cell office:value-type="float" office:value="5.06383" calcext:value-type="float">
            <text:p>5.0638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6" calcext:value-type="float">
            <text:p>538.456</text:p>
          </table:table-cell>
          <table:table-cell office:value-type="float" office:value="-0.0427477" calcext:value-type="float">
            <text:p>-0.0427477</text:p>
          </table:table-cell>
          <table:table-cell office:value-type="float" office:value="-0.00170037" calcext:value-type="float">
            <text:p>-0.00170037</text:p>
          </table:table-cell>
          <table:table-cell office:value-type="float" office:value="5.06429" calcext:value-type="float">
            <text:p>5.0642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8" calcext:value-type="float">
            <text:p>538.458</text:p>
          </table:table-cell>
          <table:table-cell office:value-type="float" office:value="-0.0388368" calcext:value-type="float">
            <text:p>-0.0388368</text:p>
          </table:table-cell>
          <table:table-cell office:value-type="float" office:value="-0.00154481" calcext:value-type="float">
            <text:p>-0.00154481</text:p>
          </table:table-cell>
          <table:table-cell office:value-type="float" office:value="5.06552" calcext:value-type="float">
            <text:p>5.0655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" calcext:value-type="float">
            <text:p>538.46</text:p>
          </table:table-cell>
          <table:table-cell office:value-type="float" office:value="-0.0353273" calcext:value-type="float">
            <text:p>-0.0353273</text:p>
          </table:table-cell>
          <table:table-cell office:value-type="float" office:value="-0.00140521" calcext:value-type="float">
            <text:p>-0.00140521</text:p>
          </table:table-cell>
          <table:table-cell office:value-type="float" office:value="5.06759" calcext:value-type="float">
            <text:p>5.0675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59" calcext:value-type="float">
            <text:p>538.459</text:p>
          </table:table-cell>
          <table:table-cell office:value-type="float" office:value="-0.0330244" calcext:value-type="float">
            <text:p>-0.0330244</text:p>
          </table:table-cell>
          <table:table-cell office:value-type="float" office:value="-0.00131361" calcext:value-type="float">
            <text:p>-0.00131361</text:p>
          </table:table-cell>
          <table:table-cell office:value-type="float" office:value="5.07071" calcext:value-type="float">
            <text:p>5.0707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" calcext:value-type="float">
            <text:p>538.46</text:p>
          </table:table-cell>
          <table:table-cell office:value-type="float" office:value="-0.0301329" calcext:value-type="float">
            <text:p>-0.0301329</text:p>
          </table:table-cell>
          <table:table-cell office:value-type="float" office:value="-0.0011986" calcext:value-type="float">
            <text:p>-0.0011986</text:p>
          </table:table-cell>
          <table:table-cell office:value-type="float" office:value="5.07366" calcext:value-type="float">
            <text:p>5.0736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64" calcext:value-type="float">
            <text:p>538.464</text:p>
          </table:table-cell>
          <table:table-cell office:value-type="float" office:value="-0.0268296" calcext:value-type="float">
            <text:p>-0.0268296</text:p>
          </table:table-cell>
          <table:table-cell office:value-type="float" office:value="-0.00105446" calcext:value-type="float">
            <text:p>-0.00105446</text:p>
          </table:table-cell>
          <table:table-cell office:value-type="float" office:value="5.07376" calcext:value-type="float">
            <text:p>5.073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" calcext:value-type="float">
            <text:p>538.47</text:p>
          </table:table-cell>
          <table:table-cell office:value-type="float" office:value="-0.0248221" calcext:value-type="float">
            <text:p>-0.0248221</text:p>
          </table:table-cell>
          <table:table-cell office:value-type="float" office:value="-0.00097556" calcext:value-type="float">
            <text:p>-0.00097556</text:p>
          </table:table-cell>
          <table:table-cell office:value-type="float" office:value="5.07164" calcext:value-type="float">
            <text:p>5.0716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4" calcext:value-type="float">
            <text:p>538.474</text:p>
          </table:table-cell>
          <table:table-cell office:value-type="float" office:value="-0.0234332" calcext:value-type="float">
            <text:p>-0.0234332</text:p>
          </table:table-cell>
          <table:table-cell office:value-type="float" office:value="-0.000920973" calcext:value-type="float">
            <text:p>-0.000920973</text:p>
          </table:table-cell>
          <table:table-cell office:value-type="float" office:value="5.07046" calcext:value-type="float">
            <text:p>5.0704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76" calcext:value-type="float">
            <text:p>538.476</text:p>
          </table:table-cell>
          <table:table-cell office:value-type="float" office:value="-0.0221184" calcext:value-type="float">
            <text:p>-0.0221184</text:p>
          </table:table-cell>
          <table:table-cell office:value-type="float" office:value="-0.000869299" calcext:value-type="float">
            <text:p>-0.000869299</text:p>
          </table:table-cell>
          <table:table-cell office:value-type="float" office:value="5.07147" calcext:value-type="float">
            <text:p>5.0714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" calcext:value-type="float">
            <text:p>538.48</text:p>
          </table:table-cell>
          <table:table-cell office:value-type="float" office:value="-0.0199101" calcext:value-type="float">
            <text:p>-0.0199101</text:p>
          </table:table-cell>
          <table:table-cell office:value-type="float" office:value="-0.000782507" calcext:value-type="float">
            <text:p>-0.000782507</text:p>
          </table:table-cell>
          <table:table-cell office:value-type="float" office:value="5.07101" calcext:value-type="float">
            <text:p>5.0710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" calcext:value-type="float">
            <text:p>538.48</text:p>
          </table:table-cell>
          <table:table-cell office:value-type="float" office:value="-0.0187385" calcext:value-type="float">
            <text:p>-0.0187385</text:p>
          </table:table-cell>
          <table:table-cell office:value-type="float" office:value="-0.000736462" calcext:value-type="float">
            <text:p>-0.000736462</text:p>
          </table:table-cell>
          <table:table-cell office:value-type="float" office:value="5.0737" calcext:value-type="float">
            <text:p>5.073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1" calcext:value-type="float">
            <text:p>538.481</text:p>
          </table:table-cell>
          <table:table-cell office:value-type="float" office:value="-0.0175157" calcext:value-type="float">
            <text:p>-0.0175157</text:p>
          </table:table-cell>
          <table:table-cell office:value-type="float" office:value="-0.000688403" calcext:value-type="float">
            <text:p>-0.000688403</text:p>
          </table:table-cell>
          <table:table-cell office:value-type="float" office:value="5.076" calcext:value-type="float">
            <text:p>5.0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86" calcext:value-type="float">
            <text:p>538.486</text:p>
          </table:table-cell>
          <table:table-cell office:value-type="float" office:value="-0.0156935" calcext:value-type="float">
            <text:p>-0.0156935</text:p>
          </table:table-cell>
          <table:table-cell office:value-type="float" office:value="-0.000616788" calcext:value-type="float">
            <text:p>-0.000616788</text:p>
          </table:table-cell>
          <table:table-cell office:value-type="float" office:value="5.07528" calcext:value-type="float">
            <text:p>5.0752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3" calcext:value-type="float">
            <text:p>538.493</text:p>
          </table:table-cell>
          <table:table-cell office:value-type="float" office:value="-0.0142771" calcext:value-type="float">
            <text:p>-0.0142771</text:p>
          </table:table-cell>
          <table:table-cell office:value-type="float" office:value="-0.00056112" calcext:value-type="float">
            <text:p>-0.00056112</text:p>
          </table:table-cell>
          <table:table-cell office:value-type="float" office:value="5.07224" calcext:value-type="float">
            <text:p>5.0722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498" calcext:value-type="float">
            <text:p>538.498</text:p>
          </table:table-cell>
          <table:table-cell office:value-type="float" office:value="-0.0116887" calcext:value-type="float">
            <text:p>-0.0116887</text:p>
          </table:table-cell>
          <table:table-cell office:value-type="float" office:value="-0.000459389" calcext:value-type="float">
            <text:p>-0.000459389</text:p>
          </table:table-cell>
          <table:table-cell office:value-type="float" office:value="5.0702" calcext:value-type="float">
            <text:p>5.070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2" calcext:value-type="float">
            <text:p>538.502</text:p>
          </table:table-cell>
          <table:table-cell office:value-type="float" office:value="-0.0108805" calcext:value-type="float">
            <text:p>-0.0108805</text:p>
          </table:table-cell>
          <table:table-cell office:value-type="float" office:value="-0.000427625" calcext:value-type="float">
            <text:p>-0.000427625</text:p>
          </table:table-cell>
          <table:table-cell office:value-type="float" office:value="5.06892" calcext:value-type="float">
            <text:p>5.0689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08" calcext:value-type="float">
            <text:p>538.508</text:p>
          </table:table-cell>
          <table:table-cell office:value-type="float" office:value="-0.00990144" calcext:value-type="float">
            <text:p>-0.00990144</text:p>
          </table:table-cell>
          <table:table-cell office:value-type="float" office:value="-0.000389147" calcext:value-type="float">
            <text:p>-0.000389147</text:p>
          </table:table-cell>
          <table:table-cell office:value-type="float" office:value="5.06708" calcext:value-type="float">
            <text:p>5.0670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2" calcext:value-type="float">
            <text:p>538.512</text:p>
          </table:table-cell>
          <table:table-cell office:value-type="float" office:value="-0.00816625" calcext:value-type="float">
            <text:p>-0.00816625</text:p>
          </table:table-cell>
          <table:table-cell office:value-type="float" office:value="-0.00032095" calcext:value-type="float">
            <text:p>-0.00032095</text:p>
          </table:table-cell>
          <table:table-cell office:value-type="float" office:value="5.06609" calcext:value-type="float">
            <text:p>5.0660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4" calcext:value-type="float">
            <text:p>538.514</text:p>
          </table:table-cell>
          <table:table-cell office:value-type="float" office:value="-0.00502593" calcext:value-type="float">
            <text:p>-0.00502593</text:p>
          </table:table-cell>
          <table:table-cell office:value-type="float" office:value="-0.000197529" calcext:value-type="float">
            <text:p>-0.000197529</text:p>
          </table:table-cell>
          <table:table-cell office:value-type="float" office:value="5.06744" calcext:value-type="float">
            <text:p>5.0674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4" calcext:value-type="float">
            <text:p>538.514</text:p>
          </table:table-cell>
          <table:table-cell office:value-type="float" office:value="-0.000712268" calcext:value-type="float">
            <text:p>-0.000712268</text:p>
          </table:table-cell>
          <table:table-cell office:value-type="float" office:value="-0.0000279936" calcext:value-type="float">
            <text:p>-2.79936E-05</text:p>
          </table:table-cell>
          <table:table-cell office:value-type="float" office:value="5.07124" calcext:value-type="float">
            <text:p>5.0712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17" calcext:value-type="float">
            <text:p>538.517</text:p>
          </table:table-cell>
          <table:table-cell office:value-type="float" office:value="0.00348566" calcext:value-type="float">
            <text:p>0.00348566</text:p>
          </table:table-cell>
          <table:table-cell office:value-type="float" office:value="0.000136994" calcext:value-type="float">
            <text:p>0.000136994</text:p>
          </table:table-cell>
          <table:table-cell office:value-type="float" office:value="5.07141" calcext:value-type="float">
            <text:p>5.0714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3" calcext:value-type="float">
            <text:p>538.523</text:p>
          </table:table-cell>
          <table:table-cell office:value-type="float" office:value="0.00723804" calcext:value-type="float">
            <text:p>0.00723804</text:p>
          </table:table-cell>
          <table:table-cell office:value-type="float" office:value="0.00028447" calcext:value-type="float">
            <text:p>0.00028447</text:p>
          </table:table-cell>
          <table:table-cell office:value-type="float" office:value="5.06822" calcext:value-type="float">
            <text:p>5.0682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29" calcext:value-type="float">
            <text:p>538.529</text:p>
          </table:table-cell>
          <table:table-cell office:value-type="float" office:value="0.0105265" calcext:value-type="float">
            <text:p>0.0105265</text:p>
          </table:table-cell>
          <table:table-cell office:value-type="float" office:value="0.000413714" calcext:value-type="float">
            <text:p>0.000413714</text:p>
          </table:table-cell>
          <table:table-cell office:value-type="float" office:value="5.06611" calcext:value-type="float">
            <text:p>5.0661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35" calcext:value-type="float">
            <text:p>538.535</text:p>
          </table:table-cell>
          <table:table-cell office:value-type="float" office:value="0.0145903" calcext:value-type="float">
            <text:p>0.0145903</text:p>
          </table:table-cell>
          <table:table-cell office:value-type="float" office:value="0.000573429" calcext:value-type="float">
            <text:p>0.000573429</text:p>
          </table:table-cell>
          <table:table-cell office:value-type="float" office:value="5.06357" calcext:value-type="float">
            <text:p>5.0635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1" calcext:value-type="float">
            <text:p>538.541</text:p>
          </table:table-cell>
          <table:table-cell office:value-type="float" office:value="0.0199265" calcext:value-type="float">
            <text:p>0.0199265</text:p>
          </table:table-cell>
          <table:table-cell office:value-type="float" office:value="0.000783151" calcext:value-type="float">
            <text:p>0.000783151</text:p>
          </table:table-cell>
          <table:table-cell office:value-type="float" office:value="5.0614" calcext:value-type="float">
            <text:p>5.061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46" calcext:value-type="float">
            <text:p>538.546</text:p>
          </table:table-cell>
          <table:table-cell office:value-type="float" office:value="0.0247523" calcext:value-type="float">
            <text:p>0.0247523</text:p>
          </table:table-cell>
          <table:table-cell office:value-type="float" office:value="0.000972815" calcext:value-type="float">
            <text:p>0.000972815</text:p>
          </table:table-cell>
          <table:table-cell office:value-type="float" office:value="5.06023" calcext:value-type="float">
            <text:p>5.0602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2" calcext:value-type="float">
            <text:p>538.552</text:p>
          </table:table-cell>
          <table:table-cell office:value-type="float" office:value="0.031759" calcext:value-type="float">
            <text:p>0.031759</text:p>
          </table:table-cell>
          <table:table-cell office:value-type="float" office:value="0.00124819" calcext:value-type="float">
            <text:p>0.00124819</text:p>
          </table:table-cell>
          <table:table-cell office:value-type="float" office:value="5.0576" calcext:value-type="float">
            <text:p>5.057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57" calcext:value-type="float">
            <text:p>538.557</text:p>
          </table:table-cell>
          <table:table-cell office:value-type="float" office:value="0.0383826" calcext:value-type="float">
            <text:p>0.0383826</text:p>
          </table:table-cell>
          <table:table-cell office:value-type="float" office:value="0.00150852" calcext:value-type="float">
            <text:p>0.00150852</text:p>
          </table:table-cell>
          <table:table-cell office:value-type="float" office:value="5.05608" calcext:value-type="float">
            <text:p>5.0560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3" calcext:value-type="float">
            <text:p>538.563</text:p>
          </table:table-cell>
          <table:table-cell office:value-type="float" office:value="0.0454737" calcext:value-type="float">
            <text:p>0.0454737</text:p>
          </table:table-cell>
          <table:table-cell office:value-type="float" office:value="0.00178721" calcext:value-type="float">
            <text:p>0.00178721</text:p>
          </table:table-cell>
          <table:table-cell office:value-type="float" office:value="5.05311" calcext:value-type="float">
            <text:p>5.0531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567" calcext:value-type="float">
            <text:p>538.567</text:p>
          </table:table-cell>
          <table:table-cell office:value-type="float" office:value="0.0511612" calcext:value-type="float">
            <text:p>0.0511612</text:p>
          </table:table-cell>
          <table:table-cell office:value-type="float" office:value="0.00201074" calcext:value-type="float">
            <text:p>0.00201074</text:p>
          </table:table-cell>
          <table:table-cell office:value-type="float" office:value="5.05287" calcext:value-type="float">
            <text:p>5.0528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574" calcext:value-type="float">
            <text:p>538.574</text:p>
          </table:table-cell>
          <table:table-cell office:value-type="float" office:value="0.0543331" calcext:value-type="float">
            <text:p>0.0543331</text:p>
          </table:table-cell>
          <table:table-cell office:value-type="float" office:value="0.00219081" calcext:value-type="float">
            <text:p>0.00219081</text:p>
          </table:table-cell>
          <table:table-cell office:value-type="float" office:value="5.04992" calcext:value-type="float">
            <text:p>5.0499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58" calcext:value-type="float">
            <text:p>538.58</text:p>
          </table:table-cell>
          <table:table-cell office:value-type="float" office:value="0.0576511" calcext:value-type="float">
            <text:p>0.0576511</text:p>
          </table:table-cell>
          <table:table-cell office:value-type="float" office:value="0.0023246" calcext:value-type="float">
            <text:p>0.0023246</text:p>
          </table:table-cell>
          <table:table-cell office:value-type="float" office:value="5.04632" calcext:value-type="float">
            <text:p>5.0463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584" calcext:value-type="float">
            <text:p>538.584</text:p>
          </table:table-cell>
          <table:table-cell office:value-type="float" office:value="0.0617434" calcext:value-type="float">
            <text:p>0.0617434</text:p>
          </table:table-cell>
          <table:table-cell office:value-type="float" office:value="0.00248961" calcext:value-type="float">
            <text:p>0.00248961</text:p>
          </table:table-cell>
          <table:table-cell office:value-type="float" office:value="5.04595" calcext:value-type="float">
            <text:p>5.0459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588" calcext:value-type="float">
            <text:p>538.588</text:p>
          </table:table-cell>
          <table:table-cell office:value-type="float" office:value="0.0673936" calcext:value-type="float">
            <text:p>0.0673936</text:p>
          </table:table-cell>
          <table:table-cell office:value-type="float" office:value="0.00271744" calcext:value-type="float">
            <text:p>0.00271744</text:p>
          </table:table-cell>
          <table:table-cell office:value-type="float" office:value="5.04496" calcext:value-type="float">
            <text:p>5.0449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594" calcext:value-type="float">
            <text:p>538.594</text:p>
          </table:table-cell>
          <table:table-cell office:value-type="float" office:value="0.0727499" calcext:value-type="float">
            <text:p>0.0727499</text:p>
          </table:table-cell>
          <table:table-cell office:value-type="float" office:value="0.00293341" calcext:value-type="float">
            <text:p>0.00293341</text:p>
          </table:table-cell>
          <table:table-cell office:value-type="float" office:value="5.04307" calcext:value-type="float">
            <text:p>5.0430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01" calcext:value-type="float">
            <text:p>538.601</text:p>
          </table:table-cell>
          <table:table-cell office:value-type="float" office:value="0.0761765" calcext:value-type="float">
            <text:p>0.0761765</text:p>
          </table:table-cell>
          <table:table-cell office:value-type="float" office:value="0.00307158" calcext:value-type="float">
            <text:p>0.00307158</text:p>
          </table:table-cell>
          <table:table-cell office:value-type="float" office:value="5.03907" calcext:value-type="float">
            <text:p>5.0390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07" calcext:value-type="float">
            <text:p>538.607</text:p>
          </table:table-cell>
          <table:table-cell office:value-type="float" office:value="0.0774786" calcext:value-type="float">
            <text:p>0.0774786</text:p>
          </table:table-cell>
          <table:table-cell office:value-type="float" office:value="0.00312408" calcext:value-type="float">
            <text:p>0.00312408</text:p>
          </table:table-cell>
          <table:table-cell office:value-type="float" office:value="5.037" calcext:value-type="float">
            <text:p>5.03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12" calcext:value-type="float">
            <text:p>538.612</text:p>
          </table:table-cell>
          <table:table-cell office:value-type="float" office:value="0.0776447" calcext:value-type="float">
            <text:p>0.0776447</text:p>
          </table:table-cell>
          <table:table-cell office:value-type="float" office:value="0.00313078" calcext:value-type="float">
            <text:p>0.00313078</text:p>
          </table:table-cell>
          <table:table-cell office:value-type="float" office:value="5.03507" calcext:value-type="float">
            <text:p>5.0350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17" calcext:value-type="float">
            <text:p>538.617</text:p>
          </table:table-cell>
          <table:table-cell office:value-type="float" office:value="0.0786727" calcext:value-type="float">
            <text:p>0.0786727</text:p>
          </table:table-cell>
          <table:table-cell office:value-type="float" office:value="0.00317223" calcext:value-type="float">
            <text:p>0.00317223</text:p>
          </table:table-cell>
          <table:table-cell office:value-type="float" office:value="5.03345" calcext:value-type="float">
            <text:p>5.0334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19" calcext:value-type="float">
            <text:p>538.619</text:p>
          </table:table-cell>
          <table:table-cell office:value-type="float" office:value="0.0791006" calcext:value-type="float">
            <text:p>0.0791006</text:p>
          </table:table-cell>
          <table:table-cell office:value-type="float" office:value="0.00318948" calcext:value-type="float">
            <text:p>0.00318948</text:p>
          </table:table-cell>
          <table:table-cell office:value-type="float" office:value="5.03479" calcext:value-type="float">
            <text:p>5.034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21" calcext:value-type="float">
            <text:p>538.621</text:p>
          </table:table-cell>
          <table:table-cell office:value-type="float" office:value="0.0785235" calcext:value-type="float">
            <text:p>0.0785235</text:p>
          </table:table-cell>
          <table:table-cell office:value-type="float" office:value="0.00316622" calcext:value-type="float">
            <text:p>0.00316622</text:p>
          </table:table-cell>
          <table:table-cell office:value-type="float" office:value="5.03701" calcext:value-type="float">
            <text:p>5.0370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26" calcext:value-type="float">
            <text:p>538.626</text:p>
          </table:table-cell>
          <table:table-cell office:value-type="float" office:value="0.0773387" calcext:value-type="float">
            <text:p>0.0773387</text:p>
          </table:table-cell>
          <table:table-cell office:value-type="float" office:value="0.00311844" calcext:value-type="float">
            <text:p>0.00311844</text:p>
          </table:table-cell>
          <table:table-cell office:value-type="float" office:value="5.03609" calcext:value-type="float">
            <text:p>5.0360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3" calcext:value-type="float">
            <text:p>538.63</text:p>
          </table:table-cell>
          <table:table-cell office:value-type="float" office:value="0.0738481" calcext:value-type="float">
            <text:p>0.0738481</text:p>
          </table:table-cell>
          <table:table-cell office:value-type="float" office:value="0.0029777" calcext:value-type="float">
            <text:p>0.0029777</text:p>
          </table:table-cell>
          <table:table-cell office:value-type="float" office:value="5.03642" calcext:value-type="float">
            <text:p>5.0364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33" calcext:value-type="float">
            <text:p>538.633</text:p>
          </table:table-cell>
          <table:table-cell office:value-type="float" office:value="0.0701302" calcext:value-type="float">
            <text:p>0.0701302</text:p>
          </table:table-cell>
          <table:table-cell office:value-type="float" office:value="0.00282778" calcext:value-type="float">
            <text:p>0.00282778</text:p>
          </table:table-cell>
          <table:table-cell office:value-type="float" office:value="5.03691" calcext:value-type="float">
            <text:p>5.0369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35" calcext:value-type="float">
            <text:p>538.635</text:p>
          </table:table-cell>
          <table:table-cell office:value-type="float" office:value="0.0648249" calcext:value-type="float">
            <text:p>0.0648249</text:p>
          </table:table-cell>
          <table:table-cell office:value-type="float" office:value="0.00261386" calcext:value-type="float">
            <text:p>0.00261386</text:p>
          </table:table-cell>
          <table:table-cell office:value-type="float" office:value="5.03934" calcext:value-type="float">
            <text:p>5.0393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36" calcext:value-type="float">
            <text:p>538.636</text:p>
          </table:table-cell>
          <table:table-cell office:value-type="float" office:value="0.0592857" calcext:value-type="float">
            <text:p>0.0592857</text:p>
          </table:table-cell>
          <table:table-cell office:value-type="float" office:value="0.00239051" calcext:value-type="float">
            <text:p>0.00239051</text:p>
          </table:table-cell>
          <table:table-cell office:value-type="float" office:value="5.04155" calcext:value-type="float">
            <text:p>5.0415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39" calcext:value-type="float">
            <text:p>538.639</text:p>
          </table:table-cell>
          <table:table-cell office:value-type="float" office:value="0.0534862" calcext:value-type="float">
            <text:p>0.0534862</text:p>
          </table:table-cell>
          <table:table-cell office:value-type="float" office:value="0.00215666" calcext:value-type="float">
            <text:p>0.00215666</text:p>
          </table:table-cell>
          <table:table-cell office:value-type="float" office:value="5.04262" calcext:value-type="float">
            <text:p>5.0426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42" calcext:value-type="float">
            <text:p>538.642</text:p>
          </table:table-cell>
          <table:table-cell office:value-type="float" office:value="0.0469516" calcext:value-type="float">
            <text:p>0.0469516</text:p>
          </table:table-cell>
          <table:table-cell office:value-type="float" office:value="0.00189317" calcext:value-type="float">
            <text:p>0.00189317</text:p>
          </table:table-cell>
          <table:table-cell office:value-type="float" office:value="5.04414" calcext:value-type="float">
            <text:p>5.0441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45" calcext:value-type="float">
            <text:p>538.645</text:p>
          </table:table-cell>
          <table:table-cell office:value-type="float" office:value="0.041134" calcext:value-type="float">
            <text:p>0.041134</text:p>
          </table:table-cell>
          <table:table-cell office:value-type="float" office:value="0.0016586" calcext:value-type="float">
            <text:p>0.0016586</text:p>
          </table:table-cell>
          <table:table-cell office:value-type="float" office:value="5.04622" calcext:value-type="float">
            <text:p>5.0462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48" calcext:value-type="float">
            <text:p>538.648</text:p>
          </table:table-cell>
          <table:table-cell office:value-type="float" office:value="0.0353061" calcext:value-type="float">
            <text:p>0.0353061</text:p>
          </table:table-cell>
          <table:table-cell office:value-type="float" office:value="0.00142361" calcext:value-type="float">
            <text:p>0.00142361</text:p>
          </table:table-cell>
          <table:table-cell office:value-type="float" office:value="5.04723" calcext:value-type="float">
            <text:p>5.0472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654" calcext:value-type="float">
            <text:p>538.654</text:p>
          </table:table-cell>
          <table:table-cell office:value-type="float" office:value="0.0296655" calcext:value-type="float">
            <text:p>0.0296655</text:p>
          </table:table-cell>
          <table:table-cell office:value-type="float" office:value="0.00119617" calcext:value-type="float">
            <text:p>0.00119617</text:p>
          </table:table-cell>
          <table:table-cell office:value-type="float" office:value="5.04667" calcext:value-type="float">
            <text:p>5.046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" calcext:value-type="float">
            <text:p>538.66</text:p>
          </table:table-cell>
          <table:table-cell office:value-type="float" office:value="0.0225374" calcext:value-type="float">
            <text:p>0.0225374</text:p>
          </table:table-cell>
          <table:table-cell office:value-type="float" office:value="0.000908749" calcext:value-type="float">
            <text:p>0.000908749</text:p>
          </table:table-cell>
          <table:table-cell office:value-type="float" office:value="5.04496" calcext:value-type="float">
            <text:p>5.0449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5" calcext:value-type="float">
            <text:p>538.665</text:p>
          </table:table-cell>
          <table:table-cell office:value-type="float" office:value="0.0193389" calcext:value-type="float">
            <text:p>0.0193389</text:p>
          </table:table-cell>
          <table:table-cell office:value-type="float" office:value="0.000779782" calcext:value-type="float">
            <text:p>0.000779782</text:p>
          </table:table-cell>
          <table:table-cell office:value-type="float" office:value="5.04503" calcext:value-type="float">
            <text:p>5.045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66" calcext:value-type="float">
            <text:p>538.666</text:p>
          </table:table-cell>
          <table:table-cell office:value-type="float" office:value="0.0150795" calcext:value-type="float">
            <text:p>0.0150795</text:p>
          </table:table-cell>
          <table:table-cell office:value-type="float" office:value="0.000608036" calcext:value-type="float">
            <text:p>0.000608036</text:p>
          </table:table-cell>
          <table:table-cell office:value-type="float" office:value="5.04796" calcext:value-type="float">
            <text:p>5.0479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1" calcext:value-type="float">
            <text:p>538.671</text:p>
          </table:table-cell>
          <table:table-cell office:value-type="float" office:value="0.0101028" calcext:value-type="float">
            <text:p>0.0101028</text:p>
          </table:table-cell>
          <table:table-cell office:value-type="float" office:value="0.000407365" calcext:value-type="float">
            <text:p>0.000407365</text:p>
          </table:table-cell>
          <table:table-cell office:value-type="float" office:value="5.04823" calcext:value-type="float">
            <text:p>5.0482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6" calcext:value-type="float">
            <text:p>538.676</text:p>
          </table:table-cell>
          <table:table-cell office:value-type="float" office:value="0.00489376" calcext:value-type="float">
            <text:p>0.00489376</text:p>
          </table:table-cell>
          <table:table-cell office:value-type="float" office:value="0.000192896" calcext:value-type="float">
            <text:p>0.000192896</text:p>
          </table:table-cell>
          <table:table-cell office:value-type="float" office:value="5.04787" calcext:value-type="float">
            <text:p>5.0478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79" calcext:value-type="float">
            <text:p>538.679</text:p>
          </table:table-cell>
          <table:table-cell office:value-type="float" office:value="0.00244261" calcext:value-type="float">
            <text:p>0.00244261</text:p>
          </table:table-cell>
          <table:table-cell office:value-type="float" office:value="0.0000962793" calcext:value-type="float">
            <text:p>9.62793E-05</text:p>
          </table:table-cell>
          <table:table-cell office:value-type="float" office:value="5.04883" calcext:value-type="float">
            <text:p>5.0488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1" calcext:value-type="float">
            <text:p>538.681</text:p>
          </table:table-cell>
          <table:table-cell office:value-type="float" office:value="-0.000677161" calcext:value-type="float">
            <text:p>-0.000677161</text:p>
          </table:table-cell>
          <table:table-cell office:value-type="float" office:value="-0.0000266914" calcext:value-type="float">
            <text:p>-2.66914E-05</text:p>
          </table:table-cell>
          <table:table-cell office:value-type="float" office:value="5.0514" calcext:value-type="float">
            <text:p>5.051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3" calcext:value-type="float">
            <text:p>538.683</text:p>
          </table:table-cell>
          <table:table-cell office:value-type="float" office:value="-0.00223583" calcext:value-type="float">
            <text:p>-0.00223583</text:p>
          </table:table-cell>
          <table:table-cell office:value-type="float" office:value="-0.0000881288" calcext:value-type="float">
            <text:p>-8.81288E-05</text:p>
          </table:table-cell>
          <table:table-cell office:value-type="float" office:value="5.05378" calcext:value-type="float">
            <text:p>5.0537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85" calcext:value-type="float">
            <text:p>538.685</text:p>
          </table:table-cell>
          <table:table-cell office:value-type="float" office:value="-0.00489073" calcext:value-type="float">
            <text:p>-0.00489073</text:p>
          </table:table-cell>
          <table:table-cell office:value-type="float" office:value="-0.000192776" calcext:value-type="float">
            <text:p>-0.000192776</text:p>
          </table:table-cell>
          <table:table-cell office:value-type="float" office:value="5.05674" calcext:value-type="float">
            <text:p>5.0567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1" calcext:value-type="float">
            <text:p>538.691</text:p>
          </table:table-cell>
          <table:table-cell office:value-type="float" office:value="-0.00861822" calcext:value-type="float">
            <text:p>-0.00861822</text:p>
          </table:table-cell>
          <table:table-cell office:value-type="float" office:value="-0.000339701" calcext:value-type="float">
            <text:p>-0.000339701</text:p>
          </table:table-cell>
          <table:table-cell office:value-type="float" office:value="5.0568" calcext:value-type="float">
            <text:p>5.056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697" calcext:value-type="float">
            <text:p>538.697</text:p>
          </table:table-cell>
          <table:table-cell office:value-type="float" office:value="-0.0127367" calcext:value-type="float">
            <text:p>-0.0127367</text:p>
          </table:table-cell>
          <table:table-cell office:value-type="float" office:value="-0.000502039" calcext:value-type="float">
            <text:p>-0.000502039</text:p>
          </table:table-cell>
          <table:table-cell office:value-type="float" office:value="5.05531" calcext:value-type="float">
            <text:p>5.0553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03" calcext:value-type="float">
            <text:p>538.703</text:p>
          </table:table-cell>
          <table:table-cell office:value-type="float" office:value="-0.0159893" calcext:value-type="float">
            <text:p>-0.0159893</text:p>
          </table:table-cell>
          <table:table-cell office:value-type="float" office:value="-0.000630245" calcext:value-type="float">
            <text:p>-0.000630245</text:p>
          </table:table-cell>
          <table:table-cell office:value-type="float" office:value="5.05491" calcext:value-type="float">
            <text:p>5.0549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09" calcext:value-type="float">
            <text:p>538.709</text:p>
          </table:table-cell>
          <table:table-cell office:value-type="float" office:value="-0.0194366" calcext:value-type="float">
            <text:p>-0.0194366</text:p>
          </table:table-cell>
          <table:table-cell office:value-type="float" office:value="-0.000766126" calcext:value-type="float">
            <text:p>-0.000766126</text:p>
          </table:table-cell>
          <table:table-cell office:value-type="float" office:value="5.05385" calcext:value-type="float">
            <text:p>5.0538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17" calcext:value-type="float">
            <text:p>538.717</text:p>
          </table:table-cell>
          <table:table-cell office:value-type="float" office:value="-0.02449" calcext:value-type="float">
            <text:p>-0.02449</text:p>
          </table:table-cell>
          <table:table-cell office:value-type="float" office:value="-0.000965313" calcext:value-type="float">
            <text:p>-0.000965313</text:p>
          </table:table-cell>
          <table:table-cell office:value-type="float" office:value="5.05113" calcext:value-type="float">
            <text:p>5.0511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26" calcext:value-type="float">
            <text:p>538.726</text:p>
          </table:table-cell>
          <table:table-cell office:value-type="float" office:value="-0.0299627" calcext:value-type="float">
            <text:p>-0.0299627</text:p>
          </table:table-cell>
          <table:table-cell office:value-type="float" office:value="-0.00118103" calcext:value-type="float">
            <text:p>-0.00118103</text:p>
          </table:table-cell>
          <table:table-cell office:value-type="float" office:value="5.04755" calcext:value-type="float">
            <text:p>5.0475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33" calcext:value-type="float">
            <text:p>538.733</text:p>
          </table:table-cell>
          <table:table-cell office:value-type="float" office:value="-0.0365545" calcext:value-type="float">
            <text:p>-0.0365545</text:p>
          </table:table-cell>
          <table:table-cell office:value-type="float" office:value="-0.00144086" calcext:value-type="float">
            <text:p>-0.00144086</text:p>
          </table:table-cell>
          <table:table-cell office:value-type="float" office:value="5.04494" calcext:value-type="float">
            <text:p>5.0449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38" calcext:value-type="float">
            <text:p>538.738</text:p>
          </table:table-cell>
          <table:table-cell office:value-type="float" office:value="-0.0386909" calcext:value-type="float">
            <text:p>-0.0386909</text:p>
          </table:table-cell>
          <table:table-cell office:value-type="float" office:value="-0.00152507" calcext:value-type="float">
            <text:p>-0.00152507</text:p>
          </table:table-cell>
          <table:table-cell office:value-type="float" office:value="5.0448" calcext:value-type="float">
            <text:p>5.044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44" calcext:value-type="float">
            <text:p>538.744</text:p>
          </table:table-cell>
          <table:table-cell office:value-type="float" office:value="-0.0425678" calcext:value-type="float">
            <text:p>-0.0425678</text:p>
          </table:table-cell>
          <table:table-cell office:value-type="float" office:value="-0.00167788" calcext:value-type="float">
            <text:p>-0.00167788</text:p>
          </table:table-cell>
          <table:table-cell office:value-type="float" office:value="5.04449" calcext:value-type="float">
            <text:p>5.0444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52" calcext:value-type="float">
            <text:p>538.752</text:p>
          </table:table-cell>
          <table:table-cell office:value-type="float" office:value="-0.0463394" calcext:value-type="float">
            <text:p>-0.0463394</text:p>
          </table:table-cell>
          <table:table-cell office:value-type="float" office:value="-0.00182654" calcext:value-type="float">
            <text:p>-0.00182654</text:p>
          </table:table-cell>
          <table:table-cell office:value-type="float" office:value="5.04212" calcext:value-type="float">
            <text:p>5.0421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6" calcext:value-type="float">
            <text:p>538.76</text:p>
          </table:table-cell>
          <table:table-cell office:value-type="float" office:value="-0.0503812" calcext:value-type="float">
            <text:p>-0.0503812</text:p>
          </table:table-cell>
          <table:table-cell office:value-type="float" office:value="-0.00198586" calcext:value-type="float">
            <text:p>-0.00198586</text:p>
          </table:table-cell>
          <table:table-cell office:value-type="float" office:value="5.03949" calcext:value-type="float">
            <text:p>5.0394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7" calcext:value-type="float">
            <text:p>538.77</text:p>
          </table:table-cell>
          <table:table-cell office:value-type="float" office:value="-0.0544347" calcext:value-type="float">
            <text:p>-0.0544347</text:p>
          </table:table-cell>
          <table:table-cell office:value-type="float" office:value="-0.00214563" calcext:value-type="float">
            <text:p>-0.00214563</text:p>
          </table:table-cell>
          <table:table-cell office:value-type="float" office:value="5.03403" calcext:value-type="float">
            <text:p>5.0340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76" calcext:value-type="float">
            <text:p>538.776</text:p>
          </table:table-cell>
          <table:table-cell office:value-type="float" office:value="-0.0576652" calcext:value-type="float">
            <text:p>-0.0576652</text:p>
          </table:table-cell>
          <table:table-cell office:value-type="float" office:value="-0.00227297" calcext:value-type="float">
            <text:p>-0.00227297</text:p>
          </table:table-cell>
          <table:table-cell office:value-type="float" office:value="5.03316" calcext:value-type="float">
            <text:p>5.0331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81" calcext:value-type="float">
            <text:p>538.781</text:p>
          </table:table-cell>
          <table:table-cell office:value-type="float" office:value="-0.0611354" calcext:value-type="float">
            <text:p>-0.0611354</text:p>
          </table:table-cell>
          <table:table-cell office:value-type="float" office:value="-0.00240975" calcext:value-type="float">
            <text:p>-0.00240975</text:p>
          </table:table-cell>
          <table:table-cell office:value-type="float" office:value="5.03321" calcext:value-type="float">
            <text:p>5.0332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87" calcext:value-type="float">
            <text:p>538.787</text:p>
          </table:table-cell>
          <table:table-cell office:value-type="float" office:value="-0.0643019" calcext:value-type="float">
            <text:p>-0.0643019</text:p>
          </table:table-cell>
          <table:table-cell office:value-type="float" office:value="-0.00253457" calcext:value-type="float">
            <text:p>-0.00253457</text:p>
          </table:table-cell>
          <table:table-cell office:value-type="float" office:value="5.03177" calcext:value-type="float">
            <text:p>5.0317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93" calcext:value-type="float">
            <text:p>538.793</text:p>
          </table:table-cell>
          <table:table-cell office:value-type="float" office:value="-0.0641636" calcext:value-type="float">
            <text:p>-0.0641636</text:p>
          </table:table-cell>
          <table:table-cell office:value-type="float" office:value="-0.00252911" calcext:value-type="float">
            <text:p>-0.00252911</text:p>
          </table:table-cell>
          <table:table-cell office:value-type="float" office:value="5.03153" calcext:value-type="float">
            <text:p>5.0315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799" calcext:value-type="float">
            <text:p>538.799</text:p>
          </table:table-cell>
          <table:table-cell office:value-type="float" office:value="-0.0644806" calcext:value-type="float">
            <text:p>-0.0644806</text:p>
          </table:table-cell>
          <table:table-cell office:value-type="float" office:value="-0.00254161" calcext:value-type="float">
            <text:p>-0.00254161</text:p>
          </table:table-cell>
          <table:table-cell office:value-type="float" office:value="5.03063" calcext:value-type="float">
            <text:p>5.0306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02" calcext:value-type="float">
            <text:p>538.802</text:p>
          </table:table-cell>
          <table:table-cell office:value-type="float" office:value="-0.0653179" calcext:value-type="float">
            <text:p>-0.0653179</text:p>
          </table:table-cell>
          <table:table-cell office:value-type="float" office:value="-0.00257461" calcext:value-type="float">
            <text:p>-0.00257461</text:p>
          </table:table-cell>
          <table:table-cell office:value-type="float" office:value="5.03231" calcext:value-type="float">
            <text:p>5.0323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08" calcext:value-type="float">
            <text:p>538.808</text:p>
          </table:table-cell>
          <table:table-cell office:value-type="float" office:value="-0.0653961" calcext:value-type="float">
            <text:p>-0.0653961</text:p>
          </table:table-cell>
          <table:table-cell office:value-type="float" office:value="-0.0025777" calcext:value-type="float">
            <text:p>-0.0025777</text:p>
          </table:table-cell>
          <table:table-cell office:value-type="float" office:value="5.03231" calcext:value-type="float">
            <text:p>5.0323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14" calcext:value-type="float">
            <text:p>538.814</text:p>
          </table:table-cell>
          <table:table-cell office:value-type="float" office:value="-0.0649735" calcext:value-type="float">
            <text:p>-0.0649735</text:p>
          </table:table-cell>
          <table:table-cell office:value-type="float" office:value="-0.00256104" calcext:value-type="float">
            <text:p>-0.00256104</text:p>
          </table:table-cell>
          <table:table-cell office:value-type="float" office:value="5.03133" calcext:value-type="float">
            <text:p>5.0313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2" calcext:value-type="float">
            <text:p>538.82</text:p>
          </table:table-cell>
          <table:table-cell office:value-type="float" office:value="-0.066073" calcext:value-type="float">
            <text:p>-0.066073</text:p>
          </table:table-cell>
          <table:table-cell office:value-type="float" office:value="-0.00265189" calcext:value-type="float">
            <text:p>-0.00265189</text:p>
          </table:table-cell>
          <table:table-cell office:value-type="float" office:value="5.0301" calcext:value-type="float">
            <text:p>5.030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28" calcext:value-type="float">
            <text:p>538.828</text:p>
          </table:table-cell>
          <table:table-cell office:value-type="float" office:value="-0.0683813" calcext:value-type="float">
            <text:p>-0.0683813</text:p>
          </table:table-cell>
          <table:table-cell office:value-type="float" office:value="-0.00274453" calcext:value-type="float">
            <text:p>-0.00274453</text:p>
          </table:table-cell>
          <table:table-cell office:value-type="float" office:value="5.0279" calcext:value-type="float">
            <text:p>5.02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34" calcext:value-type="float">
            <text:p>538.834</text:p>
          </table:table-cell>
          <table:table-cell office:value-type="float" office:value="-0.0700216" calcext:value-type="float">
            <text:p>-0.0700216</text:p>
          </table:table-cell>
          <table:table-cell office:value-type="float" office:value="-0.00281037" calcext:value-type="float">
            <text:p>-0.00281037</text:p>
          </table:table-cell>
          <table:table-cell office:value-type="float" office:value="5.027" calcext:value-type="float">
            <text:p>5.02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42" calcext:value-type="float">
            <text:p>538.842</text:p>
          </table:table-cell>
          <table:table-cell office:value-type="float" office:value="-0.0719399" calcext:value-type="float">
            <text:p>-0.0719399</text:p>
          </table:table-cell>
          <table:table-cell office:value-type="float" office:value="-0.00288736" calcext:value-type="float">
            <text:p>-0.00288736</text:p>
          </table:table-cell>
          <table:table-cell office:value-type="float" office:value="5.02572" calcext:value-type="float">
            <text:p>5.0257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49" calcext:value-type="float">
            <text:p>538.849</text:p>
          </table:table-cell>
          <table:table-cell office:value-type="float" office:value="-0.0727033" calcext:value-type="float">
            <text:p>-0.0727033</text:p>
          </table:table-cell>
          <table:table-cell office:value-type="float" office:value="-0.002918" calcext:value-type="float">
            <text:p>-0.002918</text:p>
          </table:table-cell>
          <table:table-cell office:value-type="float" office:value="5.02457" calcext:value-type="float">
            <text:p>5.0245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56" calcext:value-type="float">
            <text:p>538.856</text:p>
          </table:table-cell>
          <table:table-cell office:value-type="float" office:value="-0.0732314" calcext:value-type="float">
            <text:p>-0.0732314</text:p>
          </table:table-cell>
          <table:table-cell office:value-type="float" office:value="-0.0029392" calcext:value-type="float">
            <text:p>-0.0029392</text:p>
          </table:table-cell>
          <table:table-cell office:value-type="float" office:value="5.0245" calcext:value-type="float">
            <text:p>5.024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65" calcext:value-type="float">
            <text:p>538.865</text:p>
          </table:table-cell>
          <table:table-cell office:value-type="float" office:value="-0.0726606" calcext:value-type="float">
            <text:p>-0.0726606</text:p>
          </table:table-cell>
          <table:table-cell office:value-type="float" office:value="-0.00291629" calcext:value-type="float">
            <text:p>-0.00291629</text:p>
          </table:table-cell>
          <table:table-cell office:value-type="float" office:value="5.0225" calcext:value-type="float">
            <text:p>5.022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72" calcext:value-type="float">
            <text:p>538.872</text:p>
          </table:table-cell>
          <table:table-cell office:value-type="float" office:value="-0.0716432" calcext:value-type="float">
            <text:p>-0.0716432</text:p>
          </table:table-cell>
          <table:table-cell office:value-type="float" office:value="-0.00287545" calcext:value-type="float">
            <text:p>-0.00287545</text:p>
          </table:table-cell>
          <table:table-cell office:value-type="float" office:value="5.02179" calcext:value-type="float">
            <text:p>5.0217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79" calcext:value-type="float">
            <text:p>538.879</text:p>
          </table:table-cell>
          <table:table-cell office:value-type="float" office:value="-0.0701007" calcext:value-type="float">
            <text:p>-0.0701007</text:p>
          </table:table-cell>
          <table:table-cell office:value-type="float" office:value="-0.00281354" calcext:value-type="float">
            <text:p>-0.00281354</text:p>
          </table:table-cell>
          <table:table-cell office:value-type="float" office:value="5.02163" calcext:value-type="float">
            <text:p>5.02163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87" calcext:value-type="float">
            <text:p>538.887</text:p>
          </table:table-cell>
          <table:table-cell office:value-type="float" office:value="-0.0668557" calcext:value-type="float">
            <text:p>-0.0668557</text:p>
          </table:table-cell>
          <table:table-cell office:value-type="float" office:value="-0.0026833" calcext:value-type="float">
            <text:p>-0.0026833</text:p>
          </table:table-cell>
          <table:table-cell office:value-type="float" office:value="5.02051" calcext:value-type="float">
            <text:p>5.0205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898" calcext:value-type="float">
            <text:p>538.898</text:p>
          </table:table-cell>
          <table:table-cell office:value-type="float" office:value="-0.0630331" calcext:value-type="float">
            <text:p>-0.0630331</text:p>
          </table:table-cell>
          <table:table-cell office:value-type="float" office:value="-0.00252988" calcext:value-type="float">
            <text:p>-0.00252988</text:p>
          </table:table-cell>
          <table:table-cell office:value-type="float" office:value="5.01655" calcext:value-type="float">
            <text:p>5.0165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07" calcext:value-type="float">
            <text:p>538.907</text:p>
          </table:table-cell>
          <table:table-cell office:value-type="float" office:value="-0.0581257" calcext:value-type="float">
            <text:p>-0.0581257</text:p>
          </table:table-cell>
          <table:table-cell office:value-type="float" office:value="-0.00233292" calcext:value-type="float">
            <text:p>-0.00233292</text:p>
          </table:table-cell>
          <table:table-cell office:value-type="float" office:value="5.01354" calcext:value-type="float">
            <text:p>5.01354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13" calcext:value-type="float">
            <text:p>538.913</text:p>
          </table:table-cell>
          <table:table-cell office:value-type="float" office:value="-0.0533629" calcext:value-type="float">
            <text:p>-0.0533629</text:p>
          </table:table-cell>
          <table:table-cell office:value-type="float" office:value="-0.00214176" calcext:value-type="float">
            <text:p>-0.00214176</text:p>
          </table:table-cell>
          <table:table-cell office:value-type="float" office:value="5.01467" calcext:value-type="float">
            <text:p>5.014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538.917" calcext:value-type="float">
            <text:p>538.917</text:p>
          </table:table-cell>
          <table:table-cell office:value-type="float" office:value="-0.0491648" calcext:value-type="float">
            <text:p>-0.0491648</text:p>
          </table:table-cell>
          <table:table-cell office:value-type="float" office:value="-0.00197327" calcext:value-type="float">
            <text:p>-0.00197327</text:p>
          </table:table-cell>
          <table:table-cell office:value-type="float" office:value="5.01795" calcext:value-type="float">
            <text:p>5.01795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24" calcext:value-type="float">
            <text:p>538.924</text:p>
          </table:table-cell>
          <table:table-cell office:value-type="float" office:value="-0.0454571" calcext:value-type="float">
            <text:p>-0.0454571</text:p>
          </table:table-cell>
          <table:table-cell office:value-type="float" office:value="-0.00182445" calcext:value-type="float">
            <text:p>-0.00182445</text:p>
          </table:table-cell>
          <table:table-cell office:value-type="float" office:value="5.01872" calcext:value-type="float">
            <text:p>5.0187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29" calcext:value-type="float">
            <text:p>538.929</text:p>
          </table:table-cell>
          <table:table-cell office:value-type="float" office:value="-0.0395877" calcext:value-type="float">
            <text:p>-0.0395877</text:p>
          </table:table-cell>
          <table:table-cell office:value-type="float" office:value="-0.00158888" calcext:value-type="float">
            <text:p>-0.00158888</text:p>
          </table:table-cell>
          <table:table-cell office:value-type="float" office:value="5.02062" calcext:value-type="float">
            <text:p>5.0206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32" calcext:value-type="float">
            <text:p>538.932</text:p>
          </table:table-cell>
          <table:table-cell office:value-type="float" office:value="-0.0323686" calcext:value-type="float">
            <text:p>-0.0323686</text:p>
          </table:table-cell>
          <table:table-cell office:value-type="float" office:value="-0.00129914" calcext:value-type="float">
            <text:p>-0.00129914</text:p>
          </table:table-cell>
          <table:table-cell office:value-type="float" office:value="5.02509" calcext:value-type="float">
            <text:p>5.02509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34" calcext:value-type="float">
            <text:p>538.934</text:p>
          </table:table-cell>
          <table:table-cell office:value-type="float" office:value="-0.0246814" calcext:value-type="float">
            <text:p>-0.0246814</text:p>
          </table:table-cell>
          <table:table-cell office:value-type="float" office:value="-0.000990606" calcext:value-type="float">
            <text:p>-0.000990606</text:p>
          </table:table-cell>
          <table:table-cell office:value-type="float" office:value="5.03016" calcext:value-type="float">
            <text:p>5.03016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38" calcext:value-type="float">
            <text:p>538.938</text:p>
          </table:table-cell>
          <table:table-cell office:value-type="float" office:value="-0.0174998" calcext:value-type="float">
            <text:p>-0.0174998</text:p>
          </table:table-cell>
          <table:table-cell office:value-type="float" office:value="-0.000702366" calcext:value-type="float">
            <text:p>-0.000702366</text:p>
          </table:table-cell>
          <table:table-cell office:value-type="float" office:value="5.03402" calcext:value-type="float">
            <text:p>5.0340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43" calcext:value-type="float">
            <text:p>538.943</text:p>
          </table:table-cell>
          <table:table-cell office:value-type="float" office:value="-0.012753" calcext:value-type="float">
            <text:p>-0.012753</text:p>
          </table:table-cell>
          <table:table-cell office:value-type="float" office:value="-0.000511851" calcext:value-type="float">
            <text:p>-0.000511851</text:p>
          </table:table-cell>
          <table:table-cell office:value-type="float" office:value="5.03638" calcext:value-type="float">
            <text:p>5.03638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51" calcext:value-type="float">
            <text:p>538.951</text:p>
          </table:table-cell>
          <table:table-cell office:value-type="float" office:value="-0.00879565" calcext:value-type="float">
            <text:p>-0.00879565</text:p>
          </table:table-cell>
          <table:table-cell office:value-type="float" office:value="-0.00035302" calcext:value-type="float">
            <text:p>-0.00035302</text:p>
          </table:table-cell>
          <table:table-cell office:value-type="float" office:value="5.0367" calcext:value-type="float">
            <text:p>5.036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57" calcext:value-type="float">
            <text:p>538.957</text:p>
          </table:table-cell>
          <table:table-cell office:value-type="float" office:value="-0.00535869" calcext:value-type="float">
            <text:p>-0.00535869</text:p>
          </table:table-cell>
          <table:table-cell office:value-type="float" office:value="-0.000215075" calcext:value-type="float">
            <text:p>-0.000215075</text:p>
          </table:table-cell>
          <table:table-cell office:value-type="float" office:value="5.03802" calcext:value-type="float">
            <text:p>5.03802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64" calcext:value-type="float">
            <text:p>538.964</text:p>
          </table:table-cell>
          <table:table-cell office:value-type="float" office:value="-0.00149504" calcext:value-type="float">
            <text:p>-0.00149504</text:p>
          </table:table-cell>
          <table:table-cell office:value-type="float" office:value="-0.0000600044" calcext:value-type="float">
            <text:p>-6.00044E-05</text:p>
          </table:table-cell>
          <table:table-cell office:value-type="float" office:value="5.03821" calcext:value-type="float">
            <text:p>5.03821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73" calcext:value-type="float">
            <text:p>538.973</text:p>
          </table:table-cell>
          <table:table-cell office:value-type="float" office:value="0.00223591" calcext:value-type="float">
            <text:p>0.00223591</text:p>
          </table:table-cell>
          <table:table-cell office:value-type="float" office:value="0.0000897399" calcext:value-type="float">
            <text:p>8.97399E-05</text:p>
          </table:table-cell>
          <table:table-cell office:value-type="float" office:value="5.03757" calcext:value-type="float">
            <text:p>5.03757</text:p>
          </table:table-cell>
        </table:table-row>
        <table:table-row table:style-name="ro1">
          <table:table-cell office:value-type="float" office:value="47.3979" calcext:value-type="float">
            <text:p>47.3979</text:p>
          </table:table-cell>
          <table:table-cell office:value-type="float" office:value="8.54566" calcext:value-type="float">
            <text:p>8.54566</text:p>
          </table:table-cell>
          <table:table-cell office:value-type="float" office:value="538.982" calcext:value-type="float">
            <text:p>538.982</text:p>
          </table:table-cell>
          <table:table-cell office:value-type="float" office:value="0.00561817" calcext:value-type="float">
            <text:p>0.00561817</text:p>
          </table:table-cell>
          <table:table-cell office:value-type="float" office:value="0.000225489" calcext:value-type="float">
            <text:p>0.000225489</text:p>
          </table:table-cell>
          <table:table-cell office:value-type="float" office:value="5.03624" calcext:value-type="float">
            <text:p>5.036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MAX([.D2:.D476])" office:value-type="float" office:value="0.085035" calcext:value-type="float">
            <text:p>0.085035</text:p>
          </table:table-cell>
          <table:table-cell table:formula="of:=MAX([.E2:.E476])" office:value-type="float" office:value="0.221389" calcext:value-type="float">
            <text:p>0.221389</text:p>
          </table:table-cell>
          <table:table-cell table:formula="of:=MAX([.F2:.F476])" office:value-type="float" office:value="5.10472" calcext:value-type="float">
            <text:p>5.10472</text:p>
          </table:table-cell>
        </table:table-row>
        <table:table-row table:style-name="ro1">
          <table:table-cell table:number-columns-repeated="3"/>
          <table:table-cell table:formula="of:=MIN([.D2:.D476])" office:value-type="float" office:value="-0.421285" calcext:value-type="float">
            <text:p>-0.421285</text:p>
          </table:table-cell>
          <table:table-cell table:formula="of:=MIN([.E2:.E476])" office:value-type="float" office:value="-0.00625564" calcext:value-type="float">
            <text:p>-0.00625564</text:p>
          </table:table-cell>
          <table:table-cell table:formula="of:=MIN([.F2:.F476])" office:value-type="float" office:value="4.262" calcext:value-type="float">
            <text:p>4.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19:31:42.484307288</dc:date>
    <meta:editing-duration>PT2M51S</meta:editing-duration>
    <meta:editing-cycles>1</meta:editing-cycles>
    <meta:document-statistic meta:table-count="1" meta:cell-count="2862" meta:object-count="0"/>
    <meta:generator>LibreOffice/6.0.6.2$Linux_X86_64 LibreOffice_project/00m0$Build-2</meta:generator>
  </office:meta>
</office:document-meta>
</file>